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G基礎 課題2</text:title></text:p>
      <text:p text:style-name="OrgTitle"/>
      <text:p text:style-name="OrgSubtitle"><text:initial-creator>情報科学類二年 江畑 拓哉(201611350)</text:initial-creator></text:p>
      <text:p text:style-name="OrgSubtitle"/>
      <text:h text:style-name="Heading_20_1" text:outline-level="1" text:is-list-header="false">
<text:bookmark-start text:name="OrgXref.orgf86ca85"/>
<text:bookmark text:name="orgf86ca85"/>動作環境の説明
<text:bookmark-end text:name="OrgXref.orgf86ca85"/></text:h>
      <text:list text:style-name="OrgBulletedList" text:continue-numbering="false">
        <text:list-item>
          <text:p text:style-name="Text_20_body">OS<text:line-break/>Windows10 Pro 内の Bash on Ubuntu on Windows<text:line-break/>(4.4.0-43-Microsoft #1-Microsoft Wed Dec 31 14:42:53 PST 2014)<text:line-break/></text:p>
        </text:list-item>
        <text:list-item>
          <text:p text:style-name="Text_20_body">コンパイル<text:line-break/>g++ (Ubuntu 5.4.0-6ubuntu1~16.04.4) 5.4.0 20160609<text:line-break/>Copyright (C) 2015 Free Software Foundation, Inc.<text:line-break/></text:p>
        </text:list-item>
        <text:list-item>
          <text:p text:style-name="Text_20_body">コーディング<text:line-break/>Spacemacs 0.200.9 (Emacs24.5.1)<text:line-break/></text:p>
        </text:list-item>
      </text:list>
      <text:h text:style-name="Heading_20_1" text:outline-level="1" text:is-list-header="false">
<text:bookmark-start text:name="OrgXref.org5621f11"/>
<text:bookmark text:name="org5621f11"/>課題1
<text:bookmark-end text:name="OrgXref.org5621f11"/></text:h>
      <text:h text:style-name="Heading_20_2" text:outline-level="2" text:is-list-header="false">
<text:bookmark-start text:name="OrgXref.org3e3b0f8"/>
<text:bookmark text:name="org3e3b0f8"/>実行結果
<text:bookmark-end text:name="OrgXref.org3e3b0f8"/></text:h>
      <text:p text:style-name="OrgSrcBlock">~$<text:s/>g++<text:s/>vector3d_example.cpp<text:s/>-lGL<text:s/>-lglut<text:s/>-lGLU</text:p>
      <text:p text:style-name="OrgSrcBlock">~$<text:s/>./a.out</text:p>
      <text:p text:style-name="OrgSrcBlock">Vector3d<text:span text:style-name="OrgSrcRainbowDelimitersDepth1Face">(</text:span>-<text:span text:style-name="OrgSrcHighlightNumbersNumber">1.000000</text:span><text:s/>-<text:span text:style-name="OrgSrcHighlightNumbersNumber">2.000000</text:span><text:s/><text:span text:style-name="OrgSrcHighlightNumbersNumber">6.000000</text:span><text:span text:style-name="OrgSrcRainbowDelimitersDepth1Face">)</text:span></text:p>
      <text:p text:style-name="OrgSrcBlock">Vector3d<text:span text:style-name="OrgSrcRainbowDelimitersDepth1Face">(</text:span><text:span text:style-name="OrgSrcHighlightNumbersNumber">0.000000</text:span><text:s/>-<text:span text:style-name="OrgSrcHighlightNumbersNumber">1.000000</text:span><text:s/><text:span text:style-name="OrgSrcHighlightNumbersNumber">16.000000</text:span><text:span text:style-name="OrgSrcRainbowDelimitersDepth1Face">)</text:span></text:p>
      <text:p text:style-name="OrgSrcBlock"><text:s/><text:span text:style-name="OrgSrcHighlightNumbersNumber">13.000000</text:span></text:p>
      <text:p text:style-name="OrgSrcBlock">Vector3d<text:span text:style-name="OrgSrcRainbowDelimitersDepth1Face">(</text:span>-<text:span text:style-name="OrgSrcHighlightNumbersNumber">0.851202</text:span><text:s/><text:span text:style-name="OrgSrcHighlightNumbersNumber">0.523816</text:span><text:s/><text:span text:style-name="OrgSrcHighlightNumbersNumber">0.032739</text:span><text:span text:style-name="OrgSrcRainbowDelimitersDepth1Face">)</text:span></text:p>
      <text:p text:style-name="OrgSrcBlock">Vector3d<text:span text:style-name="OrgSrcRainbowDelimitersDepth1Face">(</text:span><text:span text:style-name="OrgSrcHighlightNumbersNumber">13.000000</text:span><text:s/>-<text:span text:style-name="OrgSrcHighlightNumbersNumber">8.000000</text:span><text:s/>-<text:span text:style-name="OrgSrcHighlightNumbersNumber">34.000000</text:span><text:span text:style-name="OrgSrcRainbowDelimitersDepth1Face">)</text:span></text:p>
      <text:p text:style-name="OrgSrcBlockLastLine">~$</text:p>
      <text:h text:style-name="Heading_20_2" text:outline-level="2" text:is-list-header="false">
<text:bookmark-start text:name="OrgXref.org53c06e9"/>
<text:bookmark text:name="org53c06e9"/>コード
<text:bookmark-end text:name="OrgXref.org53c06e9"/></text:h>
      <text:p text:style-name="OrgSrcBlock"><text:span text:style-name="OrgSrcFontLockPreprocessorFace">#</text:span><text:span text:style-name="OrgSrcFontLockPreprocessorFace">include</text:span><text:s/><text:span text:style-name="OrgSrcRainbowDelimitersDepth1Face">&lt;</text:span><text:span text:style-name="OrgSrcFontLockStringFace">cstdlib</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cstdio</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cmath</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GL/glut.h</text:span><text:span text:style-name="OrgSrcRainbowDelimitersDepth1Face">&gt;</text:span></text:p>
      <text:p text:style-name="OrgSrcBlock"/>
      <text:p text:style-name="OrgSrcBlock"><text:span text:style-name="OrgSrcFontLockKeywordFace">u</text:span><text:span text:style-name="OrgSrcFontLockKeywordFace">sing</text:span><text:s/><text:span text:style-name="OrgSrcFontLockKeywordFace">namespace</text:span><text:s/><text:span text:style-name="OrgSrcFontLockConstantFace">st</text:span><text:span text:style-name="OrgSrcFontLockConstantFace">d</text:span>;</text:p>
      <text:p text:style-name="OrgSrcBlock"/>
      <text:p text:style-name="OrgSrcBlock"><text:span text:style-name="OrgSrcFontLockCommentDelimiterFace">/</text:span><text:span text:style-name="OrgSrcFontLockCommentDelimiterFace">/<text:s/></text:span><text:span text:style-name="OrgSrcFontLockCommentFace">3次元ベクトルを扱うためのクラス</text:span></text:p>
      <text:p text:style-name="OrgSrcBlock"><text:span text:style-name="OrgSrcFontLockKeywordFace">c</text:span><text:span text:style-name="OrgSrcFontLockKeywordFace">las</text:span><text:span text:style-name="OrgSrcFontLockKeywordFace">s</text:span><text:s/><text:span text:style-name="OrgSrcFontLockTypeFace">Vector3d</text:span><text:s/><text:span text:style-name="OrgSrcRainbowDelimitersDepth1Face">{</text:span></text:p>
      <text:p text:style-name="OrgSrcBlock"><text:span text:style-name="OrgSrcFontLockKeywordFace">public</text:span>:</text:p>
      <text:p text:style-name="OrgSrcBlock"><text:s/><text:s/><text:span text:style-name="OrgSrcFontLockTypeFace">doubl</text:span><text:span text:style-name="OrgSrcFontLockTypeFace">e</text:span><text:s/><text:span text:style-name="OrgSrcFontLockVariableNameFace">x</text:span>,<text:s/><text:span text:style-name="OrgSrcFontLockVariableNameFace">y</text:span>,<text:s/><text:span text:style-name="OrgSrcFontLockVariableNameFace">z</text:span>;</text:p>
      <text:p text:style-name="OrgSrcBlock"><text:s/><text:s/><text:span text:style-name="OrgSrcFontLockFunctionNameFace">Vector3d</text:span><text:span text:style-name="OrgSrcRainbowDelimitersDepth2Face">(</text:span><text:span text:style-name="OrgSrcRainbowDelimitersDepth2Face">)</text:span><text:s/><text:span text:style-name="OrgSrcRainbowDelimitersDepth2Face">{</text:span><text:s/>x<text:s/>=<text:s/>y<text:s/>=<text:s/>z<text:s/>=<text:s/><text:span text:style-name="OrgSrcHighlightNumbersNumber">0</text:span>;<text:s/><text:span text:style-name="OrgSrcRainbowDelimitersDepth2Face">}</text:span></text:p>
      <text:p text:style-name="OrgSrcBlock"><text:s/><text:s/><text:span text:style-name="OrgSrcFontLockFunctionNameFace">Vector3d</text:span><text:span text:style-name="OrgSrcRainbowDelimitersDepth2Face">(</text:span><text:span text:style-name="OrgSrcFontLockTypeFace">double</text:span><text:s/><text:span text:style-name="OrgSrcFontLockVariableNameFace">_x</text:span>,<text:s/><text:span text:style-name="OrgSrcFontLockTypeFace">double</text:span><text:s/><text:span text:style-name="OrgSrcFontLockVariableNameFace">_y</text:span>,<text:s/><text:span text:style-name="OrgSrcFontLockTypeFace">double</text:span><text:s/><text:span text:style-name="OrgSrcFontLockVariableNameFace">_z</text:span><text:span text:style-name="OrgSrcRainbowDelimitersDepth2Face">)</text:span><text:s/><text:span text:style-name="OrgSrcRainbowDelimitersDepth2Face">{</text:span><text:s/>x<text:s/>=<text:s/>_x;<text:s/>y<text:s/>=<text:s/>_y;<text:s/>z<text:s/>=<text:s/>_z;<text:s/><text:span text:style-name="OrgSrcRainbowDelimitersDepth2Face">}</text:span></text:p>
      <text:p text:style-name="OrgSrcBlock"><text:s/><text:s/><text:span text:style-name="OrgSrcFontLockTypeFace">voi</text:span><text:span text:style-name="OrgSrcFontLockTypeFace">d</text:span><text:s/><text:span text:style-name="OrgSrcFontLockFunctionNameFace">set</text:span><text:span text:style-name="OrgSrcRainbowDelimitersDepth2Face">(</text:span><text:span text:style-name="OrgSrcFontLockTypeFace">double</text:span><text:s/><text:span text:style-name="OrgSrcFontLockVariableNameFace">_x</text:span>,<text:s/><text:span text:style-name="OrgSrcFontLockTypeFace">double</text:span><text:s/><text:span text:style-name="OrgSrcFontLockVariableNameFace">_y</text:span>,<text:s/><text:span text:style-name="OrgSrcFontLockTypeFace">double</text:span><text:s/><text:span text:style-name="OrgSrcFontLockVariableNameFace">_z</text:span><text:span text:style-name="OrgSrcRainbowDelimitersDepth2Face">)</text:span><text:s/><text:span text:style-name="OrgSrcRainbowDelimitersDepth2Face">{</text:span><text:s/>x<text:s/>=<text:s/>_x;<text:s/>y<text:s/>=<text:s/>_y;<text:s/>z<text:s/>=<text:s/>_z;<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長さを1に正規化する</text:span></text:p>
      <text:p text:style-name="OrgSrcBlock"><text:s/><text:s/><text:span text:style-name="OrgSrcFontLockTypeFace">v</text:span><text:span text:style-name="OrgSrcFontLockTypeFace">oi</text:span><text:span text:style-name="OrgSrcFontLockTypeFace">d</text:span><text:s/><text:span text:style-name="OrgSrcFontLockFunctionNameFace">normalize</text:span><text:span text:style-name="OrgSrcRainbowDelimitersDepth2Face">(</text:span><text:span text:style-name="OrgSrcRainbowDelimitersDepth2Face">)</text:span><text:s/><text:span text:style-name="OrgSrcRainbowDelimitersDepth2Face">{</text:span></text:p>
      <text:p text:style-name="OrgSrcBlock"><text:s/><text:s/><text:s/><text:s/><text:span text:style-name="OrgSrcFontLockTypeFace">doubl</text:span><text:span text:style-name="OrgSrcFontLockTypeFace">e</text:span><text:s/><text:span text:style-name="OrgSrcFontLockVariableNameFace">len</text:span><text:s/>=<text:s/>length<text:span text:style-name="OrgSrcRainbowDelimitersDepth3Face">(</text:span><text:span text:style-name="OrgSrcRainbowDelimitersDepth3Face">)</text:span>;</text:p>
      <text:p text:style-name="OrgSrcBlock"><text:s/><text:s/><text:s/><text:s/>x<text:s/>/=<text:s/>len;<text:s/>y<text:s/>/=<text:s/>len;<text:s/>z<text:s/>/=<text:s/>len;</text:p>
      <text:p text:style-name="OrgSrcBlock"><text:s/><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長さを返す</text:span></text:p>
      <text:p text:style-name="OrgSrcBlock"><text:s/><text:s/><text:span text:style-name="OrgSrcFontLockTypeFace">d</text:span><text:span text:style-name="OrgSrcFontLockTypeFace">oubl</text:span><text:span text:style-name="OrgSrcFontLockTypeFace">e</text:span><text:s/><text:span text:style-name="OrgSrcFontLockFunctionNameFace">length</text:span><text:span text:style-name="OrgSrcRainbowDelimitersDepth2Face">(</text:span><text:span text:style-name="OrgSrcRainbowDelimitersDepth2Face">)</text:span><text:s/><text:span text:style-name="OrgSrcRainbowDelimitersDepth2Face">{</text:span><text:s/><text:span text:style-name="OrgSrcFontLockKeywordFace">return</text:span><text:s/>sqrt<text:span text:style-name="OrgSrcRainbowDelimitersDepth3Face">(</text:span><text:span text:style-name="OrgSrcFontLockTypeFace">x</text:span><text:s/>*<text:s/><text:span text:style-name="OrgSrcFontLockVariableNameFace">x</text:span><text:s/>+<text:s/>y<text:s/>*<text:s/>y<text:s/>+<text:s/>z<text:s/>*<text:s/>z<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s倍する</text:span></text:p>
      <text:p text:style-name="OrgSrcBlock"><text:s/><text:s/><text:span text:style-name="OrgSrcFontLockTypeFace">v</text:span><text:span text:style-name="OrgSrcFontLockTypeFace">oi</text:span><text:span text:style-name="OrgSrcFontLockTypeFace">d</text:span><text:s/><text:span text:style-name="OrgSrcFontLockFunctionNameFace">scale</text:span><text:span text:style-name="OrgSrcRainbowDelimitersDepth2Face">(</text:span><text:span text:style-name="OrgSrcFontLockKeywordFace">const</text:span><text:s/><text:span text:style-name="OrgSrcFontLockTypeFace">double</text:span><text:s/><text:span text:style-name="OrgSrcFontLockVariableNameFace">s</text:span><text:span text:style-name="OrgSrcRainbowDelimitersDepth2Face">)</text:span><text:s/><text:span text:style-name="OrgSrcRainbowDelimitersDepth2Face">{</text:span><text:s/>x<text:s/>*=<text:s/>s;<text:s/>y<text:s/>*=<text:s/>s;<text:s/>z<text:s/>*=<text:s/>s;<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加算の定義</text:span></text:p>
      <text:p text:style-name="OrgSrcBlock"><text:s/><text:s/><text:span text:style-name="OrgSrcFontLockTypeFace">V</text:span><text:span text:style-name="OrgSrcFontLockTypeFace">ector3</text:span><text:span text:style-name="OrgSrcFontLockTypeFace">d</text:span><text:s/><text:span text:style-name="OrgSrcFontLockKeywordFace">operator</text:span><text:span text:style-name="OrgSrcFontLockFunctionNameFace">+</text:span><text:span text:style-name="OrgSrcRainbowDelimitersDepth2Face">(</text:span><text:span text:style-name="OrgSrcFontLockTypeFace">Vector3d</text:span><text:s/><text:span text:style-name="OrgSrcFontLockVariableNameFace">v</text:span><text:span text:style-name="OrgSrcRainbowDelimitersDepth2Face">)</text:span><text:s/><text:span text:style-name="OrgSrcRainbowDelimitersDepth2Face">{</text:span><text:s/><text:span text:style-name="OrgSrcFontLockKeywordFace">return</text:span><text:s/>Vector3d<text:span text:style-name="OrgSrcRainbowDelimitersDepth3Face">(</text:span>x<text:s/>+<text:s/>v.x,<text:s/>y<text:s/>+<text:s/>v.y,<text:s/>z<text:s/>+<text:s/>v.z<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減算の定義</text:span></text:p>
      <text:p text:style-name="OrgSrcBlock"><text:s/><text:s/><text:span text:style-name="OrgSrcFontLockCommentDelimiterFace">//<text:s/></text:span><text:span text:style-name="OrgSrcFontLockCommentFace">★加算の定義を参考に、減算のコードを記述してみる</text:span></text:p>
      <text:p text:style-name="OrgSrcBlock"><text:s/><text:s/><text:span text:style-name="OrgSrcFontLockTypeFace">V</text:span><text:span text:style-name="OrgSrcFontLockTypeFace">ector3</text:span><text:span text:style-name="OrgSrcFontLockTypeFace">d</text:span><text:s/><text:span text:style-name="OrgSrcFontLockKeywordFace">operator</text:span><text:span text:style-name="OrgSrcFontLockFunctionNameFace">-</text:span><text:span text:style-name="OrgSrcRainbowDelimitersDepth2Face">(</text:span><text:span text:style-name="OrgSrcFontLockTypeFace">Vector3d</text:span><text:s/><text:span text:style-name="OrgSrcFontLockVariableNameFace">v</text:span><text:span text:style-name="OrgSrcRainbowDelimitersDepth2Face">)</text:span><text:s/><text:span text:style-name="OrgSrcRainbowDelimitersDepth2Face">{</text:span><text:s/><text:span text:style-name="OrgSrcFontLockKeywordFace">return</text:span><text:s/>Vector3d<text:span text:style-name="OrgSrcRainbowDelimitersDepth3Face">(</text:span>x<text:s/>-<text:s/>v.x,<text:s/>y<text:s/>-<text:s/>v.y,<text:s/>z<text:s/>-<text:s/>v.z<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内積の定義</text:span></text:p>
      <text:p text:style-name="OrgSrcBlock"><text:s/><text:s/><text:span text:style-name="OrgSrcFontLockTypeFace">d</text:span><text:span text:style-name="OrgSrcFontLockTypeFace">oubl</text:span><text:span text:style-name="OrgSrcFontLockTypeFace">e</text:span><text:s/><text:span text:style-name="OrgSrcFontLockKeywordFace">operator</text:span><text:span text:style-name="OrgSrcFontLockFunctionNameFace">*</text:span><text:span text:style-name="OrgSrcRainbowDelimitersDepth2Face">(</text:span><text:span text:style-name="OrgSrcFontLockTypeFace">Vector3d</text:span><text:s/><text:span text:style-name="OrgSrcFontLockVariableNameFace">v</text:span><text:span text:style-name="OrgSrcRainbowDelimitersDepth2Face">)</text:span><text:s/><text:span text:style-name="OrgSrcRainbowDelimitersDepth2Face">{</text:span><text:s/><text:span text:style-name="OrgSrcFontLockKeywordFace">return</text:span><text:s/>x<text:s/>*<text:s/>v.x<text:s/>+<text:s/>y*<text:s/>v.y<text:s/>+<text:s/>z<text:s/>*<text:s/>v.z;<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外積の定義</text:span></text:p>
      <text:p text:style-name="OrgSrcBlock"><text:s/><text:s/><text:span text:style-name="OrgSrcFontLockTypeFace">V</text:span><text:span text:style-name="OrgSrcFontLockTypeFace">ector3</text:span><text:span text:style-name="OrgSrcFontLockTypeFace">d</text:span><text:s/><text:span text:style-name="OrgSrcFontLockKeywordFace">operator</text:span><text:span text:style-name="OrgSrcFontLockFunctionNameFace">%</text:span><text:span text:style-name="OrgSrcRainbowDelimitersDepth2Face">(</text:span><text:span text:style-name="OrgSrcFontLockTypeFace">Vector3d</text:span><text:s/><text:span text:style-name="OrgSrcFontLockVariableNameFace">v</text:span><text:span text:style-name="OrgSrcRainbowDelimitersDepth2Face">)</text:span><text:s/><text:span text:style-name="OrgSrcRainbowDelimitersDepth2Face">{</text:span><text:s/><text:span text:style-name="OrgSrcFontLockKeywordFace">return</text:span><text:s/>Vector3d<text:span text:style-name="OrgSrcRainbowDelimitersDepth3Face">(</text:span><text:span text:style-name="OrgSrcFontLockTypeFace">y</text:span><text:s/>*<text:s/><text:span text:style-name="OrgSrcFontLockVariableNameFace">v</text:span>.z<text:s/>-<text:s/>z<text:s/>*<text:s/>v.y,<text:s/><text:span text:style-name="OrgSrcFontLockTypeFace">z</text:span><text:s/>*<text:s/><text:span text:style-name="OrgSrcFontLockVariableNameFace">v</text:span>.x<text:s/>-<text:s/>x<text:s/>*<text:s/>v.z,<text:s/><text:span text:style-name="OrgSrcFontLockTypeFace">x</text:span><text:s/>*<text:s/><text:span text:style-name="OrgSrcFontLockVariableNameFace">v</text:span>.y<text:s/>-<text:s/>y<text:s/>*<text:s/>v.x<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代入演算の定義</text:span></text:p>
      <text:p text:style-name="OrgSrcBlock"><text:s/><text:s/><text:span text:style-name="OrgSrcFontLockTypeFace">V</text:span><text:span text:style-name="OrgSrcFontLockTypeFace">ector3</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3d</text:span>&amp;<text:s/><text:span text:style-name="OrgSrcFontLockVariableNameFace">v</text:span><text:span text:style-name="OrgSrcRainbowDelimitersDepth2Face">)</text:span><text:span text:style-name="OrgSrcRainbowDelimitersDepth2Face">{</text:span><text:s/>x<text:s/>=<text:s/>v.x;<text:s/>y<text:s/>=<text:s/>v.y;<text:s/>z<text:s/>=<text:s/>v.z;<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加算代入の定義</text:span></text:p>
      <text:p text:style-name="OrgSrcBlock"><text:s/><text:s/><text:span text:style-name="OrgSrcFontLockTypeFace">V</text:span><text:span text:style-name="OrgSrcFontLockTypeFace">ector3</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3d</text:span>&amp;<text:s/><text:span text:style-name="OrgSrcFontLockVariableNameFace">v</text:span><text:span text:style-name="OrgSrcRainbowDelimitersDepth2Face">)</text:span><text:s/><text:span text:style-name="OrgSrcRainbowDelimitersDepth2Face">{</text:span><text:s/>x<text:s/>+=<text:s/>v.x;<text:s/>y<text:s/>+=<text:s/>v.y;<text:s/>z<text:s/>+=<text:s/>v.z;<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減算代入の定義</text:span></text:p>
      <text:p text:style-name="OrgSrcBlock"><text:s/><text:s/><text:span text:style-name="OrgSrcFontLockCommentDelimiterFace">//<text:s/></text:span><text:span text:style-name="OrgSrcFontLockCommentFace">★加算代入の定義を参考に、減算代入のコードを記述してみる</text:span></text:p>
      <text:p text:style-name="OrgSrcBlock"><text:s/><text:s/><text:span text:style-name="OrgSrcFontLockTypeFace">V</text:span><text:span text:style-name="OrgSrcFontLockTypeFace">ector3</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3d</text:span>&amp;<text:s/><text:span text:style-name="OrgSrcFontLockVariableNameFace">v</text:span><text:span text:style-name="OrgSrcRainbowDelimitersDepth2Face">)</text:span><text:s/><text:span text:style-name="OrgSrcRainbowDelimitersDepth2Face">{</text:span><text:s/>x<text:s/>-=<text:s/>v.x;<text:s/>y<text:s/>-=<text:s/>v.y;<text:s/>z<text:s/>-=<text:s/>v.z;<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値を出力する</text:span></text:p>
      <text:p text:style-name="OrgSrcBlock"><text:s/><text:s/><text:span text:style-name="OrgSrcFontLockTypeFace">v</text:span><text:span text:style-name="OrgSrcFontLockTypeFace">oi</text:span><text:span text:style-name="OrgSrcFontLockTypeFace">d</text:span><text:s/><text:span text:style-name="OrgSrcFontLockFunctionNameFace">print</text:span><text:span text:style-name="OrgSrcRainbowDelimitersDepth2Face">(</text:span><text:span text:style-name="OrgSrcRainbowDelimitersDepth2Face">)</text:span><text:s/><text:span text:style-name="OrgSrcRainbowDelimitersDepth2Face">{</text:span><text:s/>printf<text:span text:style-name="OrgSrcRainbowDelimitersDepth3Face">(</text:span><text:span text:style-name="OrgSrcFontLockStringFace">"Vector3d(%f<text:s/>%f<text:s/>%f)\n"</text:span>,<text:s/><text:span text:style-name="OrgSrcFontLockTypeFace">x</text:span>,<text:s/><text:span text:style-name="OrgSrcFontLockTypeFace">y</text:span>,<text:s/><text:span text:style-name="OrgSrcFontLockTypeFace">z</text:span><text:span text:style-name="OrgSrcRainbowDelimitersDepth3Face">)</text:span>;<text:s/><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マイナスの符号の付いたベクトルを扱えるようにするための定義<text:s/>例：b=(-a);<text:s/>のように記述できる</text:span></text:p>
      <text:p text:style-name="OrgSrcBlock"><text:span text:style-name="OrgSrcFontLockTypeFace">V</text:span><text:span text:style-name="OrgSrcFontLockTypeFace">ector3</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3d</text:span>&amp;<text:s/><text:span text:style-name="OrgSrcFontLockVariableNameFace">v</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3d<text:span text:style-name="OrgSrcRainbowDelimitersDepth3Face">(</text:span><text:s/>-v.x,<text:s/>-v.y,<text:s/>-v.z<text:s/><text:span text:style-name="OrgSrcRainbowDelimitersDepth3Face">)</text:span><text:s/><text:span text:style-name="OrgSrcRainbowDelimitersDepth2Face">)</text:span>;<text:s/><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ベクトルと実数の積を扱えるようにするための定義<text:s/>例：<text:s/>c=5*a+2*b;<text:s/>c=b*3;<text:s/>のように記述できる</text:span></text:p>
      <text:p text:style-name="OrgSrcBlock"><text:span text:style-name="OrgSrcFontLockTypeFace">V</text:span><text:span text:style-name="OrgSrcFontLockTypeFace">ector3</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double</text:span>&amp;<text:s/><text:span text:style-name="OrgSrcFontLockVariableNameFace">k</text:span>,<text:s/><text:span text:style-name="OrgSrcFontLockKeywordFace">const</text:span><text:s/><text:span text:style-name="OrgSrcFontLockTypeFace">Vector3d</text:span>&amp;<text:s/><text:span text:style-name="OrgSrcFontLockVariableNameFace">v</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3d<text:span text:style-name="OrgSrcRainbowDelimitersDepth3Face">(</text:span><text:s/>k*v.x,<text:s/>k*v.y,<text:s/>k*v.z<text:s/><text:span text:style-name="OrgSrcRainbowDelimitersDepth3Face">)</text:span><text:s/><text:span text:style-name="OrgSrcRainbowDelimitersDepth2Face">)</text:span>;<text:span text:style-name="OrgSrcRainbowDelimitersDepth1Face">}</text:span></text:p>
      <text:p text:style-name="OrgSrcBlock"><text:span text:style-name="OrgSrcFontLockTypeFace">Vector3</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3d</text:span>&amp;<text:s/><text:span text:style-name="OrgSrcFontLockVariableNameFace">v</text:span>,<text:s/><text:span text:style-name="OrgSrcFontLockKeywordFace">const</text:span><text:s/><text:span text:style-name="OrgSrcFontLockTypeFace">double</text:span>&amp;<text:s/><text:span text:style-name="OrgSrcFontLockVariableNameFace">k</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3d<text:span text:style-name="OrgSrcRainbowDelimitersDepth3Face">(</text:span><text:s/>v.x*k,<text:s/>v.y*k,<text:s/>v.z*k<text:s/><text:span text:style-name="OrgSrcRainbowDelimitersDepth3Face">)</text:span><text:s/><text:span text:style-name="OrgSrcRainbowDelimitersDepth2Face">)</text:span>;<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ベクトルを実数で割る操作を扱えるようにするための定義<text:s/>例：<text:s/>c=a/2.3;<text:s/>のように記述できる</text:span></text:p>
      <text:p text:style-name="OrgSrcBlock"><text:span text:style-name="OrgSrcFontLockTypeFace">V</text:span><text:span text:style-name="OrgSrcFontLockTypeFace">ector3</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3d</text:span>&amp;<text:s/><text:span text:style-name="OrgSrcFontLockVariableNameFace">v</text:span>,<text:s/><text:span text:style-name="OrgSrcFontLockKeywordFace">const</text:span><text:s/><text:span text:style-name="OrgSrcFontLockTypeFace">double</text:span>&amp;<text:s/><text:span text:style-name="OrgSrcFontLockVariableNameFace">k</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3d<text:span text:style-name="OrgSrcRainbowDelimitersDepth3Face">(</text:span><text:s/>v.x/k,<text:s/>v.y/k,<text:s/>v.z/k<text:s/><text:span text:style-name="OrgSrcRainbowDelimitersDepth3Face">)</text:span><text:s/><text:span text:style-name="OrgSrcRainbowDelimitersDepth2Face">)</text:span>;<text:span text:style-name="OrgSrcRainbowDelimitersDepth1Face">}</text:span></text:p>
      <text:p text:style-name="OrgSrcBlock"/>
      <text:p text:style-name="OrgSrcBlock"/>
      <text:p text:style-name="OrgSrcBlock"><text:span text:style-name="OrgSrcFontLockTypeFace">in</text:span><text:span text:style-name="OrgSrcFontLockTypeFace">t</text:span><text:s/><text:span text:style-name="OrgSrcFontLockFunctionNameFace">main</text:span><text:span text:style-name="OrgSrcRainbowDelimitersDepth1Face">(</text:span><text:span text:style-name="OrgSrcFontLockTypeFace">int</text:span><text:s/><text:span text:style-name="OrgSrcFontLockVariableNameFace">argc</text:span>,<text:s/><text:span text:style-name="OrgSrcFontLockTypeFace">char</text:span>**<text:span text:style-name="OrgSrcFontLockVariableNameFace">argv</text:span><text:span text:style-name="OrgSrcRainbowDelimitersDepth1Face">)</text:span><text:s/><text:span text:style-name="OrgSrcRainbowDelimitersDepth1Face">{</text:span></text:p>
      <text:p text:style-name="OrgSrcBlock"><text:s/><text:s/><text:span text:style-name="OrgSrcFontLockCommentDelimiterFace">/</text:span><text:span text:style-name="OrgSrcFontLockCommentDelimiterFace">/<text:s/></text:span><text:span text:style-name="OrgSrcFontLockCommentFace">ベクトルの加算の例</text:span></text:p>
      <text:p text:style-name="OrgSrcBlock"><text:s/><text:s/><text:span text:style-name="OrgSrcFontLockTypeFace">V</text:span><text:span text:style-name="OrgSrcFontLockTypeFace">ector3</text:span><text:span text:style-name="OrgSrcFontLockTypeFace">d</text:span><text:s/><text:span text:style-name="OrgSrcFontLockVariableNameFace">a</text:span><text:span text:style-name="OrgSrcRainbowDelimitersDepth2Face">(</text:span><text:span text:style-name="OrgSrcHighlightNumbersNumber">2</text:span>,<text:span text:style-name="OrgSrcHighlightNumbersNumber">3</text:span>,<text:span text:style-name="OrgSrcHighlightNumbersNumber">4</text:span><text:span text:style-name="OrgSrcRainbowDelimitersDepth2Face">)</text:span>;</text:p>
      <text:p text:style-name="OrgSrcBlock"><text:s/><text:s/><text:span text:style-name="OrgSrcFontLockTypeFace">Vector3</text:span><text:span text:style-name="OrgSrcFontLockTypeFace">d</text:span><text:s/><text:span text:style-name="OrgSrcFontLockVariableNameFace">b</text:span><text:span text:style-name="OrgSrcRainbowDelimitersDepth2Face">(</text:span><text:span text:style-name="OrgSrcHighlightNumbersNumber">3</text:span>,<text:span text:style-name="OrgSrcHighlightNumbersNumber">5</text:span>,-<text:span text:style-name="OrgSrcHighlightNumbersNumber">2</text:span><text:span text:style-name="OrgSrcRainbowDelimitersDepth2Face">)</text:span>;</text:p>
      <text:p text:style-name="OrgSrcBlock"><text:s/><text:s/><text:span text:style-name="OrgSrcFontLockTypeFace">Vector3</text:span><text:span text:style-name="OrgSrcFontLockTypeFace">d</text:span><text:s/><text:span text:style-name="OrgSrcFontLockVariableNameFace">c</text:span><text:span text:style-name="OrgSrcRainbowDelimitersDepth2Face">(</text:span><text:span text:style-name="OrgSrcHighlightNumbersNumber">2</text:span>,-<text:span text:style-name="OrgSrcHighlightNumbersNumber">1</text:span>,<text:span text:style-name="OrgSrcHighlightNumbersNumber">1</text:span><text:span text:style-name="OrgSrcRainbowDelimitersDepth2Face">)</text:span>;</text:p>
      <text:p text:style-name="OrgSrcBlock"><text:s/><text:s/><text:span text:style-name="OrgSrcFontLockTypeFace">Vector3</text:span><text:span text:style-name="OrgSrcFontLockTypeFace">d</text:span><text:s/><text:span text:style-name="OrgSrcFontLockVariableNameFace">d</text:span>;</text:p>
      <text:p text:style-name="OrgSrcBlock"><text:s/><text:s/>d<text:s/>=<text:s/>a<text:s/>-<text:s/>b;</text:p>
      <text:p text:style-name="OrgSrcBlock"><text:s/><text:s/>d.print<text:span text:style-name="OrgSrcRainbowDelimitersDepth2Face">(</text:span><text:span text:style-name="OrgSrcRainbowDelimitersDepth2Face">)</text:span>;</text:p>
      <text:p text:style-name="OrgSrcBlock"><text:s/><text:s/>d<text:s/>=<text:s/><text:span text:style-name="OrgSrcHighlightNumbersNumber">3</text:span><text:s/>*<text:s/>a<text:s/>-<text:s/><text:span text:style-name="OrgSrcHighlightNumbersNumber">2</text:span><text:s/>*<text:s/>b;</text:p>
      <text:p text:style-name="OrgSrcBlock"><text:s/><text:s/>d.print<text:span text:style-name="OrgSrcRainbowDelimitersDepth2Face">(</text:span><text:span text:style-name="OrgSrcRainbowDelimitersDepth2Face">)</text:span>;</text:p>
      <text:p text:style-name="OrgSrcBlock"><text:s/><text:s/><text:span text:style-name="OrgSrcFontLockTypeFace">doubl</text:span><text:span text:style-name="OrgSrcFontLockTypeFace">e</text:span><text:s/><text:span text:style-name="OrgSrcFontLockVariableNameFace">e</text:span><text:s/>=<text:s/>a*b;</text:p>
      <text:p text:style-name="OrgSrcBlock"><text:s/><text:s/>printf<text:span text:style-name="OrgSrcRainbowDelimitersDepth2Face">(</text:span><text:span text:style-name="OrgSrcFontLockStringFace">"%10f\n"</text:span>,e<text:span text:style-name="OrgSrcRainbowDelimitersDepth2Face">)</text:span>;</text:p>
      <text:p text:style-name="OrgSrcBlock"><text:s/><text:s/>d<text:s/>=<text:s/>a%b;</text:p>
      <text:p text:style-name="OrgSrcBlock"><text:s/><text:s/>d.normalize<text:span text:style-name="OrgSrcRainbowDelimitersDepth2Face">(</text:span><text:span text:style-name="OrgSrcRainbowDelimitersDepth2Face">)</text:span>;</text:p>
      <text:p text:style-name="OrgSrcBlock"><text:s/><text:s/>d.print<text:span text:style-name="OrgSrcRainbowDelimitersDepth2Face">(</text:span><text:span text:style-name="OrgSrcRainbowDelimitersDepth2Face">)</text:span>;</text:p>
      <text:p text:style-name="OrgSrcBlock"><text:s/><text:s/>d<text:s/>=<text:s/><text:span text:style-name="OrgSrcRainbowDelimitersDepth2Face">(</text:span>a<text:s/>+<text:s/><text:span text:style-name="OrgSrcHighlightNumbersNumber">2</text:span>*b<text:span text:style-name="OrgSrcRainbowDelimitersDepth2Face">)</text:span>%c;</text:p>
      <text:p text:style-name="OrgSrcBlock"><text:s/><text:s/>d.print<text:span text:style-name="OrgSrcRainbowDelimitersDepth2Face">(</text:span><text:span text:style-name="OrgSrcRainbowDelimitersDepth2Face">)</text:span>;</text:p>
      <text:p text:style-name="OrgSrcBlock"><text:s/><text:s/><text:span text:style-name="OrgSrcFontLockCommentDelimiterFace">//<text:s/></text:span><text:span text:style-name="OrgSrcFontLockCommentFace">Visual<text:s/>Studio<text:s/>でコンソールがすぐに閉じないようにするためには次のコメントアウトをはずす</text:span></text:p>
      <text:p text:style-name="OrgSrcBlock"><text:s/><text:s/><text:span text:style-name="OrgSrcFontLockCommentDelimiterFace">//</text:span><text:span text:style-name="OrgSrcFontLockCommentFace">system("pause");<text:s/></text:span></text:p>
      <text:p text:style-name="OrgSrcBlock"><text:s/><text:s/><text:span text:style-name="OrgSrcFontLockKeywordFace">return</text:span><text:s/><text:span text:style-name="OrgSrcHighlightNumbersNumber">0</text:span>;</text:p>
      <text:p text:style-name="OrgSrcBlockLastLine"><text:span text:style-name="OrgSrcRainbowDelimitersDepth1Face">}</text:span></text:p>
      <text:h text:style-name="Heading_20_1" text:outline-level="1" text:is-list-header="false">
<text:bookmark-start text:name="OrgXref.org301bf14"/>
<text:bookmark text:name="org301bf14"/>課題2
<text:bookmark-end text:name="OrgXref.org301bf14"/></text:h>
      <text:h text:style-name="Heading_20_2" text:outline-level="2" text:is-list-header="false">
<text:bookmark-start text:name="OrgXref.org71d441b"/>
<text:bookmark text:name="org71d441b"/>実行結果
<text:bookmark-end text:name="OrgXref.org71d441b"/></text:h>
      <text:h text:style-name="Heading_20_2" text:outline-level="2" text:is-list-header="false">
<text:bookmark-start text:name="OrgXref.orge2ec299"/>
<text:bookmark text:name="orge2ec299"/>コード
<text:bookmark-end text:name="OrgXref.orge2ec299"/></text:h>
      <text:p text:style-name="OrgSrcBlock"><text:span text:style-name="OrgSrcFontLockPreprocessorFace">#</text:span><text:span text:style-name="OrgSrcFontLockPreprocessorFace">include</text:span><text:s/><text:span text:style-name="OrgSrcRainbowDelimitersDepth1Face">&lt;</text:span><text:span text:style-name="OrgSrcFontLockStringFace">cstdlib</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cstdio</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cmath</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GL/glut.h</text:span><text:span text:style-name="OrgSrcRainbowDelimitersDepth1Face">&gt;</text:span></text:p>
      <text:p text:style-name="OrgSrcBlock"/>
      <text:p text:style-name="OrgSrcBlock"><text:span text:style-name="OrgSrcFontLockKeywordFace">u</text:span><text:span text:style-name="OrgSrcFontLockKeywordFace">sing</text:span><text:s/><text:span text:style-name="OrgSrcFontLockKeywordFace">namespace</text:span><text:s/><text:span text:style-name="OrgSrcFontLockConstantFace">st</text:span><text:span text:style-name="OrgSrcFontLockConstantFace">d</text:span>;</text:p>
      <text:p text:style-name="OrgSrcBlock"/>
      <text:p text:style-name="OrgSrcBlock"><text:span text:style-name="OrgSrcFontLockCommentDelimiterFace">/</text:span><text:span text:style-name="OrgSrcFontLockCommentDelimiterFace">/<text:s/></text:span><text:span text:style-name="OrgSrcFontLockCommentFace">3次元ベクトルを扱うためのクラス</text:span></text:p>
      <text:p text:style-name="OrgSrcBlock"><text:span text:style-name="OrgSrcFontLockKeywordFace">c</text:span><text:span text:style-name="OrgSrcFontLockKeywordFace">las</text:span><text:span text:style-name="OrgSrcFontLockKeywordFace">s</text:span><text:s/><text:span text:style-name="OrgSrcFontLockTypeFace">Vector3d</text:span><text:s/><text:span text:style-name="OrgSrcRainbowDelimitersDepth1Face">{</text:span></text:p>
      <text:p text:style-name="OrgSrcBlock"><text:span text:style-name="OrgSrcFontLockKeywordFace">public</text:span>:</text:p>
      <text:p text:style-name="OrgSrcBlock"><text:s/><text:s/><text:span text:style-name="OrgSrcFontLockTypeFace">doubl</text:span><text:span text:style-name="OrgSrcFontLockTypeFace">e</text:span><text:s/><text:span text:style-name="OrgSrcFontLockVariableNameFace">x</text:span>,<text:s/><text:span text:style-name="OrgSrcFontLockVariableNameFace">y</text:span>,<text:s/><text:span text:style-name="OrgSrcFontLockVariableNameFace">z</text:span>;</text:p>
      <text:p text:style-name="OrgSrcBlock"><text:s/><text:s/><text:span text:style-name="OrgSrcFontLockFunctionNameFace">Vector3d</text:span><text:span text:style-name="OrgSrcRainbowDelimitersDepth2Face">(</text:span><text:span text:style-name="OrgSrcRainbowDelimitersDepth2Face">)</text:span><text:s/><text:span text:style-name="OrgSrcRainbowDelimitersDepth2Face">{</text:span><text:s/>x<text:s/>=<text:s/>y<text:s/>=<text:s/>z<text:s/>=<text:s/><text:span text:style-name="OrgSrcHighlightNumbersNumber">0</text:span>;<text:s/><text:span text:style-name="OrgSrcRainbowDelimitersDepth2Face">}</text:span></text:p>
      <text:p text:style-name="OrgSrcBlock"><text:s/><text:s/><text:span text:style-name="OrgSrcFontLockFunctionNameFace">Vector3d</text:span><text:span text:style-name="OrgSrcRainbowDelimitersDepth2Face">(</text:span><text:span text:style-name="OrgSrcFontLockTypeFace">double</text:span><text:s/><text:span text:style-name="OrgSrcFontLockVariableNameFace">_x</text:span>,<text:s/><text:span text:style-name="OrgSrcFontLockTypeFace">double</text:span><text:s/><text:span text:style-name="OrgSrcFontLockVariableNameFace">_y</text:span>,<text:s/><text:span text:style-name="OrgSrcFontLockTypeFace">double</text:span><text:s/><text:span text:style-name="OrgSrcFontLockVariableNameFace">_z</text:span><text:span text:style-name="OrgSrcRainbowDelimitersDepth2Face">)</text:span><text:s/><text:span text:style-name="OrgSrcRainbowDelimitersDepth2Face">{</text:span><text:s/>x<text:s/>=<text:s/>_x;<text:s/>y<text:s/>=<text:s/>_y;<text:s/>z<text:s/>=<text:s/>_z;<text:s/><text:span text:style-name="OrgSrcRainbowDelimitersDepth2Face">}</text:span></text:p>
      <text:p text:style-name="OrgSrcBlock"><text:s/><text:s/><text:span text:style-name="OrgSrcFontLockTypeFace">voi</text:span><text:span text:style-name="OrgSrcFontLockTypeFace">d</text:span><text:s/><text:span text:style-name="OrgSrcFontLockFunctionNameFace">set</text:span><text:span text:style-name="OrgSrcRainbowDelimitersDepth2Face">(</text:span><text:span text:style-name="OrgSrcFontLockTypeFace">double</text:span><text:s/><text:span text:style-name="OrgSrcFontLockVariableNameFace">_x</text:span>,<text:s/><text:span text:style-name="OrgSrcFontLockTypeFace">double</text:span><text:s/><text:span text:style-name="OrgSrcFontLockVariableNameFace">_y</text:span>,<text:s/><text:span text:style-name="OrgSrcFontLockTypeFace">double</text:span><text:s/><text:span text:style-name="OrgSrcFontLockVariableNameFace">_z</text:span><text:span text:style-name="OrgSrcRainbowDelimitersDepth2Face">)</text:span><text:s/><text:span text:style-name="OrgSrcRainbowDelimitersDepth2Face">{</text:span><text:s/>x<text:s/>=<text:s/>_x;<text:s/>y<text:s/>=<text:s/>_y;<text:s/>z<text:s/>=<text:s/>_z;<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長さを1に正規化する</text:span></text:p>
      <text:p text:style-name="OrgSrcBlock"><text:s/><text:s/><text:span text:style-name="OrgSrcFontLockTypeFace">v</text:span><text:span text:style-name="OrgSrcFontLockTypeFace">oi</text:span><text:span text:style-name="OrgSrcFontLockTypeFace">d</text:span><text:s/><text:span text:style-name="OrgSrcFontLockFunctionNameFace">normalize</text:span><text:span text:style-name="OrgSrcRainbowDelimitersDepth2Face">(</text:span><text:span text:style-name="OrgSrcRainbowDelimitersDepth2Face">)</text:span><text:s/><text:span text:style-name="OrgSrcRainbowDelimitersDepth2Face">{</text:span></text:p>
      <text:p text:style-name="OrgSrcBlock"><text:s/><text:s/><text:s/><text:s/><text:span text:style-name="OrgSrcFontLockTypeFace">doubl</text:span><text:span text:style-name="OrgSrcFontLockTypeFace">e</text:span><text:s/><text:span text:style-name="OrgSrcFontLockVariableNameFace">len</text:span><text:s/>=<text:s/>length<text:span text:style-name="OrgSrcRainbowDelimitersDepth3Face">(</text:span><text:span text:style-name="OrgSrcRainbowDelimitersDepth3Face">)</text:span>;</text:p>
      <text:p text:style-name="OrgSrcBlock"><text:s/><text:s/><text:s/><text:s/>x<text:s/>/=<text:s/>len;<text:s/>y<text:s/>/=<text:s/>len;<text:s/>z<text:s/>/=<text:s/>len;</text:p>
      <text:p text:style-name="OrgSrcBlock"><text:s/><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長さを返す</text:span></text:p>
      <text:p text:style-name="OrgSrcBlock"><text:s/><text:s/><text:span text:style-name="OrgSrcFontLockTypeFace">d</text:span><text:span text:style-name="OrgSrcFontLockTypeFace">oubl</text:span><text:span text:style-name="OrgSrcFontLockTypeFace">e</text:span><text:s/><text:span text:style-name="OrgSrcFontLockFunctionNameFace">length</text:span><text:span text:style-name="OrgSrcRainbowDelimitersDepth2Face">(</text:span><text:span text:style-name="OrgSrcRainbowDelimitersDepth2Face">)</text:span><text:s/><text:span text:style-name="OrgSrcRainbowDelimitersDepth2Face">{</text:span><text:s/><text:span text:style-name="OrgSrcFontLockKeywordFace">return</text:span><text:s/>sqrt<text:span text:style-name="OrgSrcRainbowDelimitersDepth3Face">(</text:span><text:span text:style-name="OrgSrcFontLockTypeFace">x</text:span><text:s/>*<text:s/><text:span text:style-name="OrgSrcFontLockVariableNameFace">x</text:span><text:s/>+<text:s/>y<text:s/>*<text:s/>y<text:s/>+<text:s/>z<text:s/>*<text:s/>z<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s倍する</text:span></text:p>
      <text:p text:style-name="OrgSrcBlock"><text:s/><text:s/><text:span text:style-name="OrgSrcFontLockTypeFace">v</text:span><text:span text:style-name="OrgSrcFontLockTypeFace">oi</text:span><text:span text:style-name="OrgSrcFontLockTypeFace">d</text:span><text:s/><text:span text:style-name="OrgSrcFontLockFunctionNameFace">scale</text:span><text:span text:style-name="OrgSrcRainbowDelimitersDepth2Face">(</text:span><text:span text:style-name="OrgSrcFontLockKeywordFace">const</text:span><text:s/><text:span text:style-name="OrgSrcFontLockTypeFace">double</text:span><text:s/><text:span text:style-name="OrgSrcFontLockVariableNameFace">s</text:span><text:span text:style-name="OrgSrcRainbowDelimitersDepth2Face">)</text:span><text:s/><text:span text:style-name="OrgSrcRainbowDelimitersDepth2Face">{</text:span><text:s/>x<text:s/>*=<text:s/>s;<text:s/>y<text:s/>*=<text:s/>s;<text:s/>z<text:s/>*=<text:s/>s;<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加算の定義</text:span></text:p>
      <text:p text:style-name="OrgSrcBlock"><text:s/><text:s/><text:span text:style-name="OrgSrcFontLockTypeFace">V</text:span><text:span text:style-name="OrgSrcFontLockTypeFace">ector3</text:span><text:span text:style-name="OrgSrcFontLockTypeFace">d</text:span><text:s/><text:span text:style-name="OrgSrcFontLockKeywordFace">operator</text:span><text:span text:style-name="OrgSrcFontLockFunctionNameFace">+</text:span><text:span text:style-name="OrgSrcRainbowDelimitersDepth2Face">(</text:span><text:span text:style-name="OrgSrcFontLockTypeFace">Vector3d</text:span><text:s/><text:span text:style-name="OrgSrcFontLockVariableNameFace">v</text:span><text:span text:style-name="OrgSrcRainbowDelimitersDepth2Face">)</text:span><text:s/><text:span text:style-name="OrgSrcRainbowDelimitersDepth2Face">{</text:span><text:s/><text:span text:style-name="OrgSrcFontLockKeywordFace">return</text:span><text:s/>Vector3d<text:span text:style-name="OrgSrcRainbowDelimitersDepth3Face">(</text:span>x<text:s/>+<text:s/>v.x,<text:s/>y<text:s/>+<text:s/>v.y,<text:s/>z<text:s/>+<text:s/>v.z<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減算の定義</text:span></text:p>
      <text:p text:style-name="OrgSrcBlock"><text:s/><text:s/><text:span text:style-name="OrgSrcFontLockCommentDelimiterFace">//<text:s/></text:span><text:span text:style-name="OrgSrcFontLockCommentFace">★加算の定義を参考に、減算のコードを記述してみる</text:span></text:p>
      <text:p text:style-name="OrgSrcBlock"><text:s/><text:s/><text:span text:style-name="OrgSrcFontLockTypeFace">V</text:span><text:span text:style-name="OrgSrcFontLockTypeFace">ector3</text:span><text:span text:style-name="OrgSrcFontLockTypeFace">d</text:span><text:s/><text:span text:style-name="OrgSrcFontLockKeywordFace">operator</text:span><text:span text:style-name="OrgSrcFontLockFunctionNameFace">-</text:span><text:span text:style-name="OrgSrcRainbowDelimitersDepth2Face">(</text:span><text:span text:style-name="OrgSrcFontLockTypeFace">Vector3d</text:span><text:s/><text:span text:style-name="OrgSrcFontLockVariableNameFace">v</text:span><text:span text:style-name="OrgSrcRainbowDelimitersDepth2Face">)</text:span><text:s/><text:span text:style-name="OrgSrcRainbowDelimitersDepth2Face">{</text:span><text:s/><text:span text:style-name="OrgSrcFontLockKeywordFace">return</text:span><text:s/>Vector3d<text:span text:style-name="OrgSrcRainbowDelimitersDepth3Face">(</text:span>x<text:s/>-<text:s/>v.x,<text:s/>y<text:s/>-<text:s/>v.y,<text:s/>z<text:s/>-<text:s/>v.z<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内積の定義</text:span></text:p>
      <text:p text:style-name="OrgSrcBlock"><text:s/><text:s/><text:span text:style-name="OrgSrcFontLockTypeFace">d</text:span><text:span text:style-name="OrgSrcFontLockTypeFace">oubl</text:span><text:span text:style-name="OrgSrcFontLockTypeFace">e</text:span><text:s/><text:span text:style-name="OrgSrcFontLockKeywordFace">operator</text:span><text:span text:style-name="OrgSrcFontLockFunctionNameFace">*</text:span><text:span text:style-name="OrgSrcRainbowDelimitersDepth2Face">(</text:span><text:span text:style-name="OrgSrcFontLockTypeFace">Vector3d</text:span><text:s/><text:span text:style-name="OrgSrcFontLockVariableNameFace">v</text:span><text:span text:style-name="OrgSrcRainbowDelimitersDepth2Face">)</text:span><text:s/><text:span text:style-name="OrgSrcRainbowDelimitersDepth2Face">{</text:span><text:s/><text:span text:style-name="OrgSrcFontLockKeywordFace">return</text:span><text:s/>x<text:s/>*<text:s/>v.x<text:s/>+<text:s/>y*<text:s/>v.y<text:s/>+<text:s/>z<text:s/>*<text:s/>v.z;<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外積の定義</text:span></text:p>
      <text:p text:style-name="OrgSrcBlock"><text:s/><text:s/><text:span text:style-name="OrgSrcFontLockTypeFace">V</text:span><text:span text:style-name="OrgSrcFontLockTypeFace">ector3</text:span><text:span text:style-name="OrgSrcFontLockTypeFace">d</text:span><text:s/><text:span text:style-name="OrgSrcFontLockKeywordFace">operator</text:span><text:span text:style-name="OrgSrcFontLockFunctionNameFace">%</text:span><text:span text:style-name="OrgSrcRainbowDelimitersDepth2Face">(</text:span><text:span text:style-name="OrgSrcFontLockTypeFace">Vector3d</text:span><text:s/><text:span text:style-name="OrgSrcFontLockVariableNameFace">v</text:span><text:span text:style-name="OrgSrcRainbowDelimitersDepth2Face">)</text:span><text:s/><text:span text:style-name="OrgSrcRainbowDelimitersDepth2Face">{</text:span><text:s/><text:span text:style-name="OrgSrcFontLockKeywordFace">return</text:span><text:s/>Vector3d<text:span text:style-name="OrgSrcRainbowDelimitersDepth3Face">(</text:span><text:span text:style-name="OrgSrcFontLockTypeFace">y</text:span><text:s/>*<text:s/><text:span text:style-name="OrgSrcFontLockVariableNameFace">v</text:span>.z<text:s/>-<text:s/>z<text:s/>*<text:s/>v.y,<text:s/><text:span text:style-name="OrgSrcFontLockTypeFace">z</text:span><text:s/>*<text:s/><text:span text:style-name="OrgSrcFontLockVariableNameFace">v</text:span>.x<text:s/>-<text:s/>x<text:s/>*<text:s/>v.z,<text:s/><text:span text:style-name="OrgSrcFontLockTypeFace">x</text:span><text:s/>*<text:s/><text:span text:style-name="OrgSrcFontLockVariableNameFace">v</text:span>.y<text:s/>-<text:s/>y<text:s/>*<text:s/>v.x<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代入演算の定義</text:span></text:p>
      <text:p text:style-name="OrgSrcBlock"><text:s/><text:s/><text:span text:style-name="OrgSrcFontLockTypeFace">V</text:span><text:span text:style-name="OrgSrcFontLockTypeFace">ector3</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3d</text:span>&amp;<text:s/><text:span text:style-name="OrgSrcFontLockVariableNameFace">v</text:span><text:span text:style-name="OrgSrcRainbowDelimitersDepth2Face">)</text:span><text:span text:style-name="OrgSrcRainbowDelimitersDepth2Face">{</text:span><text:s/>x<text:s/>=<text:s/>v.x;<text:s/>y<text:s/>=<text:s/>v.y;<text:s/>z<text:s/>=<text:s/>v.z;<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加算代入の定義</text:span></text:p>
      <text:p text:style-name="OrgSrcBlock"><text:s/><text:s/><text:span text:style-name="OrgSrcFontLockTypeFace">V</text:span><text:span text:style-name="OrgSrcFontLockTypeFace">ector3</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3d</text:span>&amp;<text:s/><text:span text:style-name="OrgSrcFontLockVariableNameFace">v</text:span><text:span text:style-name="OrgSrcRainbowDelimitersDepth2Face">)</text:span><text:s/><text:span text:style-name="OrgSrcRainbowDelimitersDepth2Face">{</text:span><text:s/>x<text:s/>+=<text:s/>v.x;<text:s/>y<text:s/>+=<text:s/>v.y;<text:s/>z<text:s/>+=<text:s/>v.z;<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減算代入の定義</text:span></text:p>
      <text:p text:style-name="OrgSrcBlock"><text:s/><text:s/><text:span text:style-name="OrgSrcFontLockCommentDelimiterFace">//<text:s/></text:span><text:span text:style-name="OrgSrcFontLockCommentFace">★加算代入の定義を参考に、減算代入のコードを記述してみる</text:span></text:p>
      <text:p text:style-name="OrgSrcBlock"><text:s/><text:s/><text:span text:style-name="OrgSrcFontLockTypeFace">V</text:span><text:span text:style-name="OrgSrcFontLockTypeFace">ector3</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3d</text:span>&amp;<text:s/><text:span text:style-name="OrgSrcFontLockVariableNameFace">v</text:span><text:span text:style-name="OrgSrcRainbowDelimitersDepth2Face">)</text:span><text:s/><text:span text:style-name="OrgSrcRainbowDelimitersDepth2Face">{</text:span><text:s/>x<text:s/>-=<text:s/>v.x;<text:s/>y<text:s/>-=<text:s/>v.y;<text:s/>z<text:s/>-=<text:s/>v.z;<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値を出力する</text:span></text:p>
      <text:p text:style-name="OrgSrcBlock"><text:s/><text:s/><text:span text:style-name="OrgSrcFontLockTypeFace">v</text:span><text:span text:style-name="OrgSrcFontLockTypeFace">oi</text:span><text:span text:style-name="OrgSrcFontLockTypeFace">d</text:span><text:s/><text:span text:style-name="OrgSrcFontLockFunctionNameFace">print</text:span><text:span text:style-name="OrgSrcRainbowDelimitersDepth2Face">(</text:span><text:span text:style-name="OrgSrcRainbowDelimitersDepth2Face">)</text:span><text:s/><text:span text:style-name="OrgSrcRainbowDelimitersDepth2Face">{</text:span><text:s/>printf<text:span text:style-name="OrgSrcRainbowDelimitersDepth3Face">(</text:span><text:span text:style-name="OrgSrcFontLockStringFace">"Vector3d(%f<text:s/>%f<text:s/>%f)\n"</text:span>,<text:s/><text:span text:style-name="OrgSrcFontLockTypeFace">x</text:span>,<text:s/><text:span text:style-name="OrgSrcFontLockTypeFace">y</text:span>,<text:s/><text:span text:style-name="OrgSrcFontLockTypeFace">z</text:span><text:span text:style-name="OrgSrcRainbowDelimitersDepth3Face">)</text:span>;<text:s/><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マイナスの符号の付いたベクトルを扱えるようにするための定義<text:s/>例：b=(-a);<text:s/>のように記述できる</text:span></text:p>
      <text:p text:style-name="OrgSrcBlock"><text:span text:style-name="OrgSrcFontLockTypeFace">V</text:span><text:span text:style-name="OrgSrcFontLockTypeFace">ector3</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3d</text:span>&amp;<text:s/><text:span text:style-name="OrgSrcFontLockVariableNameFace">v</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3d<text:span text:style-name="OrgSrcRainbowDelimitersDepth3Face">(</text:span><text:s/>-v.x,<text:s/>-v.y,<text:s/>-v.z<text:s/><text:span text:style-name="OrgSrcRainbowDelimitersDepth3Face">)</text:span><text:s/><text:span text:style-name="OrgSrcRainbowDelimitersDepth2Face">)</text:span>;<text:s/><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ベクトルと実数の積を扱えるようにするための定義<text:s/>例：<text:s/>c=5*a+2*b;<text:s/>c=b*3;<text:s/>のように記述できる</text:span></text:p>
      <text:p text:style-name="OrgSrcBlock"><text:span text:style-name="OrgSrcFontLockTypeFace">V</text:span><text:span text:style-name="OrgSrcFontLockTypeFace">ector3</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double</text:span>&amp;<text:s/><text:span text:style-name="OrgSrcFontLockVariableNameFace">k</text:span>,<text:s/><text:span text:style-name="OrgSrcFontLockKeywordFace">const</text:span><text:s/><text:span text:style-name="OrgSrcFontLockTypeFace">Vector3d</text:span>&amp;<text:s/><text:span text:style-name="OrgSrcFontLockVariableNameFace">v</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3d<text:span text:style-name="OrgSrcRainbowDelimitersDepth3Face">(</text:span><text:s/>k*v.x,<text:s/>k*v.y,<text:s/>k*v.z<text:s/><text:span text:style-name="OrgSrcRainbowDelimitersDepth3Face">)</text:span><text:s/><text:span text:style-name="OrgSrcRainbowDelimitersDepth2Face">)</text:span>;<text:span text:style-name="OrgSrcRainbowDelimitersDepth1Face">}</text:span></text:p>
      <text:p text:style-name="OrgSrcBlock"><text:span text:style-name="OrgSrcFontLockTypeFace">Vector3</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3d</text:span>&amp;<text:s/><text:span text:style-name="OrgSrcFontLockVariableNameFace">v</text:span>,<text:s/><text:span text:style-name="OrgSrcFontLockKeywordFace">const</text:span><text:s/><text:span text:style-name="OrgSrcFontLockTypeFace">double</text:span>&amp;<text:s/><text:span text:style-name="OrgSrcFontLockVariableNameFace">k</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3d<text:span text:style-name="OrgSrcRainbowDelimitersDepth3Face">(</text:span><text:s/>v.x*k,<text:s/>v.y*k,<text:s/>v.z*k<text:s/><text:span text:style-name="OrgSrcRainbowDelimitersDepth3Face">)</text:span><text:s/><text:span text:style-name="OrgSrcRainbowDelimitersDepth2Face">)</text:span>;<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ベクトルを実数で割る操作を扱えるようにするための定義<text:s/>例：<text:s/>c=a/2.3;<text:s/>のように記述できる</text:span></text:p>
      <text:p text:style-name="OrgSrcBlock"><text:span text:style-name="OrgSrcFontLockTypeFace">V</text:span><text:span text:style-name="OrgSrcFontLockTypeFace">ector3</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3d</text:span>&amp;<text:s/><text:span text:style-name="OrgSrcFontLockVariableNameFace">v</text:span>,<text:s/><text:span text:style-name="OrgSrcFontLockKeywordFace">const</text:span><text:s/><text:span text:style-name="OrgSrcFontLockTypeFace">double</text:span>&amp;<text:s/><text:span text:style-name="OrgSrcFontLockVariableNameFace">k</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3d<text:span text:style-name="OrgSrcRainbowDelimitersDepth3Face">(</text:span><text:s/>v.x/k,<text:s/>v.y/k,<text:s/>v.z/k<text:s/><text:span text:style-name="OrgSrcRainbowDelimitersDepth3Face">)</text:span><text:s/><text:span text:style-name="OrgSrcRainbowDelimitersDepth2Face">)</text:span>;<text:span text:style-name="OrgSrcRainbowDelimitersDepth1Face">}</text:span></text:p>
      <text:p text:style-name="OrgSrcBlock"/>
      <text:p text:style-name="OrgSrcBlock"/>
      <text:p text:style-name="OrgSrcBlock"><text:span text:style-name="OrgSrcFontLockCommentDelimiterFace">/</text:span><text:span text:style-name="OrgSrcFontLockCommentDelimiterFace">/<text:s/></text:span><text:span text:style-name="OrgSrcFontLockCommentFace">球体の情報を格納するクラス</text:span></text:p>
      <text:p text:style-name="OrgSrcBlock"><text:span text:style-name="OrgSrcFontLockKeywordFace">c</text:span><text:span text:style-name="OrgSrcFontLockKeywordFace">las</text:span><text:span text:style-name="OrgSrcFontLockKeywordFace">s</text:span><text:s/><text:span text:style-name="OrgSrcFontLockTypeFace">Sphere</text:span><text:s/><text:span text:style-name="OrgSrcRainbowDelimitersDepth1Face">{</text:span></text:p>
      <text:p text:style-name="OrgSrcBlock"><text:span text:style-name="OrgSrcFontLockKeywordFace">public</text:span>:</text:p>
      <text:p text:style-name="OrgSrcBlock"><text:s/><text:s/><text:span text:style-name="OrgSrcFontLockTypeFace">Vector3</text:span><text:span text:style-name="OrgSrcFontLockTypeFace">d</text:span><text:s/><text:span text:style-name="OrgSrcFontLockVariableNameFace">position</text:span>;<text:s/><text:span text:style-name="OrgSrcFontLockCommentDelimiterFace">/</text:span><text:span text:style-name="OrgSrcFontLockCommentDelimiterFace">/<text:s/></text:span><text:span text:style-name="OrgSrcFontLockCommentFace">中心位置</text:span></text:p>
      <text:p text:style-name="OrgSrcBlock"><text:s/><text:s/><text:span text:style-name="OrgSrcFontLockTypeFace">f</text:span><text:span text:style-name="OrgSrcFontLockTypeFace">loa</text:span><text:span text:style-name="OrgSrcFontLockTypeFace">t</text:span><text:s/><text:span text:style-name="OrgSrcFontLockVariableNameFace">color</text:span><text:span text:style-name="OrgSrcRainbowDelimitersDepth2Face">[</text:span><text:span text:style-name="OrgSrcHighlightNumbersNumber">3</text:span><text:span text:style-name="OrgSrcRainbowDelimitersDepth2Face">]</text:span>;<text:s/><text:s/><text:s/><text:s/><text:span text:style-name="OrgSrcFontLockCommentDelimiterFace">/</text:span><text:span text:style-name="OrgSrcFontLockCommentDelimiterFace">/<text:s/></text:span><text:span text:style-name="OrgSrcFontLockCommentFace">描画色</text:span></text:p>
      <text:p text:style-name="OrgSrcBlock"/>
      <text:p text:style-name="OrgSrcBlock"><text:s/><text:s/><text:span text:style-name="OrgSrcFontLockTypeFace">v</text:span><text:span text:style-name="OrgSrcFontLockTypeFace">oi</text:span><text:span text:style-name="OrgSrcFontLockTypeFace">d</text:span><text:s/><text:span text:style-name="OrgSrcFontLockFunctionNameFace">setColor</text:span><text:span text:style-name="OrgSrcRainbowDelimitersDepth2Face">(</text:span><text:span text:style-name="OrgSrcFontLockTypeFace">float</text:span><text:s/><text:span text:style-name="OrgSrcFontLockVariableNameFace">r</text:span>,<text:s/><text:span text:style-name="OrgSrcFontLockTypeFace">float</text:span><text:s/><text:span text:style-name="OrgSrcFontLockVariableNameFace">g</text:span>,<text:s/><text:span text:style-name="OrgSrcFontLockTypeFace">float</text:span><text:s/><text:span text:style-name="OrgSrcFontLockVariableNameFace">b</text:span><text:span text:style-name="OrgSrcRainbowDelimitersDepth2Face">)</text:span><text:s/><text:span text:style-name="OrgSrcRainbowDelimitersDepth2Face">{</text:span></text:p>
      <text:p text:style-name="OrgSrcBlock"><text:s/><text:s/><text:s/><text:s/>color<text:span text:style-name="OrgSrcRainbowDelimitersDepth3Face">[</text:span><text:span text:style-name="OrgSrcHighlightNumbersNumber">0</text:span><text:span text:style-name="OrgSrcRainbowDelimitersDepth3Face">]</text:span><text:s/>=<text:s/>r;<text:s/>color<text:span text:style-name="OrgSrcRainbowDelimitersDepth3Face">[</text:span><text:span text:style-name="OrgSrcHighlightNumbersNumber">1</text:span><text:span text:style-name="OrgSrcRainbowDelimitersDepth3Face">]</text:span><text:s/>=<text:s/>g;<text:s/>color<text:span text:style-name="OrgSrcRainbowDelimitersDepth3Face">[</text:span><text:span text:style-name="OrgSrcHighlightNumbersNumber">2</text:span><text:span text:style-name="OrgSrcRainbowDelimitersDepth3Face">]</text:span><text:s/>=<text:s/>b;</text:p>
      <text:p text:style-name="OrgSrcBlock"><text:s/><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この球体を描画するメンバ関数</text:span></text:p>
      <text:p text:style-name="OrgSrcBlock"><text:s/><text:s/><text:span text:style-name="OrgSrcFontLockTypeFace">v</text:span><text:span text:style-name="OrgSrcFontLockTypeFace">oi</text:span><text:span text:style-name="OrgSrcFontLockTypeFace">d</text:span><text:s/><text:span text:style-name="OrgSrcFontLockFunctionNameFace">display</text:span><text:span text:style-name="OrgSrcRainbowDelimitersDepth2Face">(</text:span><text:span text:style-name="OrgSrcRainbowDelimitersDepth2Face">)</text:span><text:s/><text:span text:style-name="OrgSrcRainbowDelimitersDepth2Face">{</text:span><text:s/></text:p>
      <text:p text:style-name="OrgSrcBlock"><text:s/><text:s/><text:s/><text:s/>glPushMatrix<text:span text:style-name="OrgSrcRainbowDelimitersDepth3Face">(</text:span><text:span text:style-name="OrgSrcRainbowDelimitersDepth3Face">)</text:span>;<text:s/><text:span text:style-name="OrgSrcFontLockCommentDelimiterFace">/</text:span><text:span text:style-name="OrgSrcFontLockCommentDelimiterFace">/<text:s/></text:span><text:span text:style-name="OrgSrcFontLockCommentFace">現在のモデル変換行列を退避しておく</text:span></text:p>
      <text:p text:style-name="OrgSrcBlock"/>
      <text:p text:style-name="OrgSrcBlock"><text:s/><text:s/><text:s/><text:s/><text:span text:style-name="OrgSrcFontLockCommentDelimiterFace">//<text:s/></text:span><text:span text:style-name="OrgSrcFontLockCommentFace">座標の平行移動とスケール変換を施して球体を描画する</text:span></text:p>
      <text:p text:style-name="OrgSrcBlock"><text:s/><text:s/><text:s/><text:s/>glTranslated<text:span text:style-name="OrgSrcRainbowDelimitersDepth3Face">(</text:span>position.x,<text:s/>position.y,<text:s/>position.z<text:span text:style-name="OrgSrcRainbowDelimitersDepth3Face">)</text:span>;</text:p>
      <text:p text:style-name="OrgSrcBlock"><text:s/><text:s/><text:s/><text:s/>glScaled<text:span text:style-name="OrgSrcRainbowDelimitersDepth3Face">(</text:span><text:span text:style-name="OrgSrcHighlightNumbersNumber">2</text:span>,<text:s/><text:span text:style-name="OrgSrcHighlightNumbersNumber">2</text:span>,<text:s/><text:span text:style-name="OrgSrcHighlightNumbersNumber">2</text:span><text:span text:style-name="OrgSrcRainbowDelimitersDepth3Face">)</text:span>;</text:p>
      <text:p text:style-name="OrgSrcBlock"><text:s/><text:s/><text:s/><text:s/>glutSolidSphere<text:span text:style-name="OrgSrcRainbowDelimitersDepth3Face">(</text:span><text:span text:style-name="OrgSrcHighlightNumbersNumber">1.0</text:span>,<text:s/><text:span text:style-name="OrgSrcHighlightNumbersNumber">32</text:span>,<text:s/><text:span text:style-name="OrgSrcHighlightNumbersNumber">32</text:span><text:span text:style-name="OrgSrcRainbowDelimitersDepth3Face">)</text:span>;</text:p>
      <text:p text:style-name="OrgSrcBlock"/>
      <text:p text:style-name="OrgSrcBlock"><text:s/><text:s/><text:s/><text:s/>glPopMatrix<text:span text:style-name="OrgSrcRainbowDelimitersDepth3Face">(</text:span><text:span text:style-name="OrgSrcRainbowDelimitersDepth3Face">)</text:span>;<text:s/><text:s/><text:span text:style-name="OrgSrcFontLockCommentDelimiterFace">//<text:s/></text:span><text:span text:style-name="OrgSrcFontLockCommentFace">退避していたモデル変換行列を戻す</text:span></text:p>
      <text:p text:style-name="OrgSrcBlock"><text:s/><text:s/><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3つの球体を準備しておく</text:span></text:p>
      <text:p text:style-name="OrgSrcBlock"><text:span text:style-name="OrgSrcFontLockTypeFace">S</text:span><text:span text:style-name="OrgSrcFontLockTypeFace">pher</text:span><text:span text:style-name="OrgSrcFontLockTypeFace">e</text:span><text:s/><text:span text:style-name="OrgSrcFontLockVariableNameFace">g_Sphere</text:span><text:span text:style-name="OrgSrcRainbowDelimitersDepth1Face">[</text:span><text:span text:style-name="OrgSrcHighlightNumbersNumber">3</text:span><text:span text:style-name="OrgSrcRainbowDelimitersDepth1Face">]</text:span>;</text:p>
      <text:p text:style-name="OrgSrcBlock"><text:span text:style-name="OrgSrcFontLockCommentDelimiterFace">/</text:span><text:span text:style-name="OrgSrcFontLockCommentDelimiterFace">/<text:s/></text:span><text:span text:style-name="OrgSrcFontLockCommentFace">選択状態にある球体のID番号（0,1,2）を保持する。選択状態の球が無ければ-1とする。</text:span></text:p>
      <text:p text:style-name="OrgSrcBlock"><text:span text:style-name="OrgSrcFontLockTypeFace">i</text:span><text:span text:style-name="OrgSrcFontLockTypeFace">n</text:span><text:span text:style-name="OrgSrcFontLockTypeFace">t</text:span><text:s/><text:span text:style-name="OrgSrcFontLockVariableNameFace">g_SelectedSphereID</text:span><text:s/>=<text:s/>-<text:span text:style-name="OrgSrcHighlightNumbersNumber">1</text:span>;</text:p>
      <text:p text:style-name="OrgSrcBlock"/>
      <text:p text:style-name="OrgSrcBlock"><text:span text:style-name="OrgSrcFontLockCommentDelimiterFace">/</text:span><text:span text:style-name="OrgSrcFontLockCommentDelimiterFace">/<text:s/></text:span><text:span text:style-name="OrgSrcFontLockCommentFace">クリックされた3次元座標を保持する</text:span></text:p>
      <text:p text:style-name="OrgSrcBlock"><text:span text:style-name="OrgSrcFontLockTypeFace">V</text:span><text:span text:style-name="OrgSrcFontLockTypeFace">ector3</text:span><text:span text:style-name="OrgSrcFontLockTypeFace">d</text:span><text:s/><text:span text:style-name="OrgSrcFontLockVariableNameFace">g_SelectedPos</text:span>;</text:p>
      <text:p text:style-name="OrgSrcBlock"/>
      <text:p text:style-name="OrgSrcBlock"><text:span text:style-name="OrgSrcFontLockCommentDelimiterFace">/</text:span><text:span text:style-name="OrgSrcFontLockCommentDelimiterFace">/<text:s/></text:span><text:span text:style-name="OrgSrcFontLockCommentFace">ウィンドウサイズを保持する</text:span></text:p>
      <text:p text:style-name="OrgSrcBlock"><text:span text:style-name="OrgSrcFontLockTypeFace">i</text:span><text:span text:style-name="OrgSrcFontLockTypeFace">n</text:span><text:span text:style-name="OrgSrcFontLockTypeFace">t</text:span><text:s/><text:span text:style-name="OrgSrcFontLockVariableNameFace">g_WindowWidth</text:span><text:s/>=<text:s/><text:span text:style-name="OrgSrcHighlightNumbersNumber">512</text:span>;</text:p>
      <text:p text:style-name="OrgSrcBlock"><text:span text:style-name="OrgSrcFontLockTypeFace">in</text:span><text:span text:style-name="OrgSrcFontLockTypeFace">t</text:span><text:s/><text:span text:style-name="OrgSrcFontLockVariableNameFace">g_WindowHeight</text:span><text:s/>=<text:s/><text:span text:style-name="OrgSrcHighlightNumbersNumber">512</text:span>;</text:p>
      <text:p text:style-name="OrgSrcBlock"/>
      <text:p text:style-name="OrgSrcBlock"><text:span text:style-name="OrgSrcFontLockCommentDelimiterFace">/</text:span><text:span text:style-name="OrgSrcFontLockCommentDelimiterFace">/<text:s/></text:span><text:span text:style-name="OrgSrcFontLockCommentFace">選択した球体のID番号（0,1,2）を返す</text:span></text:p>
      <text:p text:style-name="OrgSrcBlock"><text:span text:style-name="OrgSrcFontLockCommentDelimiterFace">//<text:s/></text:span><text:span text:style-name="OrgSrcFontLockCommentFace">選択した球体が無い場合は<text:s/>-1<text:s/>を返す</text:span></text:p>
      <text:p text:style-name="OrgSrcBlock"><text:span text:style-name="OrgSrcFontLockTypeFace">i</text:span><text:span text:style-name="OrgSrcFontLockTypeFace">n</text:span><text:span text:style-name="OrgSrcFontLockTypeFace">t</text:span><text:s/><text:span text:style-name="OrgSrcFontLockFunctionNameFace">pickSphere</text:span><text:span text:style-name="OrgSrcRainbowDelimitersDepth1Face">(</text:span><text:span text:style-name="OrgSrcFontLockTypeFace">int</text:span><text:s/><text:span text:style-name="OrgSrcFontLockVariableNameFace">x</text:span>,<text:s/><text:span text:style-name="OrgSrcFontLockTypeFace">int</text:span><text:s/><text:span text:style-name="OrgSrcFontLockVariableNameFace">y</text:span><text:span text:style-name="OrgSrcRainbowDelimitersDepth1Face">)</text:span><text:s/><text:span text:style-name="OrgSrcRainbowDelimitersDepth1Face">{</text:span></text:p>
      <text:p text:style-name="OrgSrcBlock"><text:s/><text:s/>glClear<text:span text:style-name="OrgSrcRainbowDelimitersDepth2Face">(</text:span>GL_COLOR_BUFFER_BIT<text:s/>|<text:s/>GL_DEPTH_BUFFER_BIT<text:span text:style-name="OrgSrcRainbowDelimitersDepth2Face">)</text:span>;</text:p>
      <text:p text:style-name="OrgSrcBlock"><text:s/><text:s/>glEnable<text:span text:style-name="OrgSrcRainbowDelimitersDepth2Face">(</text:span>GL_DEPTH_TEST<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照明効果を無くして単色で描画する</text:span></text:p>
      <text:p text:style-name="OrgSrcBlock"><text:s/><text:s/>glDisable<text:span text:style-name="OrgSrcRainbowDelimitersDepth2Face">(</text:span>GL_LIGHTING<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3つの球体を描画する</text:span></text:p>
      <text:p text:style-name="OrgSrcBlock"><text:s/><text:s/><text:span text:style-name="OrgSrcFontLockKeywordFace">f</text:span><text:span text:style-name="OrgSrcFontLockKeywordFace">or</text:span><text:s/><text:span text:style-name="OrgSrcRainbowDelimitersDepth2Face">(</text:span><text:span text:style-name="OrgSrcFontLockTypeFace">in</text:span><text:span text:style-name="OrgSrcFontLockTypeFace">t</text:span><text:s/><text:span text:style-name="OrgSrcFontLockVariableNameFace">i</text:span><text:s/>=<text:s/><text:span text:style-name="OrgSrcHighlightNumbersNumber">0</text:span>;<text:s/>i<text:s/>&lt;<text:s/><text:span text:style-name="OrgSrcHighlightNumbersNumber">3</text:span>;<text:s/>i++<text:span text:style-name="OrgSrcRainbowDelimitersDepth2Face">)</text:span><text:s/><text:span text:style-name="OrgSrcRainbowDelimitersDepth2Face">{</text:span></text:p>
      <text:p text:style-name="OrgSrcBlock"><text:s/><text:s/><text:s/><text:s/><text:span text:style-name="OrgSrcFontLockCommentDelimiterFace">/</text:span><text:span text:style-name="OrgSrcFontLockCommentDelimiterFace">/<text:s/></text:span><text:span text:style-name="OrgSrcFontLockCommentFace">RGBのR成分に球体のIDを設定する(unsigned<text:s/>byte型)</text:span></text:p>
      <text:p text:style-name="OrgSrcBlock"><text:s/><text:s/><text:s/><text:s/>glColor3ub<text:span text:style-name="OrgSrcRainbowDelimitersDepth3Face">(</text:span>i,<text:s/><text:span text:style-name="OrgSrcHighlightNumbersNumber">0</text:span>,<text:s/><text:span text:style-name="OrgSrcHighlightNumbersNumber">0</text:span><text:span text:style-name="OrgSrcRainbowDelimitersDepth3Face">)</text:span>;</text:p>
      <text:p text:style-name="OrgSrcBlock"><text:s/><text:s/><text:s/><text:s/>g_Sphere<text:span text:style-name="OrgSrcRainbowDelimitersDepth3Face">[</text:span>i<text:span text:style-name="OrgSrcRainbowDelimitersDepth3Face">]</text:span>.display<text:span text:style-name="OrgSrcRainbowDelimitersDepth3Face">(</text:span><text:span text:style-name="OrgSrcRainbowDelimitersDepth3Face">)</text:span>;</text:p>
      <text:p text:style-name="OrgSrcBlock"><text:s/><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授業スライドを参考に次のようなプログラムコードを追加する</text:span></text:p>
      <text:p text:style-name="OrgSrcBlock"><text:s/><text:s/><text:span text:style-name="OrgSrcFontLockCommentDelimiterFace">//<text:s/></text:span><text:span text:style-name="OrgSrcFontLockCommentFace">★glReadPixels<text:s/>関数をつかって、クリックした位置が何色であるか取得する</text:span></text:p>
      <text:p text:style-name="OrgSrcBlock"><text:s/><text:s/><text:span text:style-name="OrgSrcFontLockCommentDelimiterFace">//<text:s/></text:span><text:span text:style-name="OrgSrcFontLockCommentFace">★取得した色を見て、どの球体を選択したか判定し、そのIDを<text:s/>return<text:s/>する。</text:span></text:p>
      <text:p text:style-name="OrgSrcBlock"><text:s/><text:s/><text:span text:style-name="OrgSrcFontLockTypeFace">G</text:span><text:span text:style-name="OrgSrcFontLockTypeFace">Lubyt</text:span><text:span text:style-name="OrgSrcFontLockTypeFace">e</text:span><text:s/><text:span text:style-name="OrgSrcFontLockVariableNameFace">c</text:span><text:span text:style-name="OrgSrcRainbowDelimitersDepth2Face">[</text:span><text:span text:style-name="OrgSrcHighlightNumbersNumber">3</text:span><text:span text:style-name="OrgSrcRainbowDelimitersDepth2Face">]</text:span>;</text:p>
      <text:p text:style-name="OrgSrcBlock"><text:s/><text:s/>glReadPixels<text:span text:style-name="OrgSrcRainbowDelimitersDepth2Face">(</text:span>x,y,<text:s/><text:span text:style-name="OrgSrcHighlightNumbersNumber">1</text:span>,<text:s/><text:span text:style-name="OrgSrcHighlightNumbersNumber">1</text:span>,<text:s/>GL_RGB,GL_UNSIGNED_BYTE,<text:s/>c<text:span text:style-name="OrgSrcRainbowDelimitersDepth2Face">)</text:span>;</text:p>
      <text:p text:style-name="OrgSrcBlock"><text:s/><text:s/><text:span text:style-name="OrgSrcFontLockKeywordFace">return</text:span><text:s/><text:span text:style-name="OrgSrcRainbowDelimitersDepth2Face">(</text:span>c<text:span text:style-name="OrgSrcRainbowDelimitersDepth3Face">[</text:span><text:span text:style-name="OrgSrcHighlightNumbersNumber">0</text:span><text:span text:style-name="OrgSrcRainbowDelimitersDepth3Face">]</text:span><text:s/>==<text:s/><text:span text:style-name="OrgSrcHighlightNumbersNumber">255</text:span><text:span text:style-name="OrgSrcRainbowDelimitersDepth2Face">)</text:span><text:s/>?<text:s/>-<text:span text:style-name="OrgSrcHighlightNumbersNumber">1</text:span><text:s/>:<text:s/><text:span text:style-name="OrgSrcRainbowDelimitersDepth2Face">(</text:span><text:span text:style-name="OrgSrcFontLockTypeFace">int</text:span><text:span text:style-name="OrgSrcRainbowDelimitersDepth2Face">)</text:span>c<text:span text:style-name="OrgSrcRainbowDelimitersDepth2Face">[</text:span><text:span text:style-name="OrgSrcHighlightNumbersNumber">0</text:span><text:span text:style-name="OrgSrcRainbowDelimitersDepth2Face">]</text:span>;</text:p>
      <text:p text:style-name="OrgSrcBlock"><text:s/><text:s/><text:span text:style-name="OrgSrcFontLockCommentDelimiterFace">//<text:s/></text:span><text:span text:style-name="OrgSrcFontLockCommentFace">return<text:s/>-1;<text:s/>//<text:s/>★適切な値を返すようにする</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描画関数</text:span></text:p>
      <text:p text:style-name="OrgSrcBlock"><text:span text:style-name="OrgSrcFontLockTypeFace">v</text:span><text:span text:style-name="OrgSrcFontLockTypeFace">oi</text:span><text:span text:style-name="OrgSrcFontLockTypeFace">d</text:span><text:s/><text:span text:style-name="OrgSrcFontLockFunctionNameFace">display</text:span><text:span text:style-name="OrgSrcRainbowDelimitersDepth1Face">(</text:span><text:span text:style-name="OrgSrcRainbowDelimitersDepth1Face">)</text:span><text:s/><text:span text:style-name="OrgSrcRainbowDelimitersDepth1Face">{</text:span></text:p>
      <text:p text:style-name="OrgSrcBlock"><text:s/><text:s/>glClear<text:span text:style-name="OrgSrcRainbowDelimitersDepth2Face">(</text:span>GL_COLOR_BUFFER_BIT<text:s/>|<text:s/>GL_DEPTH_BUFFER_BIT<text:span text:style-name="OrgSrcRainbowDelimitersDepth2Face">)</text:span>;</text:p>
      <text:p text:style-name="OrgSrcBlock"/>
      <text:p text:style-name="OrgSrcBlock"><text:s/><text:s/>glEnable<text:span text:style-name="OrgSrcRainbowDelimitersDepth2Face">(</text:span>GL_DEPTH_TEST<text:span text:style-name="OrgSrcRainbowDelimitersDepth2Face">)</text:span>;</text:p>
      <text:p text:style-name="OrgSrcBlock"><text:s/><text:s/>glEnable<text:span text:style-name="OrgSrcRainbowDelimitersDepth2Face">(</text:span>GL_LIGHTING<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透視投影変換行列の設定</text:span></text:p>
      <text:p text:style-name="OrgSrcBlock"><text:s/><text:s/>glMatrixMode<text:span text:style-name="OrgSrcRainbowDelimitersDepth2Face">(</text:span>GL_PROJECTION<text:span text:style-name="OrgSrcRainbowDelimitersDepth2Face">)</text:span>;</text:p>
      <text:p text:style-name="OrgSrcBlock"><text:s/><text:s/>glLoadIdentity<text:span text:style-name="OrgSrcRainbowDelimitersDepth2Face">(</text:span><text:span text:style-name="OrgSrcRainbowDelimitersDepth2Face">)</text:span>;</text:p>
      <text:p text:style-name="OrgSrcBlock"><text:s/><text:s/>gluPerspective<text:span text:style-name="OrgSrcRainbowDelimitersDepth2Face">(</text:span><text:span text:style-name="OrgSrcHighlightNumbersNumber">30.0</text:span>,<text:s/>g_WindowWidth<text:s/>/<text:s/><text:span text:style-name="OrgSrcRainbowDelimitersDepth3Face">(</text:span><text:span text:style-name="OrgSrcFontLockTypeFace">float</text:span><text:span text:style-name="OrgSrcRainbowDelimitersDepth3Face">)</text:span>g_WindowHeight,<text:s/><text:span text:style-name="OrgSrcHighlightNumbersNumber">1.0</text:span>,<text:s/><text:span text:style-name="OrgSrcHighlightNumbersNumber">100.0</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カメラビュー座標への変換行列の設定</text:span></text:p>
      <text:p text:style-name="OrgSrcBlock"><text:s/><text:s/>glMatrixMode<text:span text:style-name="OrgSrcRainbowDelimitersDepth2Face">(</text:span>GL_MODELVIEW<text:span text:style-name="OrgSrcRainbowDelimitersDepth2Face">)</text:span>;</text:p>
      <text:p text:style-name="OrgSrcBlock"><text:s/><text:s/>glLoadIdentity<text:span text:style-name="OrgSrcRainbowDelimitersDepth2Face">(</text:span><text:span text:style-name="OrgSrcRainbowDelimitersDepth2Face">)</text:span>;</text:p>
      <text:p text:style-name="OrgSrcBlock"><text:s/><text:s/>gluLookAt<text:span text:style-name="OrgSrcRainbowDelimitersDepth2Face">(</text:span><text:span text:style-name="OrgSrcHighlightNumbersNumber">0</text:span>,<text:s/><text:span text:style-name="OrgSrcHighlightNumbersNumber">0</text:span>,<text:s/><text:span text:style-name="OrgSrcHighlightNumbersNumber">30</text:span>,<text:s/><text:span text:style-name="OrgSrcHighlightNumbersNumber">0</text:span>,<text:s/><text:span text:style-name="OrgSrcHighlightNumbersNumber">0</text:span>,<text:s/><text:span text:style-name="OrgSrcHighlightNumbersNumber">0</text:span>,<text:s/><text:span text:style-name="OrgSrcHighlightNumbersNumber">0</text:span>,<text:s/><text:span text:style-name="OrgSrcHighlightNumbersNumber">1</text:span>,<text:s/><text:span text:style-name="OrgSrcHighlightNumbersNumber">0</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3つの球体を描画</text:span></text:p>
      <text:p text:style-name="OrgSrcBlock"><text:s/><text:s/><text:span text:style-name="OrgSrcFontLockKeywordFace">f</text:span><text:span text:style-name="OrgSrcFontLockKeywordFace">or</text:span><text:s/><text:span text:style-name="OrgSrcRainbowDelimitersDepth2Face">(</text:span><text:span text:style-name="OrgSrcFontLockTypeFace">in</text:span><text:span text:style-name="OrgSrcFontLockTypeFace">t</text:span><text:s/><text:span text:style-name="OrgSrcFontLockVariableNameFace">i</text:span><text:s/>=<text:s/><text:span text:style-name="OrgSrcHighlightNumbersNumber">0</text:span>;<text:s/>i<text:s/>&lt;<text:s/><text:span text:style-name="OrgSrcHighlightNumbersNumber">3</text:span>;<text:s/>i++<text:span text:style-name="OrgSrcRainbowDelimitersDepth2Face">)</text:span><text:s/><text:span text:style-name="OrgSrcRainbowDelimitersDepth2Face">{</text:span></text:p>
      <text:p text:style-name="OrgSrcBlock"><text:s/><text:s/><text:s/><text:s/><text:span text:style-name="OrgSrcFontLockCommentDelimiterFace">/</text:span><text:span text:style-name="OrgSrcFontLockCommentDelimiterFace">/<text:s/></text:span><text:span text:style-name="OrgSrcFontLockCommentFace">球体ごとに色を変更する</text:span></text:p>
      <text:p text:style-name="OrgSrcBlock"><text:s/><text:s/><text:s/><text:s/>glMaterialfv<text:span text:style-name="OrgSrcRainbowDelimitersDepth3Face">(</text:span>GL_FRONT,<text:s/>GL_DIFFUSE,<text:s/>g_Sphere<text:span text:style-name="OrgSrcRainbowDelimitersDepth4Face">[</text:span>i<text:span text:style-name="OrgSrcRainbowDelimitersDepth4Face">]</text:span>.color<text:span text:style-name="OrgSrcRainbowDelimitersDepth3Face">)</text:span>;</text:p>
      <text:p text:style-name="OrgSrcBlock"/>
      <text:p text:style-name="OrgSrcBlock"><text:s/><text:s/><text:s/><text:s/><text:span text:style-name="OrgSrcFontLockCommentDelimiterFace">/</text:span><text:span text:style-name="OrgSrcFontLockCommentDelimiterFace">/<text:s/></text:span><text:span text:style-name="OrgSrcFontLockCommentFace">球体の描画を行う</text:span></text:p>
      <text:p text:style-name="OrgSrcBlock"><text:s/><text:s/><text:s/><text:s/>g_Sphere<text:span text:style-name="OrgSrcRainbowDelimitersDepth3Face">[</text:span>i<text:span text:style-name="OrgSrcRainbowDelimitersDepth3Face">]</text:span>.display<text:span text:style-name="OrgSrcRainbowDelimitersDepth3Face">(</text:span><text:span text:style-name="OrgSrcRainbowDelimitersDepth3Face">)</text:span>;</text:p>
      <text:p text:style-name="OrgSrcBlock"><text:s/><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球が選択されている状態であれば、クリック座標に関する情報を表示する</text:span></text:p>
      <text:p text:style-name="OrgSrcBlock"><text:s/><text:s/><text:span text:style-name="OrgSrcFontLockKeywordFace">i</text:span><text:span text:style-name="OrgSrcFontLockKeywordFace">f</text:span><text:span text:style-name="OrgSrcRainbowDelimitersDepth2Face">(</text:span>g_SelectedSphereID<text:s/>!=<text:s/>-<text:span text:style-name="OrgSrcHighlightNumbersNumber">1</text:span><text:span text:style-name="OrgSrcRainbowDelimitersDepth2Face">)</text:span><text:s/><text:span text:style-name="OrgSrcRainbowDelimitersDepth2Face">{</text:span></text:p>
      <text:p text:style-name="OrgSrcBlock"><text:s/><text:s/><text:s/><text:s/><text:span text:style-name="OrgSrcFontLockCommentDelimiterFace">/</text:span><text:span text:style-name="OrgSrcFontLockCommentDelimiterFace">/<text:s/></text:span><text:span text:style-name="OrgSrcFontLockCommentFace">照明効果なしで単色描画</text:span></text:p>
      <text:p text:style-name="OrgSrcBlock"><text:s/><text:s/><text:s/><text:s/>glDisable<text:span text:style-name="OrgSrcRainbowDelimitersDepth3Face">(</text:span>GL_LIGHTING<text:span text:style-name="OrgSrcRainbowDelimitersDepth3Face">)</text:span>;</text:p>
      <text:p text:style-name="OrgSrcBlock"><text:s/><text:s/><text:s/><text:s/>glDisable<text:span text:style-name="OrgSrcRainbowDelimitersDepth3Face">(</text:span>GL_DEPTH_TEST<text:span text:style-name="OrgSrcRainbowDelimitersDepth3Face">)</text:span>;</text:p>
      <text:p text:style-name="OrgSrcBlock"/>
      <text:p text:style-name="OrgSrcBlock"><text:s/><text:s/><text:s/><text:s/><text:span text:style-name="OrgSrcFontLockCommentDelimiterFace">/</text:span><text:span text:style-name="OrgSrcFontLockCommentDelimiterFace">/<text:s/></text:span><text:span text:style-name="OrgSrcFontLockCommentFace">クリック座標に点を描画</text:span></text:p>
      <text:p text:style-name="OrgSrcBlock"><text:s/><text:s/><text:s/><text:s/>glColor3f<text:span text:style-name="OrgSrcRainbowDelimitersDepth3Face">(</text:span><text:span text:style-name="OrgSrcHighlightNumbersNumber">1</text:span>,<text:s/><text:span text:style-name="OrgSrcHighlightNumbersNumber">0</text:span>,<text:s/><text:span text:style-name="OrgSrcHighlightNumbersNumber">0</text:span><text:span text:style-name="OrgSrcRainbowDelimitersDepth3Face">)</text:span>;</text:p>
      <text:p text:style-name="OrgSrcBlock"><text:s/><text:s/><text:s/><text:s/>glPointSize<text:span text:style-name="OrgSrcRainbowDelimitersDepth3Face">(</text:span><text:span text:style-name="OrgSrcHighlightNumbersNumber">5.f</text:span><text:span text:style-name="OrgSrcRainbowDelimitersDepth3Face">)</text:span>;</text:p>
      <text:p text:style-name="OrgSrcBlock"><text:s/><text:s/><text:s/><text:s/>glBegin<text:span text:style-name="OrgSrcRainbowDelimitersDepth3Face">(</text:span>GL_POINTS<text:span text:style-name="OrgSrcRainbowDelimitersDepth3Face">)</text:span>;</text:p>
      <text:p text:style-name="OrgSrcBlock"><text:s/><text:s/><text:s/><text:s/>glVertex3d<text:span text:style-name="OrgSrcRainbowDelimitersDepth3Face">(</text:span>g_SelectedPos.x,<text:s/>g_SelectedPos.y,<text:s/>g_SelectedPos.z<text:span text:style-name="OrgSrcRainbowDelimitersDepth3Face">)</text:span>;</text:p>
      <text:p text:style-name="OrgSrcBlock"><text:s/><text:s/><text:s/><text:s/>glEnd<text:span text:style-name="OrgSrcRainbowDelimitersDepth3Face">(</text:span><text:span text:style-name="OrgSrcRainbowDelimitersDepth3Face">)</text:span>;</text:p>
      <text:p text:style-name="OrgSrcBlock"/>
      <text:p text:style-name="OrgSrcBlock"><text:s/><text:s/><text:s/><text:s/><text:span text:style-name="OrgSrcFontLockCommentDelimiterFace">/</text:span><text:span text:style-name="OrgSrcFontLockCommentDelimiterFace">/<text:s/></text:span><text:span text:style-name="OrgSrcFontLockCommentFace">文字を描画する位置の指定</text:span></text:p>
      <text:p text:style-name="OrgSrcBlock"><text:s/><text:s/><text:s/><text:s/>glRasterPos3d<text:span text:style-name="OrgSrcRainbowDelimitersDepth3Face">(</text:span>g_SelectedPos.x,<text:s/>g_SelectedPos.y,<text:s/>g_SelectedPos.z<text:span text:style-name="OrgSrcRainbowDelimitersDepth3Face">)</text:span>;</text:p>
      <text:p text:style-name="OrgSrcBlock"/>
      <text:p text:style-name="OrgSrcBlock"><text:s/><text:s/><text:s/><text:s/><text:span text:style-name="OrgSrcFontLockCommentDelimiterFace">/</text:span><text:span text:style-name="OrgSrcFontLockCommentDelimiterFace">/<text:s/></text:span><text:span text:style-name="OrgSrcFontLockCommentFace">表示する文字列の構築</text:span></text:p>
      <text:p text:style-name="OrgSrcBlock"><text:s/><text:s/><text:s/><text:s/><text:span text:style-name="OrgSrcFontLockCommentDelimiterFace">//<text:s/></text:span><text:span text:style-name="OrgSrcFontLockCommentFace">※もし<text:s/>sprintf_s<text:s/>でコンパイルエラーになる場合は<text:s/>sprintf<text:s/>を使うこと</text:span></text:p>
      <text:p text:style-name="OrgSrcBlock"><text:s/><text:s/><text:s/><text:s/><text:span text:style-name="OrgSrcFontLockTypeFace">c</text:span><text:span text:style-name="OrgSrcFontLockTypeFace">ha</text:span><text:span text:style-name="OrgSrcFontLockTypeFace">r</text:span><text:s/><text:span text:style-name="OrgSrcFontLockVariableNameFace">str</text:span><text:span text:style-name="OrgSrcRainbowDelimitersDepth3Face">[</text:span><text:span text:style-name="OrgSrcHighlightNumbersNumber">256</text:span><text:span text:style-name="OrgSrcRainbowDelimitersDepth3Face">]</text:span>;</text:p>
      <text:p text:style-name="OrgSrcBlock"><text:s/><text:s/><text:s/><text:s/>sprintf<text:span text:style-name="OrgSrcRainbowDelimitersDepth3Face">(</text:span>str,<text:s/><text:span text:style-name="OrgSrcFontLockStringFace">"sphere[%d]<text:s/>(%lf,<text:s/>%lf,<text:s/>%lf)"</text:span>,<text:s/>g_SelectedSphereID,</text:p>
      <text:p text:style-name="OrgSrcBlock"><text:s/><text:s/><text:s/><text:s/><text:s/><text:s/><text:s/><text:s/>g_SelectedPos.x,<text:s/>g_SelectedPos.y,<text:s/>g_SelectedPos.z<text:span text:style-name="OrgSrcRainbowDelimitersDepth3Face">)</text:span>;</text:p>
      <text:p text:style-name="OrgSrcBlock"/>
      <text:p text:style-name="OrgSrcBlock"><text:s/><text:s/><text:s/><text:s/><text:span text:style-name="OrgSrcFontLockCommentDelimiterFace">/</text:span><text:span text:style-name="OrgSrcFontLockCommentDelimiterFace">/<text:s/></text:span><text:span text:style-name="OrgSrcFontLockCommentFace">文字列を1文字ずつ描画</text:span></text:p>
      <text:p text:style-name="OrgSrcBlock"><text:s/><text:s/><text:s/><text:s/><text:span text:style-name="OrgSrcFontLockKeywordFace">f</text:span><text:span text:style-name="OrgSrcFontLockKeywordFace">or</text:span><text:s/><text:span text:style-name="OrgSrcRainbowDelimitersDepth3Face">(</text:span><text:span text:style-name="OrgSrcFontLockTypeFace">in</text:span><text:span text:style-name="OrgSrcFontLockTypeFace">t</text:span><text:s/><text:span text:style-name="OrgSrcFontLockVariableNameFace">i</text:span><text:s/>=<text:s/><text:span text:style-name="OrgSrcHighlightNumbersNumber">0</text:span>;<text:s/>str<text:span text:style-name="OrgSrcRainbowDelimitersDepth4Face">[</text:span>i<text:span text:style-name="OrgSrcRainbowDelimitersDepth4Face">]</text:span><text:s/>!=<text:s/><text:span text:style-name="OrgSrcFontLockStringFace">'\0'</text:span>;<text:s/>i++<text:span text:style-name="OrgSrcRainbowDelimitersDepth3Face">)</text:span><text:s/><text:span text:style-name="OrgSrcRainbowDelimitersDepth3Face">{</text:span></text:p>
      <text:p text:style-name="OrgSrcBlock"><text:s/><text:s/><text:s/><text:s/><text:s/><text:s/>glutBitmapCharacter<text:span text:style-name="OrgSrcRainbowDelimitersDepth4Face">(</text:span>GLUT_BITMAP_HELVETICA_18,<text:s/>str<text:span text:style-name="OrgSrcRainbowDelimitersDepth5Face">[</text:span>i<text:span text:style-name="OrgSrcRainbowDelimitersDepth5Face">]</text:span><text:span text:style-name="OrgSrcRainbowDelimitersDepth4Face">)</text:span>;</text:p>
      <text:p text:style-name="OrgSrcBlock"><text:s/><text:s/><text:s/><text:s/><text:span text:style-name="OrgSrcRainbowDelimitersDepth3Face">}</text:span></text:p>
      <text:p text:style-name="OrgSrcBlock"><text:s/><text:s/><text:span text:style-name="OrgSrcRainbowDelimitersDepth2Face">}</text:span></text:p>
      <text:p text:style-name="OrgSrcBlock"/>
      <text:p text:style-name="OrgSrcBlock"><text:s/><text:s/>glutSwapBuffers<text:span text:style-name="OrgSrcRainbowDelimitersDepth2Face">(</text:span><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ウィンドウのサイズが変更されたときの処理</text:span></text:p>
      <text:p text:style-name="OrgSrcBlock"><text:span text:style-name="OrgSrcFontLockTypeFace">v</text:span><text:span text:style-name="OrgSrcFontLockTypeFace">oi</text:span><text:span text:style-name="OrgSrcFontLockTypeFace">d</text:span><text:s/><text:span text:style-name="OrgSrcFontLockFunctionNameFace">resize</text:span><text:span text:style-name="OrgSrcRainbowDelimitersDepth1Face">(</text:span><text:span text:style-name="OrgSrcFontLockTypeFace">int</text:span><text:s/><text:span text:style-name="OrgSrcFontLockVariableNameFace">w</text:span>,<text:s/><text:span text:style-name="OrgSrcFontLockTypeFace">int</text:span><text:s/><text:span text:style-name="OrgSrcFontLockVariableNameFace">h</text:span><text:span text:style-name="OrgSrcRainbowDelimitersDepth1Face">)</text:span><text:s/><text:span text:style-name="OrgSrcRainbowDelimitersDepth1Face">{</text:span></text:p>
      <text:p text:style-name="OrgSrcBlock"><text:s/><text:s/><text:span text:style-name="OrgSrcFontLockKeywordFace">if</text:span><text:s/><text:span text:style-name="OrgSrcRainbowDelimitersDepth2Face">(</text:span>h<text:s/>&lt;<text:s/><text:span text:style-name="OrgSrcHighlightNumbersNumber">1</text:span><text:span text:style-name="OrgSrcRainbowDelimitersDepth2Face">)</text:span><text:s/><text:span text:style-name="OrgSrcFontLockKeywordFace">return</text:span>;</text:p>
      <text:p text:style-name="OrgSrcBlock"/>
      <text:p text:style-name="OrgSrcBlock"><text:s/><text:s/>glViewport<text:span text:style-name="OrgSrcRainbowDelimitersDepth2Face">(</text:span><text:span text:style-name="OrgSrcHighlightNumbersNumber">0</text:span>,<text:s/><text:span text:style-name="OrgSrcHighlightNumbersNumber">0</text:span>,<text:s/>w,<text:s/>h<text:span text:style-name="OrgSrcRainbowDelimitersDepth2Face">)</text:span>;</text:p>
      <text:p text:style-name="OrgSrcBlock"/>
      <text:p text:style-name="OrgSrcBlock"><text:s/><text:s/>g_WindowWidth<text:s/>=<text:s/>w;</text:p>
      <text:p text:style-name="OrgSrcBlock"><text:s/><text:s/>g_WindowHeight<text:s/>=<text:s/>h;</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マウスカーソル位置に基づく選択処理</text:span></text:p>
      <text:p text:style-name="OrgSrcBlock"><text:span text:style-name="OrgSrcFontLockTypeFace">v</text:span><text:span text:style-name="OrgSrcFontLockTypeFace">oi</text:span><text:span text:style-name="OrgSrcFontLockTypeFace">d</text:span><text:s/><text:span text:style-name="OrgSrcFontLockFunctionNameFace">MousePick</text:span><text:span text:style-name="OrgSrcRainbowDelimitersDepth1Face">(</text:span><text:span text:style-name="OrgSrcFontLockTypeFace">int</text:span><text:s/><text:span text:style-name="OrgSrcFontLockVariableNameFace">x</text:span>,<text:s/><text:span text:style-name="OrgSrcFontLockTypeFace">int</text:span><text:s/><text:span text:style-name="OrgSrcFontLockVariableNameFace">_y</text:span><text:span text:style-name="OrgSrcRainbowDelimitersDepth1Face">)</text:span><text:s/><text:span text:style-name="OrgSrcRainbowDelimitersDepth1Face">{</text:span></text:p>
      <text:p text:style-name="OrgSrcBlock"/>
      <text:p text:style-name="OrgSrcBlock"><text:s/><text:s/>printf<text:span text:style-name="OrgSrcRainbowDelimitersDepth2Face">(</text:span><text:span text:style-name="OrgSrcFontLockStringFace">"MousePick(%d,<text:s/>%d)\n"</text:span>,<text:s/>x,<text:s/>_y<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マウスクリックで得られる座標は左下原点なので<text:s/>OpenGLの座標系と合わせるためにy座標を反転する</text:span></text:p>
      <text:p text:style-name="OrgSrcBlock"><text:s/><text:s/><text:span text:style-name="OrgSrcFontLockKeywordFace">c</text:span><text:span text:style-name="OrgSrcFontLockKeywordFace">onst</text:span><text:s/><text:span text:style-name="OrgSrcFontLockTypeFace">in</text:span><text:span text:style-name="OrgSrcFontLockTypeFace">t</text:span><text:s/><text:span text:style-name="OrgSrcFontLockVariableNameFace">y</text:span><text:s/>=<text:s/>g_WindowHeight<text:s/>-<text:s/>_y;</text:p>
      <text:p text:style-name="OrgSrcBlock"/>
      <text:p text:style-name="OrgSrcBlock"><text:s/><text:s/>g_SelectedSphereID<text:s/>=<text:s/>pickSphere<text:span text:style-name="OrgSrcRainbowDelimitersDepth2Face">(</text:span>x,<text:s/>y<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球が選択されていないなら何もしない</text:span></text:p>
      <text:p text:style-name="OrgSrcBlock"><text:s/><text:s/><text:span text:style-name="OrgSrcFontLockKeywordFace">i</text:span><text:span text:style-name="OrgSrcFontLockKeywordFace">f</text:span><text:s/><text:span text:style-name="OrgSrcRainbowDelimitersDepth2Face">(</text:span>g_SelectedSphereID<text:s/>==<text:s/>-<text:span text:style-name="OrgSrcHighlightNumbersNumber">1</text:span><text:span text:style-name="OrgSrcRainbowDelimitersDepth2Face">)</text:span><text:s/><text:span text:style-name="OrgSrcFontLockKeywordFace">return</text:span>;</text:p>
      <text:p text:style-name="OrgSrcBlock"/>
      <text:p text:style-name="OrgSrcBlock"><text:s/><text:s/><text:span text:style-name="OrgSrcFontLockCommentDelimiterFace">/</text:span><text:span text:style-name="OrgSrcFontLockCommentDelimiterFace">/<text:s/></text:span><text:span text:style-name="OrgSrcFontLockCommentFace">クリックした場所の座標値（3次元座標）を取得する</text:span></text:p>
      <text:p text:style-name="OrgSrcBlock"><text:s/><text:s/><text:span text:style-name="OrgSrcFontLockCommentDelimiterFace">//<text:s/></text:span><text:span text:style-name="OrgSrcFontLockCommentFace">★授業スライドを参考に次のようなプログラムコードを追加する</text:span></text:p>
      <text:p text:style-name="OrgSrcBlock"><text:s/><text:s/><text:span text:style-name="OrgSrcFontLockCommentDelimiterFace">//<text:s/></text:span><text:span text:style-name="OrgSrcFontLockCommentFace">★現在のモデルビュー行列を取得する</text:span></text:p>
      <text:p text:style-name="OrgSrcBlock"><text:s/><text:s/><text:span text:style-name="OrgSrcFontLockCommentDelimiterFace">//<text:s/></text:span><text:span text:style-name="OrgSrcFontLockCommentFace">★現在の透視投影行列の取得を取得する</text:span></text:p>
      <text:p text:style-name="OrgSrcBlock"><text:s/><text:s/><text:span text:style-name="OrgSrcFontLockCommentDelimiterFace">//<text:s/></text:span><text:span text:style-name="OrgSrcFontLockCommentFace">★現在のビューポートの情報を取得</text:span></text:p>
      <text:p text:style-name="OrgSrcBlock"><text:s/><text:s/><text:span text:style-name="OrgSrcFontLockCommentDelimiterFace">//<text:s/></text:span><text:span text:style-name="OrgSrcFontLockCommentFace">★マウスクリックした位置の奥行き情報（z値）を取得する</text:span></text:p>
      <text:p text:style-name="OrgSrcBlock"><text:s/><text:s/><text:span text:style-name="OrgSrcFontLockCommentDelimiterFace">//<text:s/></text:span><text:span text:style-name="OrgSrcFontLockCommentFace">★上記の情報に基づいて、クリックした位置のワールド座標を取得する</text:span></text:p>
      <text:p text:style-name="OrgSrcBlock"><text:s/><text:s/><text:span text:style-name="OrgSrcFontLockCommentDelimiterFace">//<text:s/></text:span><text:span text:style-name="OrgSrcFontLockCommentFace">★取得した値は、g_SelectedPos<text:s/>に格納しておく（←表示の時に使用する）</text:span></text:p>
      <text:p text:style-name="OrgSrcBlock"><text:s/><text:s/><text:span text:style-name="OrgSrcFontLockTypeFace">d</text:span><text:span text:style-name="OrgSrcFontLockTypeFace">oubl</text:span><text:span text:style-name="OrgSrcFontLockTypeFace">e</text:span><text:s/><text:span text:style-name="OrgSrcFontLockVariableNameFace">M</text:span><text:span text:style-name="OrgSrcRainbowDelimitersDepth2Face">[</text:span><text:span text:style-name="OrgSrcHighlightNumbersNumber">16</text:span><text:span text:style-name="OrgSrcRainbowDelimitersDepth2Face">]</text:span>;</text:p>
      <text:p text:style-name="OrgSrcBlock"><text:s/><text:s/>glGetDoublev<text:span text:style-name="OrgSrcRainbowDelimitersDepth2Face">(</text:span>GL_MODELVIEW_MATRIX,<text:s/>M<text:span text:style-name="OrgSrcRainbowDelimitersDepth2Face">)</text:span>;</text:p>
      <text:p text:style-name="OrgSrcBlock"><text:s/><text:s/><text:span text:style-name="OrgSrcFontLockTypeFace">doubl</text:span><text:span text:style-name="OrgSrcFontLockTypeFace">e</text:span><text:s/><text:span text:style-name="OrgSrcFontLockVariableNameFace">P</text:span><text:span text:style-name="OrgSrcRainbowDelimitersDepth2Face">[</text:span><text:span text:style-name="OrgSrcHighlightNumbersNumber">16</text:span><text:span text:style-name="OrgSrcRainbowDelimitersDepth2Face">]</text:span>;</text:p>
      <text:p text:style-name="OrgSrcBlock"><text:s/><text:s/>glGetDoublev<text:span text:style-name="OrgSrcRainbowDelimitersDepth2Face">(</text:span>GL_PROJECTION_MATRIX,<text:s/>P<text:span text:style-name="OrgSrcRainbowDelimitersDepth2Face">)</text:span>;</text:p>
      <text:p text:style-name="OrgSrcBlock"><text:s/><text:s/><text:span text:style-name="OrgSrcFontLockTypeFace">in</text:span><text:span text:style-name="OrgSrcFontLockTypeFace">t</text:span><text:s/><text:span text:style-name="OrgSrcFontLockVariableNameFace">V</text:span><text:span text:style-name="OrgSrcRainbowDelimitersDepth2Face">[</text:span><text:span text:style-name="OrgSrcHighlightNumbersNumber">4</text:span><text:span text:style-name="OrgSrcRainbowDelimitersDepth2Face">]</text:span>;</text:p>
      <text:p text:style-name="OrgSrcBlock"><text:s/><text:s/>glGetIntegerv<text:span text:style-name="OrgSrcRainbowDelimitersDepth2Face">(</text:span>GL_VIEWPORT,<text:s/>V<text:span text:style-name="OrgSrcRainbowDelimitersDepth2Face">)</text:span>;</text:p>
      <text:p text:style-name="OrgSrcBlock"><text:s/><text:s/><text:span text:style-name="OrgSrcFontLockTypeFace">floa</text:span><text:span text:style-name="OrgSrcFontLockTypeFace">t</text:span><text:s/><text:span text:style-name="OrgSrcFontLockVariableNameFace">z</text:span>;</text:p>
      <text:p text:style-name="OrgSrcBlock"><text:s/><text:s/>glReadPixels<text:span text:style-name="OrgSrcRainbowDelimitersDepth2Face">(</text:span>x,<text:s/>y,<text:s/><text:span text:style-name="OrgSrcHighlightNumbersNumber">1</text:span>,<text:s/><text:span text:style-name="OrgSrcHighlightNumbersNumber">1</text:span>,<text:s/>GL_DEPTH_COMPONENT,<text:s/>GL_FLOAT,<text:s/>&amp;z<text:span text:style-name="OrgSrcRainbowDelimitersDepth2Face">)</text:span>;</text:p>
      <text:p text:style-name="OrgSrcBlock"><text:s/><text:s/><text:span text:style-name="OrgSrcFontLockTypeFace">doubl</text:span><text:span text:style-name="OrgSrcFontLockTypeFace">e</text:span><text:s/><text:span text:style-name="OrgSrcFontLockVariableNameFace">objX</text:span>,<text:s/><text:span text:style-name="OrgSrcFontLockVariableNameFace">objY</text:span>,<text:s/><text:span text:style-name="OrgSrcFontLockVariableNameFace">objZ</text:span>;</text:p>
      <text:p text:style-name="OrgSrcBlock"><text:s/><text:s/>gluUnProject<text:span text:style-name="OrgSrcRainbowDelimitersDepth2Face">(</text:span>x,<text:s/>y,<text:s/>z,<text:s/>M,<text:s/>P,<text:s/>V,<text:s/>&amp;objX,<text:s/>&amp;objY,<text:s/>&amp;objZ<text:span text:style-name="OrgSrcRainbowDelimitersDepth2Face">)</text:span>;</text:p>
      <text:p text:style-name="OrgSrcBlock"/>
      <text:p text:style-name="OrgSrcBlock"><text:s/><text:s/>g_SelectedPos<text:s/>=<text:s/>Vector3d<text:span text:style-name="OrgSrcRainbowDelimitersDepth2Face">(</text:span>objX,<text:s/>objY,<text:s/>objZ<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マウスクリックのイベント処理</text:span></text:p>
      <text:p text:style-name="OrgSrcBlock"><text:span text:style-name="OrgSrcFontLockTypeFace">v</text:span><text:span text:style-name="OrgSrcFontLockTypeFace">oi</text:span><text:span text:style-name="OrgSrcFontLockTypeFace">d</text:span><text:s/><text:span text:style-name="OrgSrcFontLockFunctionNameFace">mouse</text:span><text:span text:style-name="OrgSrcRainbowDelimitersDepth1Face">(</text:span><text:span text:style-name="OrgSrcFontLockTypeFace">int</text:span><text:s/><text:span text:style-name="OrgSrcFontLockVariableNameFace">button</text:span>,<text:s/><text:span text:style-name="OrgSrcFontLockTypeFace">int</text:span><text:s/><text:span text:style-name="OrgSrcFontLockVariableNameFace">state</text:span>,<text:s/><text:span text:style-name="OrgSrcFontLockTypeFace">int</text:span><text:s/><text:span text:style-name="OrgSrcFontLockVariableNameFace">x</text:span>,<text:s/><text:span text:style-name="OrgSrcFontLockTypeFace">int</text:span><text:s/><text:span text:style-name="OrgSrcFontLockVariableNameFace">y</text:span><text:span text:style-name="OrgSrcRainbowDelimitersDepth1Face">)</text:span><text:s/><text:span text:style-name="OrgSrcRainbowDelimitersDepth1Face">{</text:span></text:p>
      <text:p text:style-name="OrgSrcBlock"><text:s/><text:s/><text:span text:style-name="OrgSrcFontLockKeywordFace">if</text:span><text:s/><text:span text:style-name="OrgSrcRainbowDelimitersDepth2Face">(</text:span>state<text:s/>==<text:s/>GLUT_DOWN<text:span text:style-name="OrgSrcRainbowDelimitersDepth2Face">)</text:span><text:s/>MousePick<text:span text:style-name="OrgSrcRainbowDelimitersDepth2Face">(</text:span>x,<text:s/>y<text:span text:style-name="OrgSrcRainbowDelimitersDepth2Face">)</text:span>;<text:s/></text:p>
      <text:p text:style-name="OrgSrcBlock"><text:s/><text:s/>glutPostRedisplay<text:span text:style-name="OrgSrcRainbowDelimitersDepth2Face">(</text:span><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マウスドラッグのイベント処理</text:span></text:p>
      <text:p text:style-name="OrgSrcBlock"><text:span text:style-name="OrgSrcFontLockTypeFace">v</text:span><text:span text:style-name="OrgSrcFontLockTypeFace">oi</text:span><text:span text:style-name="OrgSrcFontLockTypeFace">d</text:span><text:s/><text:span text:style-name="OrgSrcFontLockFunctionNameFace">motion</text:span><text:span text:style-name="OrgSrcRainbowDelimitersDepth1Face">(</text:span><text:span text:style-name="OrgSrcFontLockTypeFace">int</text:span><text:s/><text:span text:style-name="OrgSrcFontLockVariableNameFace">x</text:span>,<text:s/><text:span text:style-name="OrgSrcFontLockTypeFace">int</text:span><text:s/><text:span text:style-name="OrgSrcFontLockVariableNameFace">y</text:span><text:span text:style-name="OrgSrcRainbowDelimitersDepth1Face">)</text:span><text:s/><text:span text:style-name="OrgSrcRainbowDelimitersDepth1Face">{</text:span></text:p>
      <text:p text:style-name="OrgSrcBlock"><text:s/><text:s/>MousePick<text:span text:style-name="OrgSrcRainbowDelimitersDepth2Face">(</text:span>x,<text:s/>y<text:span text:style-name="OrgSrcRainbowDelimitersDepth2Face">)</text:span>;</text:p>
      <text:p text:style-name="OrgSrcBlock"><text:s/><text:s/>glutPostRedisplay<text:span text:style-name="OrgSrcRainbowDelimitersDepth2Face">(</text:span><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キーが押されたときのイベント処理</text:span></text:p>
      <text:p text:style-name="OrgSrcBlock"><text:span text:style-name="OrgSrcFontLockTypeFace">v</text:span><text:span text:style-name="OrgSrcFontLockTypeFace">oi</text:span><text:span text:style-name="OrgSrcFontLockTypeFace">d</text:span><text:s/><text:span text:style-name="OrgSrcFontLockFunctionNameFace">keyboard</text:span><text:span text:style-name="OrgSrcRainbowDelimitersDepth1Face">(</text:span><text:span text:style-name="OrgSrcFontLockTypeFace">unsigned</text:span><text:s/><text:span text:style-name="OrgSrcFontLockTypeFace">char</text:span><text:s/><text:span text:style-name="OrgSrcFontLockVariableNameFace">key</text:span>,<text:s/><text:span text:style-name="OrgSrcFontLockTypeFace">int</text:span><text:s/><text:span text:style-name="OrgSrcFontLockVariableNameFace">x</text:span>,<text:s/><text:span text:style-name="OrgSrcFontLockTypeFace">int</text:span><text:s/><text:span text:style-name="OrgSrcFontLockVariableNameFace">y</text:span><text:span text:style-name="OrgSrcRainbowDelimitersDepth1Face">)</text:span><text:s/><text:span text:style-name="OrgSrcRainbowDelimitersDepth1Face">{</text:span></text:p>
      <text:p text:style-name="OrgSrcBlock"><text:s/><text:s/><text:span text:style-name="OrgSrcFontLockKeywordFace">switch</text:span><text:s/><text:span text:style-name="OrgSrcRainbowDelimitersDepth2Face">(</text:span>key<text:span text:style-name="OrgSrcRainbowDelimitersDepth2Face">)</text:span><text:s/><text:span text:style-name="OrgSrcRainbowDelimitersDepth2Face">{</text:span></text:p>
      <text:p text:style-name="OrgSrcBlock"><text:s/><text:s/><text:span text:style-name="OrgSrcFontLockKeywordFace">case</text:span><text:s/><text:span text:style-name="OrgSrcFontLockStringFace">'q'</text:span>:</text:p>
      <text:p text:style-name="OrgSrcBlock"><text:s/><text:s/><text:span text:style-name="OrgSrcFontLockKeywordFace">case</text:span><text:s/><text:span text:style-name="OrgSrcFontLockStringFace">'Q'</text:span>:</text:p>
      <text:p text:style-name="OrgSrcBlock"><text:s/><text:s/><text:span text:style-name="OrgSrcFontLockKeywordFace">case</text:span><text:s/><text:span text:style-name="OrgSrcFontLockStringFace">'\033'</text:span>:</text:p>
      <text:p text:style-name="OrgSrcBlock"><text:s/><text:s/><text:s/><text:s/>exit<text:span text:style-name="OrgSrcRainbowDelimitersDepth3Face">(</text:span><text:span text:style-name="OrgSrcHighlightNumbersNumber">0</text:span><text:span text:style-name="OrgSrcRainbowDelimitersDepth3Face">)</text:span>;<text:s/><text:s/><text:span text:style-name="OrgSrcFontLockCommentDelimiterFace">/*<text:s/></text:span><text:span text:style-name="OrgSrcFontLockCommentFace">'\033'<text:s/>は<text:s/>ESC<text:s/>の<text:s/>ASCII<text:s/>コード<text:s/>*/</text:span></text:p>
      <text:p text:style-name="OrgSrcBlock"><text:s/><text:s/><text:span text:style-name="OrgSrcFontLockKeywordFace">default</text:span>:</text:p>
      <text:p text:style-name="OrgSrcBlock"><text:s/><text:s/><text:s/><text:s/><text:span text:style-name="OrgSrcFontLockKeywordFace">break</text:span>;</text:p>
      <text:p text:style-name="OrgSrcBlock"><text:s/><text:s/><text:span text:style-name="OrgSrcRainbowDelimitersDepth2Face">}</text:span></text:p>
      <text:p text:style-name="OrgSrcBlock"/>
      <text:p text:style-name="OrgSrcBlock"><text:s/><text:s/>glutPostRedisplay<text:span text:style-name="OrgSrcRainbowDelimitersDepth2Face">(</text:span><text:span text:style-name="OrgSrcRainbowDelimitersDepth2Face">)</text:span>;</text:p>
      <text:p text:style-name="OrgSrcBlock"><text:span text:style-name="OrgSrcRainbowDelimitersDepth1Face">}</text:span></text:p>
      <text:p text:style-name="OrgSrcBlock"/>
      <text:p text:style-name="OrgSrcBlock"/>
      <text:p text:style-name="OrgSrcBlock"><text:span text:style-name="OrgSrcFontLockTypeFace">voi</text:span><text:span text:style-name="OrgSrcFontLockTypeFace">d</text:span><text:s/><text:span text:style-name="OrgSrcFontLockFunctionNameFace">init</text:span><text:span text:style-name="OrgSrcRainbowDelimitersDepth1Face">(</text:span><text:span text:style-name="OrgSrcRainbowDelimitersDepth1Face">)</text:span><text:s/><text:span text:style-name="OrgSrcRainbowDelimitersDepth1Face">{</text:span></text:p>
      <text:p text:style-name="OrgSrcBlock"><text:s/><text:s/><text:span text:style-name="OrgSrcFontLockCommentDelimiterFace">/</text:span><text:span text:style-name="OrgSrcFontLockCommentDelimiterFace">/<text:s/></text:span><text:span text:style-name="OrgSrcFontLockCommentFace">3つの球体の位置と色を設定しておく</text:span></text:p>
      <text:p text:style-name="OrgSrcBlock"><text:s/><text:s/>g_Sphere<text:span text:style-name="OrgSrcRainbowDelimitersDepth2Face">[</text:span><text:span text:style-name="OrgSrcHighlightNumbersNumber">0</text:span><text:span text:style-name="OrgSrcRainbowDelimitersDepth2Face">]</text:span>.position.set<text:span text:style-name="OrgSrcRainbowDelimitersDepth2Face">(</text:span>-<text:span text:style-name="OrgSrcHighlightNumbersNumber">5</text:span>,<text:s/><text:span text:style-name="OrgSrcHighlightNumbersNumber">0</text:span>,<text:s/><text:span text:style-name="OrgSrcHighlightNumbersNumber">0</text:span><text:span text:style-name="OrgSrcRainbowDelimitersDepth2Face">)</text:span>;</text:p>
      <text:p text:style-name="OrgSrcBlock"><text:s/><text:s/>g_Sphere<text:span text:style-name="OrgSrcRainbowDelimitersDepth2Face">[</text:span><text:span text:style-name="OrgSrcHighlightNumbersNumber">1</text:span><text:span text:style-name="OrgSrcRainbowDelimitersDepth2Face">]</text:span>.position.set<text:span text:style-name="OrgSrcRainbowDelimitersDepth2Face">(</text:span><text:s/><text:span text:style-name="OrgSrcHighlightNumbersNumber">0</text:span>,<text:s/><text:span text:style-name="OrgSrcHighlightNumbersNumber">0</text:span>,<text:s/><text:span text:style-name="OrgSrcHighlightNumbersNumber">0</text:span><text:span text:style-name="OrgSrcRainbowDelimitersDepth2Face">)</text:span>;</text:p>
      <text:p text:style-name="OrgSrcBlock"><text:s/><text:s/>g_Sphere<text:span text:style-name="OrgSrcRainbowDelimitersDepth2Face">[</text:span><text:span text:style-name="OrgSrcHighlightNumbersNumber">2</text:span><text:span text:style-name="OrgSrcRainbowDelimitersDepth2Face">]</text:span>.position.set<text:span text:style-name="OrgSrcRainbowDelimitersDepth2Face">(</text:span><text:s/><text:span text:style-name="OrgSrcHighlightNumbersNumber">5</text:span>,<text:s/><text:span text:style-name="OrgSrcHighlightNumbersNumber">0</text:span>,<text:s/><text:span text:style-name="OrgSrcHighlightNumbersNumber">0</text:span><text:span text:style-name="OrgSrcRainbowDelimitersDepth2Face">)</text:span>;</text:p>
      <text:p text:style-name="OrgSrcBlock"><text:s/><text:s/>g_Sphere<text:span text:style-name="OrgSrcRainbowDelimitersDepth2Face">[</text:span><text:span text:style-name="OrgSrcHighlightNumbersNumber">0</text:span><text:span text:style-name="OrgSrcRainbowDelimitersDepth2Face">]</text:span>.setColor<text:span text:style-name="OrgSrcRainbowDelimitersDepth2Face">(</text:span><text:span text:style-name="OrgSrcHighlightNumbersNumber">1</text:span>,<text:s/><text:span text:style-name="OrgSrcHighlightNumbersNumber">0</text:span>,<text:s/><text:span text:style-name="OrgSrcHighlightNumbersNumber">0</text:span><text:span text:style-name="OrgSrcRainbowDelimitersDepth2Face">)</text:span>;</text:p>
      <text:p text:style-name="OrgSrcBlock"><text:s/><text:s/>g_Sphere<text:span text:style-name="OrgSrcRainbowDelimitersDepth2Face">[</text:span><text:span text:style-name="OrgSrcHighlightNumbersNumber">1</text:span><text:span text:style-name="OrgSrcRainbowDelimitersDepth2Face">]</text:span>.setColor<text:span text:style-name="OrgSrcRainbowDelimitersDepth2Face">(</text:span><text:span text:style-name="OrgSrcHighlightNumbersNumber">0</text:span>,<text:s/><text:span text:style-name="OrgSrcHighlightNumbersNumber">1</text:span>,<text:s/><text:span text:style-name="OrgSrcHighlightNumbersNumber">0</text:span><text:span text:style-name="OrgSrcRainbowDelimitersDepth2Face">)</text:span>;</text:p>
      <text:p text:style-name="OrgSrcBlock"><text:s/><text:s/>g_Sphere<text:span text:style-name="OrgSrcRainbowDelimitersDepth2Face">[</text:span><text:span text:style-name="OrgSrcHighlightNumbersNumber">2</text:span><text:span text:style-name="OrgSrcRainbowDelimitersDepth2Face">]</text:span>.setColor<text:span text:style-name="OrgSrcRainbowDelimitersDepth2Face">(</text:span><text:span text:style-name="OrgSrcHighlightNumbersNumber">0</text:span>,<text:s/><text:span text:style-name="OrgSrcHighlightNumbersNumber">0</text:span>,<text:s/><text:span text:style-name="OrgSrcHighlightNumbersNumber">1</text:span><text:span text:style-name="OrgSrcRainbowDelimitersDepth2Face">)</text:span>;</text:p>
      <text:p text:style-name="OrgSrcBlock"/>
      <text:p text:style-name="OrgSrcBlock"><text:s/><text:s/>glClearDepth<text:span text:style-name="OrgSrcRainbowDelimitersDepth2Face">(</text:span><text:span text:style-name="OrgSrcHighlightNumbersNumber">1000.0</text:span><text:span text:style-name="OrgSrcRainbowDelimitersDepth2Face">)</text:span>;</text:p>
      <text:p text:style-name="OrgSrcBlock"><text:s/><text:s/>glClearColor<text:span text:style-name="OrgSrcRainbowDelimitersDepth2Face">(</text:span><text:span text:style-name="OrgSrcHighlightNumbersNumber">1</text:span>,<text:s/><text:span text:style-name="OrgSrcHighlightNumbersNumber">1</text:span>,<text:s/><text:span text:style-name="OrgSrcHighlightNumbersNumber">1</text:span>,<text:s/><text:span text:style-name="OrgSrcHighlightNumbersNumber">1</text:span><text:span text:style-name="OrgSrcRainbowDelimitersDepth2Face">)</text:span>;<text:s/><text:span text:style-name="OrgSrcFontLockCommentDelimiterFace">/</text:span><text:span text:style-name="OrgSrcFontLockCommentDelimiterFace">/<text:s/></text:span><text:span text:style-name="OrgSrcFontLockCommentFace">背景の色を白に設定</text:span></text:p>
      <text:p text:style-name="OrgSrcBlock"/>
      <text:p text:style-name="OrgSrcBlock"><text:s/><text:s/><text:span text:style-name="OrgSrcFontLockCommentDelimiterFace">//<text:s/></text:span><text:span text:style-name="OrgSrcFontLockCommentFace">照明の設定</text:span></text:p>
      <text:p text:style-name="OrgSrcBlock"><text:s/><text:s/><text:span text:style-name="OrgSrcFontLockTypeFace">f</text:span><text:span text:style-name="OrgSrcFontLockTypeFace">loa</text:span><text:span text:style-name="OrgSrcFontLockTypeFace">t</text:span><text:s/><text:span text:style-name="OrgSrcFontLockVariableNameFace">lightAmbientColor</text:span><text:span text:style-name="OrgSrcRainbowDelimitersDepth2Face">[</text:span><text:span text:style-name="OrgSrcRainbowDelimitersDepth2Face">]</text:span><text:s/>=<text:s/><text:span text:style-name="OrgSrcRainbowDelimitersDepth2Face">{</text:span><text:s/><text:span text:style-name="OrgSrcHighlightNumbersNumber">0.2f</text:span>,<text:s/><text:span text:style-name="OrgSrcHighlightNumbersNumber">0.2f</text:span>,<text:s/><text:span text:style-name="OrgSrcHighlightNumbersNumber">0.2f</text:span>,<text:s/><text:span text:style-name="OrgSrcHighlightNumbersNumber">0.0f</text:span><text:s/><text:span text:style-name="OrgSrcRainbowDelimitersDepth2Face">}</text:span>;</text:p>
      <text:p text:style-name="OrgSrcBlock"><text:s/><text:s/><text:span text:style-name="OrgSrcFontLockTypeFace">floa</text:span><text:span text:style-name="OrgSrcFontLockTypeFace">t</text:span><text:s/><text:span text:style-name="OrgSrcFontLockVariableNameFace">lightDiffuseColor</text:span><text:span text:style-name="OrgSrcRainbowDelimitersDepth2Face">[</text:span><text:span text:style-name="OrgSrcRainbowDelimitersDepth2Face">]</text:span><text:s/>=<text:s/><text:span text:style-name="OrgSrcRainbowDelimitersDepth2Face">{</text:span><text:s/><text:span text:style-name="OrgSrcHighlightNumbersNumber">1.f</text:span>,<text:s/><text:span text:style-name="OrgSrcHighlightNumbersNumber">1.f</text:span>,<text:s/><text:span text:style-name="OrgSrcHighlightNumbersNumber">1.f</text:span>,<text:s/><text:span text:style-name="OrgSrcHighlightNumbersNumber">0.0f</text:span><text:s/><text:span text:style-name="OrgSrcRainbowDelimitersDepth2Face">}</text:span>;</text:p>
      <text:p text:style-name="OrgSrcBlock"><text:s/><text:s/><text:span text:style-name="OrgSrcFontLockTypeFace">floa</text:span><text:span text:style-name="OrgSrcFontLockTypeFace">t</text:span><text:s/><text:span text:style-name="OrgSrcFontLockVariableNameFace">lightSpecularColor</text:span><text:span text:style-name="OrgSrcRainbowDelimitersDepth2Face">[</text:span><text:span text:style-name="OrgSrcRainbowDelimitersDepth2Face">]</text:span><text:s/>=<text:s/><text:span text:style-name="OrgSrcRainbowDelimitersDepth2Face">{</text:span><text:s/><text:span text:style-name="OrgSrcHighlightNumbersNumber">0.4f</text:span>,<text:s/><text:span text:style-name="OrgSrcHighlightNumbersNumber">0.4f</text:span>,<text:s/><text:span text:style-name="OrgSrcHighlightNumbersNumber">0.4f</text:span>,<text:s/><text:span text:style-name="OrgSrcHighlightNumbersNumber">0.0f</text:span><text:s/><text:span text:style-name="OrgSrcRainbowDelimitersDepth2Face">}</text:span>;</text:p>
      <text:p text:style-name="OrgSrcBlock"><text:s/><text:s/><text:span text:style-name="OrgSrcFontLockTypeFace">floa</text:span><text:span text:style-name="OrgSrcFontLockTypeFace">t</text:span><text:s/><text:span text:style-name="OrgSrcFontLockVariableNameFace">lightPosition</text:span><text:span text:style-name="OrgSrcRainbowDelimitersDepth2Face">[</text:span><text:span text:style-name="OrgSrcRainbowDelimitersDepth2Face">]</text:span><text:s/>=<text:s/><text:span text:style-name="OrgSrcRainbowDelimitersDepth2Face">{</text:span><text:s/><text:span text:style-name="OrgSrcHighlightNumbersNumber">0.0f</text:span>,<text:s/><text:span text:style-name="OrgSrcHighlightNumbersNumber">30.0f</text:span>,<text:s/><text:span text:style-name="OrgSrcHighlightNumbersNumber">30.0f</text:span>,<text:s/><text:span text:style-name="OrgSrcHighlightNumbersNumber">0.0f</text:span><text:s/><text:span text:style-name="OrgSrcRainbowDelimitersDepth2Face">}</text:span>;</text:p>
      <text:p text:style-name="OrgSrcBlock"><text:s/><text:s/>glEnable<text:span text:style-name="OrgSrcRainbowDelimitersDepth2Face">(</text:span>GL_LIGHTING<text:span text:style-name="OrgSrcRainbowDelimitersDepth2Face">)</text:span>;</text:p>
      <text:p text:style-name="OrgSrcBlock"><text:s/><text:s/>glEnable<text:span text:style-name="OrgSrcRainbowDelimitersDepth2Face">(</text:span>GL_LIGHT0<text:span text:style-name="OrgSrcRainbowDelimitersDepth2Face">)</text:span>;</text:p>
      <text:p text:style-name="OrgSrcBlock"><text:s/><text:s/>glLightfv<text:span text:style-name="OrgSrcRainbowDelimitersDepth2Face">(</text:span>GL_LIGHT0,<text:s/>GL_AMBIENT,<text:s/>lightAmbientColor<text:span text:style-name="OrgSrcRainbowDelimitersDepth2Face">)</text:span>;</text:p>
      <text:p text:style-name="OrgSrcBlock"><text:s/><text:s/>glLightfv<text:span text:style-name="OrgSrcRainbowDelimitersDepth2Face">(</text:span>GL_LIGHT0,<text:s/>GL_DIFFUSE,<text:s/>lightDiffuseColor<text:span text:style-name="OrgSrcRainbowDelimitersDepth2Face">)</text:span>;</text:p>
      <text:p text:style-name="OrgSrcBlock"><text:s/><text:s/>glLightfv<text:span text:style-name="OrgSrcRainbowDelimitersDepth2Face">(</text:span>GL_LIGHT0,<text:s/>GL_SPECULAR,<text:s/>lightSpecularColor<text:span text:style-name="OrgSrcRainbowDelimitersDepth2Face">)</text:span>;</text:p>
      <text:p text:style-name="OrgSrcBlock"><text:s/><text:s/>glLightfv<text:span text:style-name="OrgSrcRainbowDelimitersDepth2Face">(</text:span>GL_LIGHT0,<text:s/>GL_POSITION,<text:s/>lightPositio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材質の設定</text:span></text:p>
      <text:p text:style-name="OrgSrcBlock"><text:s/><text:s/><text:span text:style-name="OrgSrcFontLockTypeFace">f</text:span><text:span text:style-name="OrgSrcFontLockTypeFace">loa</text:span><text:span text:style-name="OrgSrcFontLockTypeFace">t</text:span><text:s/><text:span text:style-name="OrgSrcFontLockVariableNameFace">specularColor</text:span><text:span text:style-name="OrgSrcRainbowDelimitersDepth2Face">[</text:span><text:span text:style-name="OrgSrcRainbowDelimitersDepth2Face">]</text:span><text:s/>=<text:s/><text:span text:style-name="OrgSrcRainbowDelimitersDepth2Face">{</text:span><text:s/><text:span text:style-name="OrgSrcHighlightNumbersNumber">0.8f</text:span>,<text:s/><text:span text:style-name="OrgSrcHighlightNumbersNumber">0.8f</text:span>,<text:s/><text:span text:style-name="OrgSrcHighlightNumbersNumber">0.8f</text:span>,<text:s/><text:span text:style-name="OrgSrcHighlightNumbersNumber">1.0f</text:span><text:s/><text:span text:style-name="OrgSrcRainbowDelimitersDepth2Face">}</text:span>;</text:p>
      <text:p text:style-name="OrgSrcBlock"><text:s/><text:s/><text:span text:style-name="OrgSrcFontLockTypeFace">floa</text:span><text:span text:style-name="OrgSrcFontLockTypeFace">t</text:span><text:s/><text:span text:style-name="OrgSrcFontLockVariableNameFace">ambientColor</text:span><text:span text:style-name="OrgSrcRainbowDelimitersDepth2Face">[</text:span><text:span text:style-name="OrgSrcRainbowDelimitersDepth2Face">]</text:span><text:s/>=<text:s/><text:span text:style-name="OrgSrcRainbowDelimitersDepth2Face">{</text:span><text:s/><text:span text:style-name="OrgSrcHighlightNumbersNumber">0.2f</text:span>,<text:s/><text:span text:style-name="OrgSrcHighlightNumbersNumber">0.2f</text:span>,<text:s/><text:span text:style-name="OrgSrcHighlightNumbersNumber">0.2f</text:span>,<text:s/><text:span text:style-name="OrgSrcHighlightNumbersNumber">1.0f</text:span><text:s/><text:span text:style-name="OrgSrcRainbowDelimitersDepth2Face">}</text:span>;</text:p>
      <text:p text:style-name="OrgSrcBlock"><text:s/><text:s/><text:span text:style-name="OrgSrcFontLockTypeFace">floa</text:span><text:span text:style-name="OrgSrcFontLockTypeFace">t</text:span><text:s/><text:span text:style-name="OrgSrcFontLockVariableNameFace">diffuseColor</text:span><text:span text:style-name="OrgSrcRainbowDelimitersDepth2Face">[</text:span><text:span text:style-name="OrgSrcRainbowDelimitersDepth2Face">]</text:span><text:s/>=<text:s/><text:span text:style-name="OrgSrcRainbowDelimitersDepth2Face">{</text:span><text:s/><text:span text:style-name="OrgSrcHighlightNumbersNumber">1.f</text:span>,<text:s/><text:span text:style-name="OrgSrcHighlightNumbersNumber">0.f</text:span>,<text:s/><text:span text:style-name="OrgSrcHighlightNumbersNumber">0.f</text:span>,<text:s/><text:span text:style-name="OrgSrcHighlightNumbersNumber">1.f</text:span><text:s/><text:span text:style-name="OrgSrcRainbowDelimitersDepth2Face">}</text:span>;</text:p>
      <text:p text:style-name="OrgSrcBlock"><text:s/><text:s/><text:span text:style-name="OrgSrcFontLockTypeFace">floa</text:span><text:span text:style-name="OrgSrcFontLockTypeFace">t</text:span><text:s/><text:span text:style-name="OrgSrcFontLockVariableNameFace">shininess</text:span><text:s/>=<text:s/><text:span text:style-name="OrgSrcHighlightNumbersNumber">64.f</text:span>;</text:p>
      <text:p text:style-name="OrgSrcBlock"><text:s/><text:s/>glMaterialfv<text:span text:style-name="OrgSrcRainbowDelimitersDepth2Face">(</text:span>GL_FRONT,<text:s/>GL_SPECULAR,<text:s/>specularColor<text:span text:style-name="OrgSrcRainbowDelimitersDepth2Face">)</text:span>;</text:p>
      <text:p text:style-name="OrgSrcBlock"><text:s/><text:s/>glMaterialfv<text:span text:style-name="OrgSrcRainbowDelimitersDepth2Face">(</text:span>GL_FRONT,<text:s/>GL_SHININESS,<text:s/>&amp;shininess<text:span text:style-name="OrgSrcRainbowDelimitersDepth2Face">)</text:span>;</text:p>
      <text:p text:style-name="OrgSrcBlock"><text:s/><text:s/>glMaterialfv<text:span text:style-name="OrgSrcRainbowDelimitersDepth2Face">(</text:span>GL_FRONT,<text:s/>GL_AMBIENT,<text:s/>ambientColor<text:span text:style-name="OrgSrcRainbowDelimitersDepth2Face">)</text:span>;</text:p>
      <text:p text:style-name="OrgSrcBlock"><text:s/><text:s/>glMaterialfv<text:span text:style-name="OrgSrcRainbowDelimitersDepth2Face">(</text:span>GL_FRONT,<text:s/>GL_DIFFUSE,<text:s/>diffuseColor<text:span text:style-name="OrgSrcRainbowDelimitersDepth2Face">)</text:span>;</text:p>
      <text:p text:style-name="OrgSrcBlock"><text:span text:style-name="OrgSrcRainbowDelimitersDepth1Face">}</text:span></text:p>
      <text:p text:style-name="OrgSrcBlock"/>
      <text:p text:style-name="OrgSrcBlock"><text:span text:style-name="OrgSrcFontLockTypeFace">in</text:span><text:span text:style-name="OrgSrcFontLockTypeFace">t</text:span><text:s/><text:span text:style-name="OrgSrcFontLockFunctionNameFace">main</text:span><text:span text:style-name="OrgSrcRainbowDelimitersDepth1Face">(</text:span><text:span text:style-name="OrgSrcFontLockTypeFace">int</text:span><text:s/><text:span text:style-name="OrgSrcFontLockVariableNameFace">argc</text:span>,<text:s/><text:span text:style-name="OrgSrcFontLockTypeFace">char</text:span>**<text:span text:style-name="OrgSrcFontLockVariableNameFace">argv</text:span><text:span text:style-name="OrgSrcRainbowDelimitersDepth1Face">)</text:span><text:s/><text:span text:style-name="OrgSrcRainbowDelimitersDepth1Face">{</text:span></text:p>
      <text:p text:style-name="OrgSrcBlock"><text:s/><text:s/>glutInit<text:span text:style-name="OrgSrcRainbowDelimitersDepth2Face">(</text:span>&amp;argc,<text:s/>argv<text:span text:style-name="OrgSrcRainbowDelimitersDepth2Face">)</text:span>;</text:p>
      <text:p text:style-name="OrgSrcBlock"><text:s/><text:s/>glutInitDisplayMode<text:span text:style-name="OrgSrcRainbowDelimitersDepth2Face">(</text:span>GLUT_RGB<text:s/>|<text:s/>GLUT_DOUBLE<text:s/>|<text:s/>GLUT_DEPTH<text:span text:style-name="OrgSrcRainbowDelimitersDepth2Face">)</text:span>;</text:p>
      <text:p text:style-name="OrgSrcBlock"><text:s/><text:s/>glutInitWindowSize<text:span text:style-name="OrgSrcRainbowDelimitersDepth2Face">(</text:span>g_WindowWidth,<text:s/>g_WindowHeight<text:span text:style-name="OrgSrcRainbowDelimitersDepth2Face">)</text:span>;</text:p>
      <text:p text:style-name="OrgSrcBlock"><text:s/><text:s/>glutCreateWindow<text:span text:style-name="OrgSrcRainbowDelimitersDepth2Face">(</text:span><text:span text:style-name="OrgSrcFontLockStringFace">"Mouse<text:s/>Picking"</text:span><text:span text:style-name="OrgSrcRainbowDelimitersDepth2Face">)</text:span>;</text:p>
      <text:p text:style-name="OrgSrcBlock"/>
      <text:p text:style-name="OrgSrcBlock"><text:s/><text:s/>glutDisplayFunc<text:span text:style-name="OrgSrcRainbowDelimitersDepth2Face">(</text:span>display<text:span text:style-name="OrgSrcRainbowDelimitersDepth2Face">)</text:span>;</text:p>
      <text:p text:style-name="OrgSrcBlock"><text:s/><text:s/>glutReshapeFunc<text:span text:style-name="OrgSrcRainbowDelimitersDepth2Face">(</text:span>resize<text:span text:style-name="OrgSrcRainbowDelimitersDepth2Face">)</text:span>;</text:p>
      <text:p text:style-name="OrgSrcBlock"><text:s/><text:s/>glutMouseFunc<text:span text:style-name="OrgSrcRainbowDelimitersDepth2Face">(</text:span>mouse<text:span text:style-name="OrgSrcRainbowDelimitersDepth2Face">)</text:span>;</text:p>
      <text:p text:style-name="OrgSrcBlock"><text:s/><text:s/>glutMotionFunc<text:span text:style-name="OrgSrcRainbowDelimitersDepth2Face">(</text:span>motion<text:span text:style-name="OrgSrcRainbowDelimitersDepth2Face">)</text:span>;</text:p>
      <text:p text:style-name="OrgSrcBlock"><text:s/><text:s/>glutKeyboardFunc<text:span text:style-name="OrgSrcRainbowDelimitersDepth2Face">(</text:span>keyboard<text:span text:style-name="OrgSrcRainbowDelimitersDepth2Face">)</text:span>;</text:p>
      <text:p text:style-name="OrgSrcBlock"/>
      <text:p text:style-name="OrgSrcBlock"><text:s/><text:s/>init<text:span text:style-name="OrgSrcRainbowDelimitersDepth2Face">(</text:span><text:span text:style-name="OrgSrcRainbowDelimitersDepth2Face">)</text:span>;</text:p>
      <text:p text:style-name="OrgSrcBlock"/>
      <text:p text:style-name="OrgSrcBlock"><text:s/><text:s/>glutMainLoop<text:span text:style-name="OrgSrcRainbowDelimitersDepth2Face">(</text:span><text:span text:style-name="OrgSrcRainbowDelimitersDepth2Face">)</text:span>;</text:p>
      <text:p text:style-name="OrgSrcBlock"/>
      <text:p text:style-name="OrgSrcBlock"><text:s/><text:s/><text:span text:style-name="OrgSrcFontLockKeywordFace">return</text:span><text:s/><text:span text:style-name="OrgSrcHighlightNumbersNumber">0</text:span>;</text:p>
      <text:p text:style-name="OrgSrcBlockLastLine"><text:span text:style-name="OrgSrcRainbowDelimitersDepth1Face">}</text:span></text:p>
      <text:p text:style-name="OrgSrcBlockLastLine"/>
      <text:h text:style-name="Heading_20_1" text:outline-level="1" text:is-list-header="false">
<text:bookmark-start text:name="OrgXref.org1ce79fd"/>
<text:bookmark text:name="org1ce79fd"/>課題3
<text:bookmark-end text:name="OrgXref.org1ce79fd"/></text:h>
      <text:p text:style-name="Text_20_body">簡単な的当てゲームを作成しました。すべてのレベルをクリアすると合計タイムが表示されます。<text:line-break/></text:p>
      <text:h text:style-name="Heading_20_2" text:outline-level="2" text:is-list-header="false">
<text:bookmark-start text:name="OrgXref.org8e52a86"/>
<text:bookmark text:name="org8e52a86"/>実行結果
<text:bookmark-end text:name="OrgXref.org8e52a86"/></text:h>
      <text:h text:style-name="Heading_20_2" text:outline-level="2" text:is-list-header="false">
<text:bookmark-start text:name="OrgXref.orged75839"/>
<text:bookmark text:name="orged75839"/>コード
<text:bookmark-end text:name="OrgXref.orged75839"/></text:h>
      <text:p text:style-name="OrgSrcBlock"><text:span text:style-name="OrgSrcFontLockPreprocessorFace">#</text:span><text:span text:style-name="OrgSrcFontLockPreprocessorFace">include</text:span><text:s/><text:span text:style-name="OrgSrcRainbowDelimitersDepth1Face">&lt;</text:span><text:span text:style-name="OrgSrcFontLockStringFace">cstdlib</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cstdio</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cmath</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GL/glut.h</text:span><text:span text:style-name="OrgSrcRainbowDelimitersDepth1Face">&gt;</text:span></text:p>
      <text:p text:style-name="OrgSrcBlock"/>
      <text:p text:style-name="OrgSrcBlock"><text:span text:style-name="OrgSrcFontLockKeywordFace">u</text:span><text:span text:style-name="OrgSrcFontLockKeywordFace">sing</text:span><text:s/><text:span text:style-name="OrgSrcFontLockKeywordFace">namespace</text:span><text:s/><text:span text:style-name="OrgSrcFontLockConstantFace">st</text:span><text:span text:style-name="OrgSrcFontLockConstantFace">d</text:span>;</text:p>
      <text:p text:style-name="OrgSrcBlock"/>
      <text:p text:style-name="OrgSrcBlock"><text:span text:style-name="OrgSrcFontLockKeywordFace">clas</text:span><text:span text:style-name="OrgSrcFontLockKeywordFace">s</text:span><text:s/><text:span text:style-name="OrgSrcFontLockTypeFace">Vector3d</text:span><text:s/><text:span text:style-name="OrgSrcRainbowDelimitersDepth1Face">{</text:span></text:p>
      <text:p text:style-name="OrgSrcBlock"><text:span text:style-name="OrgSrcFontLockKeywordFace">public</text:span>:</text:p>
      <text:p text:style-name="OrgSrcBlock"><text:s/><text:s/><text:span text:style-name="OrgSrcFontLockTypeFace">doubl</text:span><text:span text:style-name="OrgSrcFontLockTypeFace">e</text:span><text:s/><text:span text:style-name="OrgSrcFontLockVariableNameFace">x</text:span>,<text:s/><text:span text:style-name="OrgSrcFontLockVariableNameFace">y</text:span>,<text:s/><text:span text:style-name="OrgSrcFontLockVariableNameFace">z</text:span>;</text:p>
      <text:p text:style-name="OrgSrcBlock"/>
      <text:p text:style-name="OrgSrcBlock"><text:s/><text:s/><text:span text:style-name="OrgSrcFontLockFunctionNameFace">Vector3d</text:span><text:span text:style-name="OrgSrcRainbowDelimitersDepth2Face">(</text:span><text:span text:style-name="OrgSrcRainbowDelimitersDepth2Face">)</text:span><text:s/><text:span text:style-name="OrgSrcRainbowDelimitersDepth2Face">{</text:span><text:s/>x<text:s/>=<text:s/>y<text:s/>=<text:s/>z<text:s/>=<text:s/><text:span text:style-name="OrgSrcHighlightNumbersNumber">0</text:span>;<text:s/><text:span text:style-name="OrgSrcRainbowDelimitersDepth2Face">}</text:span></text:p>
      <text:p text:style-name="OrgSrcBlock"><text:s/><text:s/><text:span text:style-name="OrgSrcFontLockFunctionNameFace">Vector3d</text:span><text:span text:style-name="OrgSrcRainbowDelimitersDepth2Face">(</text:span><text:span text:style-name="OrgSrcFontLockTypeFace">double</text:span><text:s/><text:span text:style-name="OrgSrcFontLockVariableNameFace">_x</text:span>,<text:s/><text:span text:style-name="OrgSrcFontLockTypeFace">double</text:span><text:s/><text:span text:style-name="OrgSrcFontLockVariableNameFace">_y</text:span>,<text:s/><text:span text:style-name="OrgSrcFontLockTypeFace">double</text:span><text:s/><text:span text:style-name="OrgSrcFontLockVariableNameFace">_z</text:span><text:span text:style-name="OrgSrcRainbowDelimitersDepth2Face">)</text:span><text:s/><text:span text:style-name="OrgSrcRainbowDelimitersDepth2Face">{</text:span><text:s/>x<text:s/>=<text:s/>_x;<text:s/>y<text:s/>=<text:s/>_y;<text:s/>z<text:s/>=<text:s/>_z;<text:s/><text:span text:style-name="OrgSrcRainbowDelimitersDepth2Face">}</text:span></text:p>
      <text:p text:style-name="OrgSrcBlock"/>
      <text:p text:style-name="OrgSrcBlock"><text:s/><text:s/><text:span text:style-name="OrgSrcFontLockTypeFace">voi</text:span><text:span text:style-name="OrgSrcFontLockTypeFace">d</text:span><text:s/><text:span text:style-name="OrgSrcFontLockFunctionNameFace">set</text:span><text:span text:style-name="OrgSrcRainbowDelimitersDepth2Face">(</text:span><text:span text:style-name="OrgSrcFontLockTypeFace">double</text:span><text:s/><text:span text:style-name="OrgSrcFontLockVariableNameFace">_x</text:span>,<text:s/><text:span text:style-name="OrgSrcFontLockTypeFace">double</text:span><text:s/><text:span text:style-name="OrgSrcFontLockVariableNameFace">_y</text:span>,<text:s/><text:span text:style-name="OrgSrcFontLockTypeFace">double</text:span><text:s/><text:span text:style-name="OrgSrcFontLockVariableNameFace">_z</text:span><text:span text:style-name="OrgSrcRainbowDelimitersDepth2Face">)</text:span><text:s/><text:span text:style-name="OrgSrcRainbowDelimitersDepth2Face">{</text:span><text:s/>x<text:s/>=<text:s/>_x;<text:s/>y<text:s/>=<text:s/>_y;<text:s/>z<text:s/>=<text:s/>_z;<text:s/><text:span text:style-name="OrgSrcRainbowDelimitersDepth2Face">}</text:span></text:p>
      <text:p text:style-name="OrgSrcBlock"/>
      <text:p text:style-name="OrgSrcBlock"><text:s/><text:s/><text:span text:style-name="OrgSrcFontLockTypeFace">voi</text:span><text:span text:style-name="OrgSrcFontLockTypeFace">d</text:span><text:s/><text:span text:style-name="OrgSrcFontLockFunctionNameFace">normalize</text:span><text:span text:style-name="OrgSrcRainbowDelimitersDepth2Face">(</text:span><text:span text:style-name="OrgSrcRainbowDelimitersDepth2Face">)</text:span><text:s/><text:span text:style-name="OrgSrcRainbowDelimitersDepth2Face">{</text:span></text:p>
      <text:p text:style-name="OrgSrcBlock"><text:s/><text:s/><text:s/><text:s/><text:span text:style-name="OrgSrcFontLockTypeFace">doubl</text:span><text:span text:style-name="OrgSrcFontLockTypeFace">e</text:span><text:s/><text:span text:style-name="OrgSrcFontLockVariableNameFace">len</text:span><text:s/>=<text:s/>length<text:span text:style-name="OrgSrcRainbowDelimitersDepth3Face">(</text:span><text:span text:style-name="OrgSrcRainbowDelimitersDepth3Face">)</text:span>;</text:p>
      <text:p text:style-name="OrgSrcBlock"><text:s/><text:s/><text:s/><text:s/>x<text:s/>/=<text:s/>len;<text:s/>y<text:s/>/=<text:s/>len;<text:s/>z<text:s/>/=<text:s/>len;</text:p>
      <text:p text:style-name="OrgSrcBlock"><text:s/><text:s/><text:span text:style-name="OrgSrcRainbowDelimitersDepth2Face">}</text:span></text:p>
      <text:p text:style-name="OrgSrcBlock"/>
      <text:p text:style-name="OrgSrcBlock"><text:s/><text:s/><text:span text:style-name="OrgSrcFontLockTypeFace">doubl</text:span><text:span text:style-name="OrgSrcFontLockTypeFace">e</text:span><text:s/><text:span text:style-name="OrgSrcFontLockFunctionNameFace">length</text:span><text:span text:style-name="OrgSrcRainbowDelimitersDepth2Face">(</text:span><text:span text:style-name="OrgSrcRainbowDelimitersDepth2Face">)</text:span><text:s/><text:span text:style-name="OrgSrcRainbowDelimitersDepth2Face">{</text:span><text:s/><text:span text:style-name="OrgSrcFontLockKeywordFace">return</text:span><text:s/>sqrt<text:span text:style-name="OrgSrcRainbowDelimitersDepth3Face">(</text:span><text:span text:style-name="OrgSrcFontLockTypeFace">x</text:span><text:s/>*<text:s/><text:span text:style-name="OrgSrcFontLockVariableNameFace">x</text:span><text:s/>+<text:s/>y<text:s/>*<text:s/>y<text:s/>+<text:s/>z<text:s/>*<text:s/>z<text:span text:style-name="OrgSrcRainbowDelimitersDepth3Face">)</text:span>;<text:s/><text:span text:style-name="OrgSrcRainbowDelimitersDepth2Face">}</text:span></text:p>
      <text:p text:style-name="OrgSrcBlock"/>
      <text:p text:style-name="OrgSrcBlock"><text:s/><text:s/><text:span text:style-name="OrgSrcFontLockTypeFace">voi</text:span><text:span text:style-name="OrgSrcFontLockTypeFace">d</text:span><text:s/><text:span text:style-name="OrgSrcFontLockFunctionNameFace">scale</text:span><text:span text:style-name="OrgSrcRainbowDelimitersDepth2Face">(</text:span><text:span text:style-name="OrgSrcFontLockKeywordFace">const</text:span><text:s/><text:span text:style-name="OrgSrcFontLockTypeFace">double</text:span><text:s/><text:span text:style-name="OrgSrcFontLockVariableNameFace">s</text:span><text:span text:style-name="OrgSrcRainbowDelimitersDepth2Face">)</text:span><text:s/><text:span text:style-name="OrgSrcRainbowDelimitersDepth2Face">{</text:span><text:s/>x<text:s/>*=<text:s/>s;<text:s/>y<text:s/>*=<text:s/>s;<text:s/>z<text:s/>*=<text:s/>s;<text:s/><text:span text:style-name="OrgSrcRainbowDelimitersDepth2Face">}</text:span></text:p>
      <text:p text:style-name="OrgSrcBlock"/>
      <text:p text:style-name="OrgSrcBlock"><text:s/><text:s/><text:span text:style-name="OrgSrcFontLockTypeFace">Vector3</text:span><text:span text:style-name="OrgSrcFontLockTypeFace">d</text:span><text:s/><text:span text:style-name="OrgSrcFontLockKeywordFace">operator</text:span><text:span text:style-name="OrgSrcFontLockFunctionNameFace">+</text:span><text:span text:style-name="OrgSrcRainbowDelimitersDepth2Face">(</text:span><text:span text:style-name="OrgSrcFontLockTypeFace">Vector3d</text:span><text:s/><text:span text:style-name="OrgSrcFontLockVariableNameFace">v</text:span><text:span text:style-name="OrgSrcRainbowDelimitersDepth2Face">)</text:span><text:s/><text:span text:style-name="OrgSrcRainbowDelimitersDepth2Face">{</text:span><text:s/><text:span text:style-name="OrgSrcFontLockKeywordFace">return</text:span><text:s/>Vector3d<text:span text:style-name="OrgSrcRainbowDelimitersDepth3Face">(</text:span>x<text:s/>+<text:s/>v.x,<text:s/>y<text:s/>+<text:s/>v.y,<text:s/>z<text:s/>+<text:s/>v.z<text:span text:style-name="OrgSrcRainbowDelimitersDepth3Face">)</text:span>;<text:s/><text:span text:style-name="OrgSrcRainbowDelimitersDepth2Face">}</text:span></text:p>
      <text:p text:style-name="OrgSrcBlock"/>
      <text:p text:style-name="OrgSrcBlock"><text:s/><text:s/><text:span text:style-name="OrgSrcFontLockTypeFace">Vector3</text:span><text:span text:style-name="OrgSrcFontLockTypeFace">d</text:span><text:s/><text:span text:style-name="OrgSrcFontLockKeywordFace">operator</text:span><text:span text:style-name="OrgSrcFontLockFunctionNameFace">-</text:span><text:span text:style-name="OrgSrcRainbowDelimitersDepth2Face">(</text:span><text:span text:style-name="OrgSrcFontLockTypeFace">Vector3d</text:span><text:s/><text:span text:style-name="OrgSrcFontLockVariableNameFace">v</text:span><text:span text:style-name="OrgSrcRainbowDelimitersDepth2Face">)</text:span><text:s/><text:span text:style-name="OrgSrcRainbowDelimitersDepth2Face">{</text:span><text:s/><text:span text:style-name="OrgSrcFontLockKeywordFace">return</text:span><text:s/>Vector3d<text:span text:style-name="OrgSrcRainbowDelimitersDepth3Face">(</text:span>x<text:s/>-<text:s/>v.x,<text:s/>y<text:s/>-<text:s/>v.y,<text:s/>z<text:s/>-<text:s/>v.z<text:span text:style-name="OrgSrcRainbowDelimitersDepth3Face">)</text:span>;<text:s/><text:span text:style-name="OrgSrcRainbowDelimitersDepth2Face">}</text:span></text:p>
      <text:p text:style-name="OrgSrcBlock"/>
      <text:p text:style-name="OrgSrcBlock"><text:s/><text:s/><text:span text:style-name="OrgSrcFontLockTypeFace">doubl</text:span><text:span text:style-name="OrgSrcFontLockTypeFace">e</text:span><text:s/><text:span text:style-name="OrgSrcFontLockKeywordFace">operator</text:span><text:span text:style-name="OrgSrcFontLockFunctionNameFace">*</text:span><text:span text:style-name="OrgSrcRainbowDelimitersDepth2Face">(</text:span><text:span text:style-name="OrgSrcFontLockTypeFace">Vector3d</text:span><text:s/><text:span text:style-name="OrgSrcFontLockVariableNameFace">v</text:span><text:span text:style-name="OrgSrcRainbowDelimitersDepth2Face">)</text:span><text:s/><text:span text:style-name="OrgSrcRainbowDelimitersDepth2Face">{</text:span><text:s/><text:span text:style-name="OrgSrcFontLockKeywordFace">return</text:span><text:s/>x<text:s/>*<text:s/>v.x<text:s/>+<text:s/>y*<text:s/>v.y<text:s/>+<text:s/>z<text:s/>*<text:s/>v.z;<text:s/><text:span text:style-name="OrgSrcRainbowDelimitersDepth2Face">}</text:span></text:p>
      <text:p text:style-name="OrgSrcBlock"/>
      <text:p text:style-name="OrgSrcBlock"><text:s/><text:s/><text:span text:style-name="OrgSrcFontLockTypeFace">Vector3</text:span><text:span text:style-name="OrgSrcFontLockTypeFace">d</text:span><text:s/><text:span text:style-name="OrgSrcFontLockKeywordFace">operator</text:span><text:span text:style-name="OrgSrcFontLockFunctionNameFace">%</text:span><text:span text:style-name="OrgSrcRainbowDelimitersDepth2Face">(</text:span><text:span text:style-name="OrgSrcFontLockTypeFace">Vector3d</text:span><text:s/><text:span text:style-name="OrgSrcFontLockVariableNameFace">v</text:span><text:span text:style-name="OrgSrcRainbowDelimitersDepth2Face">)</text:span><text:s/><text:span text:style-name="OrgSrcRainbowDelimitersDepth2Face">{</text:span><text:s/><text:span text:style-name="OrgSrcFontLockKeywordFace">return</text:span><text:s/>Vector3d<text:span text:style-name="OrgSrcRainbowDelimitersDepth3Face">(</text:span><text:span text:style-name="OrgSrcFontLockTypeFace">y</text:span><text:s/>*<text:s/><text:span text:style-name="OrgSrcFontLockVariableNameFace">v</text:span>.z<text:s/>-<text:s/>z<text:s/>*<text:s/>v.y,<text:s/><text:span text:style-name="OrgSrcFontLockTypeFace">z</text:span><text:s/>*<text:s/><text:span text:style-name="OrgSrcFontLockVariableNameFace">v</text:span>.x<text:s/>-<text:s/>x<text:s/>*<text:s/>v.z,<text:s/><text:span text:style-name="OrgSrcFontLockTypeFace">x</text:span><text:s/>*<text:s/><text:span text:style-name="OrgSrcFontLockVariableNameFace">v</text:span>.y<text:s/>-<text:s/>y<text:s/>*<text:s/>v.x<text:span text:style-name="OrgSrcRainbowDelimitersDepth3Face">)</text:span>;<text:s/><text:span text:style-name="OrgSrcRainbowDelimitersDepth2Face">}</text:span></text:p>
      <text:p text:style-name="OrgSrcBlock"/>
      <text:p text:style-name="OrgSrcBlock"><text:s/><text:s/><text:span text:style-name="OrgSrcFontLockTypeFace">Vector3</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3d</text:span>&amp;<text:s/><text:span text:style-name="OrgSrcFontLockVariableNameFace">v</text:span><text:span text:style-name="OrgSrcRainbowDelimitersDepth2Face">)</text:span><text:span text:style-name="OrgSrcRainbowDelimitersDepth2Face">{</text:span><text:s/>x<text:s/>=<text:s/>v.x;<text:s/>y<text:s/>=<text:s/>v.y;<text:s/>z<text:s/>=<text:s/>v.z;<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TypeFace">Vector3</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3d</text:span>&amp;<text:s/><text:span text:style-name="OrgSrcFontLockVariableNameFace">v</text:span><text:span text:style-name="OrgSrcRainbowDelimitersDepth2Face">)</text:span><text:s/><text:span text:style-name="OrgSrcRainbowDelimitersDepth2Face">{</text:span><text:s/>x<text:s/>+=<text:s/>v.x;<text:s/>y<text:s/>+=<text:s/>v.y;<text:s/>z<text:s/>+=<text:s/>v.z;<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TypeFace">Vector3</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3d</text:span>&amp;<text:s/><text:span text:style-name="OrgSrcFontLockVariableNameFace">v</text:span><text:span text:style-name="OrgSrcRainbowDelimitersDepth2Face">)</text:span><text:s/><text:span text:style-name="OrgSrcRainbowDelimitersDepth2Face">{</text:span><text:s/>x<text:s/>-=<text:s/>v.x;<text:s/>y<text:s/>-=<text:s/>v.y;<text:s/>z<text:s/>-=<text:s/>v.z;<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TypeFace">voi</text:span><text:span text:style-name="OrgSrcFontLockTypeFace">d</text:span><text:s/><text:span text:style-name="OrgSrcFontLockFunctionNameFace">print</text:span><text:span text:style-name="OrgSrcRainbowDelimitersDepth2Face">(</text:span><text:span text:style-name="OrgSrcRainbowDelimitersDepth2Face">)</text:span><text:s/><text:span text:style-name="OrgSrcRainbowDelimitersDepth2Face">{</text:span><text:s/>printf<text:span text:style-name="OrgSrcRainbowDelimitersDepth3Face">(</text:span><text:span text:style-name="OrgSrcFontLockStringFace">"Vector3d(%f<text:s/>%f<text:s/>%f)\n"</text:span>,<text:s/><text:span text:style-name="OrgSrcFontLockTypeFace">x</text:span>,<text:s/><text:span text:style-name="OrgSrcFontLockTypeFace">y</text:span>,<text:s/><text:span text:style-name="OrgSrcFontLockTypeFace">z</text:span><text:span text:style-name="OrgSrcRainbowDelimitersDepth3Face">)</text:span>;<text:s/><text:span text:style-name="OrgSrcRainbowDelimitersDepth2Face">}</text:span></text:p>
      <text:p text:style-name="OrgSrcBlock"><text:span text:style-name="OrgSrcRainbowDelimitersDepth1Face">}</text:span>;</text:p>
      <text:p text:style-name="OrgSrcBlock"/>
      <text:p text:style-name="OrgSrcBlock"><text:span text:style-name="OrgSrcFontLockTypeFace">Vector3</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3d</text:span>&amp;<text:s/><text:span text:style-name="OrgSrcFontLockVariableNameFace">v</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3d<text:span text:style-name="OrgSrcRainbowDelimitersDepth3Face">(</text:span><text:s/>-v.x,<text:s/>-v.y,<text:s/>-v.z<text:s/><text:span text:style-name="OrgSrcRainbowDelimitersDepth3Face">)</text:span><text:s/><text:span text:style-name="OrgSrcRainbowDelimitersDepth2Face">)</text:span>;<text:s/><text:span text:style-name="OrgSrcRainbowDelimitersDepth1Face">}</text:span></text:p>
      <text:p text:style-name="OrgSrcBlock"/>
      <text:p text:style-name="OrgSrcBlock"><text:span text:style-name="OrgSrcFontLockTypeFace">Vector3</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double</text:span>&amp;<text:s/><text:span text:style-name="OrgSrcFontLockVariableNameFace">k</text:span>,<text:s/><text:span text:style-name="OrgSrcFontLockKeywordFace">const</text:span><text:s/><text:span text:style-name="OrgSrcFontLockTypeFace">Vector3d</text:span>&amp;<text:s/><text:span text:style-name="OrgSrcFontLockVariableNameFace">v</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3d<text:span text:style-name="OrgSrcRainbowDelimitersDepth3Face">(</text:span><text:s/>k*v.x,<text:s/>k*v.y,<text:s/>k*v.z<text:s/><text:span text:style-name="OrgSrcRainbowDelimitersDepth3Face">)</text:span><text:s/><text:span text:style-name="OrgSrcRainbowDelimitersDepth2Face">)</text:span>;<text:span text:style-name="OrgSrcRainbowDelimitersDepth1Face">}</text:span></text:p>
      <text:p text:style-name="OrgSrcBlock"/>
      <text:p text:style-name="OrgSrcBlock"><text:span text:style-name="OrgSrcFontLockTypeFace">Vector3</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3d</text:span>&amp;<text:s/><text:span text:style-name="OrgSrcFontLockVariableNameFace">v</text:span>,<text:s/><text:span text:style-name="OrgSrcFontLockKeywordFace">const</text:span><text:s/><text:span text:style-name="OrgSrcFontLockTypeFace">double</text:span>&amp;<text:s/><text:span text:style-name="OrgSrcFontLockVariableNameFace">k</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3d<text:span text:style-name="OrgSrcRainbowDelimitersDepth3Face">(</text:span><text:s/>v.x*k,<text:s/>v.y*k,<text:s/>v.z*k<text:s/><text:span text:style-name="OrgSrcRainbowDelimitersDepth3Face">)</text:span><text:s/><text:span text:style-name="OrgSrcRainbowDelimitersDepth2Face">)</text:span>;<text:span text:style-name="OrgSrcRainbowDelimitersDepth1Face">}</text:span></text:p>
      <text:p text:style-name="OrgSrcBlock"/>
      <text:p text:style-name="OrgSrcBlock"><text:span text:style-name="OrgSrcFontLockTypeFace">Vector3</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3d</text:span>&amp;<text:s/><text:span text:style-name="OrgSrcFontLockVariableNameFace">v</text:span>,<text:s/><text:span text:style-name="OrgSrcFontLockKeywordFace">const</text:span><text:s/><text:span text:style-name="OrgSrcFontLockTypeFace">double</text:span>&amp;<text:s/><text:span text:style-name="OrgSrcFontLockVariableNameFace">k</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3d<text:span text:style-name="OrgSrcRainbowDelimitersDepth3Face">(</text:span><text:s/>v.x/k,<text:s/>v.y/k,<text:s/>v.z/k<text:s/><text:span text:style-name="OrgSrcRainbowDelimitersDepth3Face">)</text:span><text:s/><text:span text:style-name="OrgSrcRainbowDelimitersDepth2Face">)</text:span>;<text:span text:style-name="OrgSrcRainbowDelimitersDepth1Face">}</text:span></text:p>
      <text:p text:style-name="OrgSrcBlock"/>
      <text:p text:style-name="OrgSrcBlock"><text:span text:style-name="OrgSrcFontLockKeywordFace">clas</text:span><text:span text:style-name="OrgSrcFontLockKeywordFace">s</text:span><text:s/><text:span text:style-name="OrgSrcFontLockTypeFace">Sphere</text:span><text:s/><text:span text:style-name="OrgSrcRainbowDelimitersDepth1Face">{</text:span></text:p>
      <text:p text:style-name="OrgSrcBlock"><text:span text:style-name="OrgSrcFontLockKeywordFace">public</text:span>:</text:p>
      <text:p text:style-name="OrgSrcBlock"><text:s/><text:s/><text:span text:style-name="OrgSrcFontLockTypeFace">Vector3</text:span><text:span text:style-name="OrgSrcFontLockTypeFace">d</text:span><text:s/><text:span text:style-name="OrgSrcFontLockVariableNameFace">position</text:span>;</text:p>
      <text:p text:style-name="OrgSrcBlock"><text:s/><text:s/><text:span text:style-name="OrgSrcFontLockTypeFace">floa</text:span><text:span text:style-name="OrgSrcFontLockTypeFace">t</text:span><text:s/><text:span text:style-name="OrgSrcFontLockVariableNameFace">color</text:span><text:span text:style-name="OrgSrcRainbowDelimitersDepth2Face">[</text:span><text:span text:style-name="OrgSrcHighlightNumbersNumber">3</text:span><text:span text:style-name="OrgSrcRainbowDelimitersDepth2Face">]</text:span>;</text:p>
      <text:p text:style-name="OrgSrcBlock"><text:s/><text:s/><text:span text:style-name="OrgSrcFontLockTypeFace">boo</text:span><text:span text:style-name="OrgSrcFontLockTypeFace">l</text:span><text:s/><text:span text:style-name="OrgSrcFontLockVariableNameFace">visible</text:span><text:s/>=<text:s/><text:span text:style-name="OrgSrcFontLockConstantFace">true</text:span>;</text:p>
      <text:p text:style-name="OrgSrcBlock"/>
      <text:p text:style-name="OrgSrcBlock"><text:s/><text:s/><text:span text:style-name="OrgSrcFontLockTypeFace">voi</text:span><text:span text:style-name="OrgSrcFontLockTypeFace">d</text:span><text:s/><text:span text:style-name="OrgSrcFontLockFunctionNameFace">setColor</text:span><text:span text:style-name="OrgSrcRainbowDelimitersDepth2Face">(</text:span><text:span text:style-name="OrgSrcFontLockTypeFace">float</text:span><text:s/><text:span text:style-name="OrgSrcFontLockVariableNameFace">r</text:span>,<text:s/><text:span text:style-name="OrgSrcFontLockTypeFace">float</text:span><text:s/><text:span text:style-name="OrgSrcFontLockVariableNameFace">g</text:span>,<text:s/><text:span text:style-name="OrgSrcFontLockTypeFace">float</text:span><text:s/><text:span text:style-name="OrgSrcFontLockVariableNameFace">b</text:span><text:span text:style-name="OrgSrcRainbowDelimitersDepth2Face">)</text:span><text:s/><text:span text:style-name="OrgSrcRainbowDelimitersDepth2Face">{</text:span></text:p>
      <text:p text:style-name="OrgSrcBlock"><text:s/><text:s/><text:s/><text:s/>color<text:span text:style-name="OrgSrcRainbowDelimitersDepth3Face">[</text:span><text:span text:style-name="OrgSrcHighlightNumbersNumber">0</text:span><text:span text:style-name="OrgSrcRainbowDelimitersDepth3Face">]</text:span><text:s/>=<text:s/>r;<text:s/>color<text:span text:style-name="OrgSrcRainbowDelimitersDepth3Face">[</text:span><text:span text:style-name="OrgSrcHighlightNumbersNumber">1</text:span><text:span text:style-name="OrgSrcRainbowDelimitersDepth3Face">]</text:span><text:s/>=<text:s/>g;<text:s/>color<text:span text:style-name="OrgSrcRainbowDelimitersDepth3Face">[</text:span><text:span text:style-name="OrgSrcHighlightNumbersNumber">2</text:span><text:span text:style-name="OrgSrcRainbowDelimitersDepth3Face">]</text:span><text:s/>=<text:s/>b;</text:p>
      <text:p text:style-name="OrgSrcBlock"><text:s/><text:s/><text:span text:style-name="OrgSrcRainbowDelimitersDepth2Face">}</text:span></text:p>
      <text:p text:style-name="OrgSrcBlock"/>
      <text:p text:style-name="OrgSrcBlock"><text:s/><text:s/><text:span text:style-name="OrgSrcFontLockTypeFace">voi</text:span><text:span text:style-name="OrgSrcFontLockTypeFace">d</text:span><text:s/><text:span text:style-name="OrgSrcFontLockFunctionNameFace">display</text:span><text:span text:style-name="OrgSrcRainbowDelimitersDepth2Face">(</text:span><text:span text:style-name="OrgSrcRainbowDelimitersDepth2Face">)</text:span><text:s/><text:span text:style-name="OrgSrcRainbowDelimitersDepth2Face">{</text:span></text:p>
      <text:p text:style-name="OrgSrcBlock"><text:s/><text:s/><text:s/><text:s/>glPushMatrix<text:span text:style-name="OrgSrcRainbowDelimitersDepth3Face">(</text:span><text:span text:style-name="OrgSrcRainbowDelimitersDepth3Face">)</text:span>;</text:p>
      <text:p text:style-name="OrgSrcBlock"/>
      <text:p text:style-name="OrgSrcBlock"><text:s/><text:s/><text:s/><text:s/>glTranslated<text:span text:style-name="OrgSrcRainbowDelimitersDepth3Face">(</text:span>position.x,<text:s/>position.y,<text:s/>position.z<text:span text:style-name="OrgSrcRainbowDelimitersDepth3Face">)</text:span>;</text:p>
      <text:p text:style-name="OrgSrcBlock"><text:s/><text:s/><text:s/><text:s/>glScaled<text:span text:style-name="OrgSrcRainbowDelimitersDepth3Face">(</text:span><text:span text:style-name="OrgSrcHighlightNumbersNumber">2</text:span>,<text:s/><text:span text:style-name="OrgSrcHighlightNumbersNumber">2</text:span>,<text:s/><text:span text:style-name="OrgSrcHighlightNumbersNumber">2</text:span><text:span text:style-name="OrgSrcRainbowDelimitersDepth3Face">)</text:span>;</text:p>
      <text:p text:style-name="OrgSrcBlock"><text:s/><text:s/><text:s/><text:s/>glutSolidSphere<text:span text:style-name="OrgSrcRainbowDelimitersDepth3Face">(</text:span><text:span text:style-name="OrgSrcHighlightNumbersNumber">0.3</text:span>,<text:s/><text:span text:style-name="OrgSrcHighlightNumbersNumber">32</text:span>,<text:s/><text:span text:style-name="OrgSrcHighlightNumbersNumber">32</text:span><text:span text:style-name="OrgSrcRainbowDelimitersDepth3Face">)</text:span>;</text:p>
      <text:p text:style-name="OrgSrcBlock"><text:s/><text:s/><text:s/><text:s/>glPopMatrix<text:span text:style-name="OrgSrcRainbowDelimitersDepth3Face">(</text:span><text:span text:style-name="OrgSrcRainbowDelimitersDepth3Face">)</text:span>;</text:p>
      <text:p text:style-name="OrgSrcBlock"><text:s/><text:s/><text:span text:style-name="OrgSrcRainbowDelimitersDepth2Face">}</text:span></text:p>
      <text:p text:style-name="OrgSrcBlock"><text:span text:style-name="OrgSrcRainbowDelimitersDepth1Face">}</text:span>;</text:p>
      <text:p text:style-name="OrgSrcBlock"/>
      <text:p text:style-name="OrgSrcBlock"><text:span text:style-name="OrgSrcFontLockTypeFace">Spher</text:span><text:span text:style-name="OrgSrcFontLockTypeFace">e</text:span><text:s/><text:span text:style-name="OrgSrcFontLockVariableNameFace">g_Sphere</text:span><text:span text:style-name="OrgSrcRainbowDelimitersDepth1Face">[</text:span><text:span text:style-name="OrgSrcHighlightNumbersNumber">20</text:span><text:span text:style-name="OrgSrcRainbowDelimitersDepth1Face">]</text:span>;</text:p>
      <text:p text:style-name="OrgSrcBlock"><text:span text:style-name="OrgSrcFontLockTypeFace">in</text:span><text:span text:style-name="OrgSrcFontLockTypeFace">t</text:span><text:s/><text:span text:style-name="OrgSrcFontLockVariableNameFace">g_SelectedSphereID</text:span><text:s/>=<text:s/>-<text:span text:style-name="OrgSrcHighlightNumbersNumber">1</text:span>;</text:p>
      <text:p text:style-name="OrgSrcBlock"/>
      <text:p text:style-name="OrgSrcBlock"><text:span text:style-name="OrgSrcFontLockTypeFace">Vector3</text:span><text:span text:style-name="OrgSrcFontLockTypeFace">d</text:span><text:s/><text:span text:style-name="OrgSrcFontLockVariableNameFace">g_SelectedPos</text:span>;</text:p>
      <text:p text:style-name="OrgSrcBlock"/>
      <text:p text:style-name="OrgSrcBlock"><text:span text:style-name="OrgSrcFontLockTypeFace">in</text:span><text:span text:style-name="OrgSrcFontLockTypeFace">t</text:span><text:s/><text:span text:style-name="OrgSrcFontLockVariableNameFace">g_WindowWidth</text:span><text:s/>=<text:s/><text:span text:style-name="OrgSrcHighlightNumbersNumber">512</text:span>;</text:p>
      <text:p text:style-name="OrgSrcBlock"><text:span text:style-name="OrgSrcFontLockTypeFace">in</text:span><text:span text:style-name="OrgSrcFontLockTypeFace">t</text:span><text:s/><text:span text:style-name="OrgSrcFontLockVariableNameFace">g_WindowHeight</text:span><text:s/>=<text:s/><text:span text:style-name="OrgSrcHighlightNumbersNumber">512</text:span>;</text:p>
      <text:p text:style-name="OrgSrcBlock"/>
      <text:p text:style-name="OrgSrcBlock"><text:span text:style-name="OrgSrcFontLockTypeFace">in</text:span><text:span text:style-name="OrgSrcFontLockTypeFace">t</text:span><text:s/><text:span text:style-name="OrgSrcFontLockVariableNameFace">level</text:span><text:s/>=<text:s/><text:span text:style-name="OrgSrcHighlightNumbersNumber">1</text:span>;</text:p>
      <text:p text:style-name="OrgSrcBlock"><text:span text:style-name="OrgSrcFontLockTypeFace">in</text:span><text:span text:style-name="OrgSrcFontLockTypeFace">t</text:span><text:s/><text:span text:style-name="OrgSrcFontLockVariableNameFace">num</text:span><text:s/>=<text:s/><text:span text:style-name="OrgSrcHighlightNumbersNumber">3</text:span>;</text:p>
      <text:p text:style-name="OrgSrcBlock"><text:span text:style-name="OrgSrcFontLockTypeFace">in</text:span><text:span text:style-name="OrgSrcFontLockTypeFace">t</text:span><text:s/><text:span text:style-name="OrgSrcFontLockVariableNameFace">iList</text:span><text:span text:style-name="OrgSrcRainbowDelimitersDepth1Face">[</text:span><text:span text:style-name="OrgSrcHighlightNumbersNumber">20</text:span><text:span text:style-name="OrgSrcRainbowDelimitersDepth1Face">]</text:span><text:s/>=<text:s/><text:span text:style-name="OrgSrcRainbowDelimitersDepth1Face">{</text:span><text:span text:style-name="OrgSrcHighlightNumbersNumber">0</text:span><text:span text:style-name="OrgSrcRainbowDelimitersDepth1Face">}</text:span>;</text:p>
      <text:p text:style-name="OrgSrcBlock"><text:span text:style-name="OrgSrcFontLockTypeFace">floa</text:span><text:span text:style-name="OrgSrcFontLockTypeFace">t</text:span><text:s/><text:span text:style-name="OrgSrcFontLockVariableNameFace">timecount</text:span><text:s/>=<text:s/><text:span text:style-name="OrgSrcHighlightNumbersNumber">0</text:span>;</text:p>
      <text:p text:style-name="OrgSrcBlock"/>
      <text:p text:style-name="OrgSrcBlock"><text:span text:style-name="OrgSrcFontLockTypeFace">voi</text:span><text:span text:style-name="OrgSrcFontLockTypeFace">d</text:span><text:s/><text:span text:style-name="OrgSrcFontLockFunctionNameFace">initIntList</text:span><text:span text:style-name="OrgSrcRainbowDelimitersDepth1Face">(</text:span><text:span text:style-name="OrgSrcFontLockTypeFace">int</text:span><text:s/><text:span text:style-name="OrgSrcFontLockVariableNameFace">iList</text:span><text:span text:style-name="OrgSrcRainbowDelimitersDepth2Face">[</text:span><text:span text:style-name="OrgSrcRainbowDelimitersDepth2Face">]</text:span><text:span text:style-name="OrgSrcRainbowDelimitersDepth1Face">)</text:span><text:s/><text:span text:style-name="OrgSrcRainbowDelimitersDepth1Face">{</text:span></text:p>
      <text:p text:style-name="OrgSrcBlock"><text:s/><text:s/>srand<text:span text:style-name="OrgSrcRainbowDelimitersDepth2Face">(</text:span><text:span text:style-name="OrgSrcHighlightNumbersNumber">9</text:span><text:s/>+<text:s/>level<text:span text:style-name="OrgSrcRainbowDelimitersDepth2Face">)</text:span>;</text:p>
      <text:p text:style-name="OrgSrcBlock"><text:s/><text:s/><text:span text:style-name="OrgSrcFontLockTypeFace">in</text:span><text:span text:style-name="OrgSrcFontLockTypeFace">t</text:span><text:s/><text:span text:style-name="OrgSrcFontLockVariableNameFace">x</text:span>;</text:p>
      <text:p text:style-name="OrgSrcBlock"><text:s/><text:s/><text:span text:style-name="OrgSrcFontLockTypeFace">in</text:span><text:span text:style-name="OrgSrcFontLockTypeFace">t</text:span><text:s/><text:span text:style-name="OrgSrcFontLockVariableNameFace">y</text:span>;</text:p>
      <text:p text:style-name="OrgSrcBlock"><text:s/><text:s/><text:span text:style-name="OrgSrcFontLockKeywordFace">for</text:span><text:s/><text:span text:style-name="OrgSrcRainbowDelimitersDepth2Face">(</text:span><text:span text:style-name="OrgSrcFontLockTypeFace">in</text:span><text:span text:style-name="OrgSrcFontLockTypeFace">t</text:span><text:s/><text:span text:style-name="OrgSrcFontLockVariableNameFace">i</text:span><text:s/>=<text:s/><text:span text:style-name="OrgSrcHighlightNumbersNumber">0</text:span>;<text:s/>i<text:s/>&lt;<text:s/>num<text:s/>;<text:s/>i++<text:span text:style-name="OrgSrcRainbowDelimitersDepth2Face">)</text:span><text:s/><text:span text:style-name="OrgSrcRainbowDelimitersDepth2Face">{</text:span></text:p>
      <text:p text:style-name="OrgSrcBlock"><text:s/><text:s/><text:s/><text:s/>x<text:s/>=<text:s/>rand<text:span text:style-name="OrgSrcRainbowDelimitersDepth3Face">(</text:span><text:span text:style-name="OrgSrcRainbowDelimitersDepth3Face">)</text:span><text:s/>%<text:s/><text:span text:style-name="OrgSrcHighlightNumbersNumber">10</text:span><text:s/>*<text:s/><text:span text:style-name="OrgSrcHighlightNumbersNumber">10</text:span>;</text:p>
      <text:p text:style-name="OrgSrcBlock"><text:s/><text:s/><text:s/><text:s/>y<text:s/>=<text:s/>rand<text:span text:style-name="OrgSrcRainbowDelimitersDepth3Face">(</text:span><text:span text:style-name="OrgSrcRainbowDelimitersDepth3Face">)</text:span><text:s/>%<text:s/><text:span text:style-name="OrgSrcHighlightNumbersNumber">10</text:span>;</text:p>
      <text:p text:style-name="OrgSrcBlock"><text:s/><text:s/><text:s/><text:s/><text:span text:style-name="OrgSrcFontLockKeywordFace">for</text:span><text:s/><text:span text:style-name="OrgSrcRainbowDelimitersDepth3Face">(</text:span><text:span text:style-name="OrgSrcFontLockTypeFace">in</text:span><text:span text:style-name="OrgSrcFontLockTypeFace">t</text:span><text:s/><text:span text:style-name="OrgSrcFontLockVariableNameFace">j</text:span><text:s/>=<text:s/><text:span text:style-name="OrgSrcHighlightNumbersNumber">0</text:span>;<text:s/>j<text:s/>&lt;<text:s/>i;<text:s/>j++<text:span text:style-name="OrgSrcRainbowDelimitersDepth3Face">)</text:span><text:s/><text:span text:style-name="OrgSrcRainbowDelimitersDepth3Face">{</text:span></text:p>
      <text:p text:style-name="OrgSrcBlock"><text:s/><text:s/><text:s/><text:s/><text:s/><text:s/><text:span text:style-name="OrgSrcFontLockKeywordFace">if</text:span><text:s/><text:span text:style-name="OrgSrcRainbowDelimitersDepth4Face">(</text:span>x<text:s/>+<text:s/>y<text:s/>==<text:s/>iList<text:span text:style-name="OrgSrcRainbowDelimitersDepth5Face">[</text:span>j<text:span text:style-name="OrgSrcRainbowDelimitersDepth5Face">]</text:span><text:span text:style-name="OrgSrcRainbowDelimitersDepth4Face">)</text:span><text:s/><text:span text:style-name="OrgSrcRainbowDelimitersDepth4Face">{</text:span></text:p>
      <text:p text:style-name="OrgSrcBlock"><text:s/><text:s/><text:s/><text:s/><text:s/><text:s/><text:s/><text:s/>x<text:s/>=<text:s/>rand<text:span text:style-name="OrgSrcRainbowDelimitersDepth5Face">(</text:span><text:span text:style-name="OrgSrcRainbowDelimitersDepth5Face">)</text:span><text:s/>%<text:s/><text:span text:style-name="OrgSrcHighlightNumbersNumber">10</text:span><text:s/>*<text:s/><text:span text:style-name="OrgSrcHighlightNumbersNumber">10</text:span>;</text:p>
      <text:p text:style-name="OrgSrcBlock"><text:s/><text:s/><text:s/><text:s/><text:s/><text:s/><text:s/><text:s/>y<text:s/>=<text:s/>rand<text:span text:style-name="OrgSrcRainbowDelimitersDepth5Face">(</text:span><text:span text:style-name="OrgSrcRainbowDelimitersDepth5Face">)</text:span><text:s/>%<text:s/><text:span text:style-name="OrgSrcHighlightNumbersNumber">10</text:span>;</text:p>
      <text:p text:style-name="OrgSrcBlock"><text:s/><text:s/><text:s/><text:s/><text:s/><text:s/><text:s/><text:s/>j<text:s/>=<text:s/>-<text:span text:style-name="OrgSrcHighlightNumbersNumber">1</text:span>;</text:p>
      <text:p text:style-name="OrgSrcBlock"><text:s/><text:s/><text:s/><text:s/><text:s/><text:s/><text:span text:style-name="OrgSrcRainbowDelimitersDepth4Face">}</text:span></text:p>
      <text:p text:style-name="OrgSrcBlock"><text:s/><text:s/><text:s/><text:s/><text:span text:style-name="OrgSrcRainbowDelimitersDepth3Face">}</text:span></text:p>
      <text:p text:style-name="OrgSrcBlock"><text:s/><text:s/><text:s/><text:s/>iList<text:span text:style-name="OrgSrcRainbowDelimitersDepth3Face">[</text:span>i<text:span text:style-name="OrgSrcRainbowDelimitersDepth3Face">]</text:span><text:s/>=<text:s/>x<text:s/>+<text:s/>y;</text:p>
      <text:p text:style-name="OrgSrcBlock"><text:s/><text:s/><text:span text:style-name="OrgSrcRainbowDelimitersDepth2Face">}</text:span></text:p>
      <text:p text:style-name="OrgSrcBlock"><text:span text:style-name="OrgSrcRainbowDelimitersDepth1Face">}</text:span></text:p>
      <text:p text:style-name="OrgSrcBlock"/>
      <text:p text:style-name="OrgSrcBlock"><text:span text:style-name="OrgSrcFontLockTypeFace">in</text:span><text:span text:style-name="OrgSrcFontLockTypeFace">t</text:span><text:s/><text:span text:style-name="OrgSrcFontLockFunctionNameFace">pickSphere</text:span><text:span text:style-name="OrgSrcRainbowDelimitersDepth1Face">(</text:span><text:span text:style-name="OrgSrcFontLockTypeFace">int</text:span><text:s/><text:span text:style-name="OrgSrcFontLockVariableNameFace">x</text:span>,<text:s/><text:span text:style-name="OrgSrcFontLockTypeFace">int</text:span><text:s/><text:span text:style-name="OrgSrcFontLockVariableNameFace">y</text:span><text:span text:style-name="OrgSrcRainbowDelimitersDepth1Face">)</text:span><text:s/><text:span text:style-name="OrgSrcRainbowDelimitersDepth1Face">{</text:span></text:p>
      <text:p text:style-name="OrgSrcBlock"><text:s/><text:s/>glClearColor<text:span text:style-name="OrgSrcRainbowDelimitersDepth2Face">(</text:span><text:span text:style-name="OrgSrcHighlightNumbersNumber">1</text:span>,<text:span text:style-name="OrgSrcHighlightNumbersNumber">1</text:span>,<text:span text:style-name="OrgSrcHighlightNumbersNumber">1</text:span>,<text:span text:style-name="OrgSrcHighlightNumbersNumber">1</text:span><text:span text:style-name="OrgSrcRainbowDelimitersDepth2Face">)</text:span>;<text:s/></text:p>
      <text:p text:style-name="OrgSrcBlock"><text:s/><text:s/>glClear<text:span text:style-name="OrgSrcRainbowDelimitersDepth2Face">(</text:span>GL_COLOR_BUFFER_BIT<text:s/>|<text:s/>GL_DEPTH_BUFFER_BIT<text:span text:style-name="OrgSrcRainbowDelimitersDepth2Face">)</text:span>;</text:p>
      <text:p text:style-name="OrgSrcBlock"><text:s/><text:s/>glEnable<text:span text:style-name="OrgSrcRainbowDelimitersDepth2Face">(</text:span>GL_DEPTH_TEST<text:span text:style-name="OrgSrcRainbowDelimitersDepth2Face">)</text:span>;</text:p>
      <text:p text:style-name="OrgSrcBlock"/>
      <text:p text:style-name="OrgSrcBlock"><text:s/><text:s/>glDisable<text:span text:style-name="OrgSrcRainbowDelimitersDepth2Face">(</text:span>GL_LIGHTING<text:span text:style-name="OrgSrcRainbowDelimitersDepth2Face">)</text:span>;</text:p>
      <text:p text:style-name="OrgSrcBlock"/>
      <text:p text:style-name="OrgSrcBlock"><text:s/><text:s/><text:span text:style-name="OrgSrcFontLockKeywordFace">for</text:span><text:s/><text:span text:style-name="OrgSrcRainbowDelimitersDepth2Face">(</text:span><text:span text:style-name="OrgSrcFontLockTypeFace">in</text:span><text:span text:style-name="OrgSrcFontLockTypeFace">t</text:span><text:s/><text:span text:style-name="OrgSrcFontLockVariableNameFace">i</text:span><text:s/>=<text:s/><text:span text:style-name="OrgSrcHighlightNumbersNumber">0</text:span>;<text:s/>i<text:s/>&lt;<text:s/>num;<text:s/>i++<text:span text:style-name="OrgSrcRainbowDelimitersDepth2Face">)</text:span><text:s/><text:span text:style-name="OrgSrcRainbowDelimitersDepth2Face">{</text:span></text:p>
      <text:p text:style-name="OrgSrcBlock"><text:s/><text:s/><text:s/><text:s/>glColor3ub<text:span text:style-name="OrgSrcRainbowDelimitersDepth3Face">(</text:span>i,<text:s/><text:span text:style-name="OrgSrcHighlightNumbersNumber">0</text:span>,<text:s/><text:span text:style-name="OrgSrcHighlightNumbersNumber">0</text:span><text:span text:style-name="OrgSrcRainbowDelimitersDepth3Face">)</text:span>;</text:p>
      <text:p text:style-name="OrgSrcBlock"><text:s/><text:s/><text:s/><text:s/>g_Sphere<text:span text:style-name="OrgSrcRainbowDelimitersDepth3Face">[</text:span>i<text:span text:style-name="OrgSrcRainbowDelimitersDepth3Face">]</text:span>.display<text:span text:style-name="OrgSrcRainbowDelimitersDepth3Face">(</text:span><text:span text:style-name="OrgSrcRainbowDelimitersDepth3Face">)</text:span>;</text:p>
      <text:p text:style-name="OrgSrcBlock"><text:s/><text:s/><text:span text:style-name="OrgSrcRainbowDelimitersDepth2Face">}</text:span></text:p>
      <text:p text:style-name="OrgSrcBlock"/>
      <text:p text:style-name="OrgSrcBlock"><text:s/><text:s/><text:span text:style-name="OrgSrcFontLockTypeFace">GLubyt</text:span><text:span text:style-name="OrgSrcFontLockTypeFace">e</text:span><text:s/><text:span text:style-name="OrgSrcFontLockVariableNameFace">c</text:span><text:span text:style-name="OrgSrcRainbowDelimitersDepth2Face">[</text:span>num<text:span text:style-name="OrgSrcRainbowDelimitersDepth2Face">]</text:span>;</text:p>
      <text:p text:style-name="OrgSrcBlock"><text:s/><text:s/>glReadPixels<text:span text:style-name="OrgSrcRainbowDelimitersDepth2Face">(</text:span>x,y,<text:s/><text:span text:style-name="OrgSrcHighlightNumbersNumber">1</text:span>,<text:s/><text:span text:style-name="OrgSrcHighlightNumbersNumber">1</text:span>,<text:s/>GL_RGB,GL_UNSIGNED_BYTE,<text:s/>c<text:span text:style-name="OrgSrcRainbowDelimitersDepth2Face">)</text:span>;</text:p>
      <text:p text:style-name="OrgSrcBlock"><text:s/><text:s/><text:span text:style-name="OrgSrcFontLockKeywordFace">return</text:span><text:s/><text:span text:style-name="OrgSrcRainbowDelimitersDepth2Face">(</text:span>c<text:span text:style-name="OrgSrcRainbowDelimitersDepth3Face">[</text:span><text:span text:style-name="OrgSrcHighlightNumbersNumber">0</text:span><text:span text:style-name="OrgSrcRainbowDelimitersDepth3Face">]</text:span><text:s/>==<text:s/><text:span text:style-name="OrgSrcHighlightNumbersNumber">255</text:span><text:span text:style-name="OrgSrcRainbowDelimitersDepth2Face">)</text:span><text:s/>?<text:s/>-<text:span text:style-name="OrgSrcHighlightNumbersNumber">1</text:span><text:s/>:<text:s/><text:span text:style-name="OrgSrcRainbowDelimitersDepth2Face">(</text:span><text:span text:style-name="OrgSrcFontLockTypeFace">int</text:span><text:span text:style-name="OrgSrcRainbowDelimitersDepth2Face">)</text:span>c<text:span text:style-name="OrgSrcRainbowDelimitersDepth2Face">[</text:span><text:span text:style-name="OrgSrcHighlightNumbersNumber">0</text:span><text:span text:style-name="OrgSrcRainbowDelimitersDepth2Face">]</text:span>;</text:p>
      <text:p text:style-name="OrgSrcBlock"><text:span text:style-name="OrgSrcRainbowDelimitersDepth1Face">}</text:span></text:p>
      <text:p text:style-name="OrgSrcBlock"/>
      <text:p text:style-name="OrgSrcBlock"><text:span text:style-name="OrgSrcFontLockTypeFace">voi</text:span><text:span text:style-name="OrgSrcFontLockTypeFace">d</text:span><text:s/><text:span text:style-name="OrgSrcFontLockFunctionNameFace">display</text:span><text:span text:style-name="OrgSrcRainbowDelimitersDepth1Face">(</text:span><text:span text:style-name="OrgSrcRainbowDelimitersDepth1Face">)</text:span><text:s/><text:span text:style-name="OrgSrcRainbowDelimitersDepth1Face">{</text:span></text:p>
      <text:p text:style-name="OrgSrcBlock"><text:s/><text:s/>glClear<text:span text:style-name="OrgSrcRainbowDelimitersDepth2Face">(</text:span>GL_COLOR_BUFFER_BIT<text:s/>|<text:s/>GL_DEPTH_BUFFER_BIT<text:span text:style-name="OrgSrcRainbowDelimitersDepth2Face">)</text:span>;</text:p>
      <text:p text:style-name="OrgSrcBlock"/>
      <text:p text:style-name="OrgSrcBlock"><text:s/><text:s/>glEnable<text:span text:style-name="OrgSrcRainbowDelimitersDepth2Face">(</text:span>GL_DEPTH_TEST<text:span text:style-name="OrgSrcRainbowDelimitersDepth2Face">)</text:span>;</text:p>
      <text:p text:style-name="OrgSrcBlock"><text:s/><text:s/>glEnable<text:span text:style-name="OrgSrcRainbowDelimitersDepth2Face">(</text:span>GL_LIGHTING<text:span text:style-name="OrgSrcRainbowDelimitersDepth2Face">)</text:span>;</text:p>
      <text:p text:style-name="OrgSrcBlock"/>
      <text:p text:style-name="OrgSrcBlock"><text:s/><text:s/>glMatrixMode<text:span text:style-name="OrgSrcRainbowDelimitersDepth2Face">(</text:span>GL_PROJECTION<text:span text:style-name="OrgSrcRainbowDelimitersDepth2Face">)</text:span>;</text:p>
      <text:p text:style-name="OrgSrcBlock"><text:s/><text:s/>glLoadIdentity<text:span text:style-name="OrgSrcRainbowDelimitersDepth2Face">(</text:span><text:span text:style-name="OrgSrcRainbowDelimitersDepth2Face">)</text:span>;</text:p>
      <text:p text:style-name="OrgSrcBlock"><text:s/><text:s/>gluPerspective<text:span text:style-name="OrgSrcRainbowDelimitersDepth2Face">(</text:span><text:span text:style-name="OrgSrcHighlightNumbersNumber">30.0</text:span>,<text:s/>g_WindowWidth<text:s/>/<text:s/><text:span text:style-name="OrgSrcRainbowDelimitersDepth3Face">(</text:span><text:span text:style-name="OrgSrcFontLockTypeFace">float</text:span><text:span text:style-name="OrgSrcRainbowDelimitersDepth3Face">)</text:span>g_WindowHeight,<text:s/><text:span text:style-name="OrgSrcHighlightNumbersNumber">1.0</text:span>,<text:s/><text:span text:style-name="OrgSrcHighlightNumbersNumber">100.0</text:span><text:span text:style-name="OrgSrcRainbowDelimitersDepth2Face">)</text:span>;</text:p>
      <text:p text:style-name="OrgSrcBlock"/>
      <text:p text:style-name="OrgSrcBlock"><text:s/><text:s/>glMatrixMode<text:span text:style-name="OrgSrcRainbowDelimitersDepth2Face">(</text:span>GL_MODELVIEW<text:span text:style-name="OrgSrcRainbowDelimitersDepth2Face">)</text:span>;</text:p>
      <text:p text:style-name="OrgSrcBlock"><text:s/><text:s/>glLoadIdentity<text:span text:style-name="OrgSrcRainbowDelimitersDepth2Face">(</text:span><text:span text:style-name="OrgSrcRainbowDelimitersDepth2Face">)</text:span>;</text:p>
      <text:p text:style-name="OrgSrcBlock"><text:s/><text:s/>gluLookAt<text:span text:style-name="OrgSrcRainbowDelimitersDepth2Face">(</text:span><text:span text:style-name="OrgSrcHighlightNumbersNumber">0</text:span>,<text:s/><text:span text:style-name="OrgSrcHighlightNumbersNumber">0</text:span>,<text:s/><text:span text:style-name="OrgSrcHighlightNumbersNumber">30</text:span>,<text:s/><text:span text:style-name="OrgSrcHighlightNumbersNumber">0</text:span>,<text:s/><text:span text:style-name="OrgSrcHighlightNumbersNumber">0</text:span>,<text:s/><text:span text:style-name="OrgSrcHighlightNumbersNumber">0</text:span>,<text:s/><text:span text:style-name="OrgSrcHighlightNumbersNumber">0</text:span>,<text:s/><text:span text:style-name="OrgSrcHighlightNumbersNumber">1</text:span>,<text:s/><text:span text:style-name="OrgSrcHighlightNumbersNumber">0</text:span><text:span text:style-name="OrgSrcRainbowDelimitersDepth2Face">)</text:span>;</text:p>
      <text:p text:style-name="OrgSrcBlock"/>
      <text:p text:style-name="OrgSrcBlock"><text:s/><text:s/><text:span text:style-name="OrgSrcFontLockTypeFace">boo</text:span><text:span text:style-name="OrgSrcFontLockTypeFace">l</text:span><text:s/><text:span text:style-name="OrgSrcFontLockVariableNameFace">clear</text:span><text:s/>=<text:s/><text:span text:style-name="OrgSrcFontLockConstantFace">false</text:span>;</text:p>
      <text:p text:style-name="OrgSrcBlock"><text:s/><text:s/><text:span text:style-name="OrgSrcFontLockKeywordFace">for</text:span><text:s/><text:span text:style-name="OrgSrcRainbowDelimitersDepth2Face">(</text:span><text:span text:style-name="OrgSrcFontLockTypeFace">in</text:span><text:span text:style-name="OrgSrcFontLockTypeFace">t</text:span><text:s/><text:span text:style-name="OrgSrcFontLockVariableNameFace">i</text:span><text:s/>=<text:s/><text:span text:style-name="OrgSrcHighlightNumbersNumber">0</text:span>;<text:s/>i<text:s/>&lt;<text:s/>num;<text:s/>++i<text:span text:style-name="OrgSrcRainbowDelimitersDepth2Face">)</text:span><text:s/><text:span text:style-name="OrgSrcRainbowDelimitersDepth2Face">{</text:span></text:p>
      <text:p text:style-name="OrgSrcBlock"><text:s/><text:s/><text:s/><text:s/><text:span text:style-name="OrgSrcFontLockKeywordFace">if</text:span><text:s/><text:span text:style-name="OrgSrcRainbowDelimitersDepth3Face">(</text:span>g_Sphere<text:span text:style-name="OrgSrcRainbowDelimitersDepth4Face">[</text:span>i<text:span text:style-name="OrgSrcRainbowDelimitersDepth4Face">]</text:span>.visible<text:span text:style-name="OrgSrcRainbowDelimitersDepth3Face">)</text:span><text:s/>clear<text:s/>=<text:s/><text:span text:style-name="OrgSrcFontLockConstantFace">true</text:span>;</text:p>
      <text:p text:style-name="OrgSrcBlock"><text:s/><text:s/><text:span text:style-name="OrgSrcRainbowDelimitersDepth2Face">}</text:span></text:p>
      <text:p text:style-name="OrgSrcBlock"/>
      <text:p text:style-name="OrgSrcBlock"><text:s/><text:s/><text:span text:style-name="OrgSrcFontLockKeywordFace">if</text:span><text:s/><text:span text:style-name="OrgSrcRainbowDelimitersDepth2Face">(</text:span><text:span text:style-name="OrgSrcFontLockNegationCharFace">!</text:span>clear<text:s/>&amp;&amp;<text:s/>num<text:s/>&lt;<text:s/><text:span text:style-name="OrgSrcHighlightNumbersNumber">20</text:span><text:span text:style-name="OrgSrcRainbowDelimitersDepth2Face">)</text:span><text:s/><text:span text:style-name="OrgSrcRainbowDelimitersDepth2Face">{</text:span></text:p>
      <text:p text:style-name="OrgSrcBlock"><text:s/><text:s/><text:s/><text:s/>num++;</text:p>
      <text:p text:style-name="OrgSrcBlock"><text:s/><text:s/><text:s/><text:s/>level++;</text:p>
      <text:p text:style-name="OrgSrcBlock"><text:s/><text:s/><text:s/><text:s/>srand<text:span text:style-name="OrgSrcRainbowDelimitersDepth3Face">(</text:span><text:span text:style-name="OrgSrcHighlightNumbersNumber">9</text:span><text:s/>+<text:s/>level<text:span text:style-name="OrgSrcRainbowDelimitersDepth3Face">)</text:span>;</text:p>
      <text:p text:style-name="OrgSrcBlock"><text:s/><text:s/><text:s/><text:s/>initIntList<text:span text:style-name="OrgSrcRainbowDelimitersDepth3Face">(</text:span>iList<text:span text:style-name="OrgSrcRainbowDelimitersDepth3Face">)</text:span>;</text:p>
      <text:p text:style-name="OrgSrcBlock"><text:s/><text:s/><text:s/><text:s/><text:span text:style-name="OrgSrcFontLockKeywordFace">for</text:span><text:s/><text:span text:style-name="OrgSrcRainbowDelimitersDepth3Face">(</text:span><text:span text:style-name="OrgSrcFontLockTypeFace">in</text:span><text:span text:style-name="OrgSrcFontLockTypeFace">t</text:span><text:s/><text:span text:style-name="OrgSrcFontLockVariableNameFace">i</text:span><text:s/>=<text:s/><text:span text:style-name="OrgSrcHighlightNumbersNumber">0</text:span>;<text:s/>i<text:s/>&lt;<text:s/>num;<text:s/>++i<text:span text:style-name="OrgSrcRainbowDelimitersDepth3Face">)</text:span><text:s/><text:span text:style-name="OrgSrcRainbowDelimitersDepth3Face">{</text:span></text:p>
      <text:p text:style-name="OrgSrcBlock"><text:s/><text:s/><text:s/><text:s/><text:s/><text:s/>g_Sphere<text:span text:style-name="OrgSrcRainbowDelimitersDepth4Face">[</text:span>i<text:span text:style-name="OrgSrcRainbowDelimitersDepth4Face">]</text:span>.position.set<text:span text:style-name="OrgSrcRainbowDelimitersDepth4Face">(</text:span>iList<text:span text:style-name="OrgSrcRainbowDelimitersDepth5Face">[</text:span>i<text:span text:style-name="OrgSrcRainbowDelimitersDepth5Face">]</text:span><text:s/>/<text:s/><text:span text:style-name="OrgSrcHighlightNumbersNumber">10</text:span><text:s/>-<text:s/><text:span text:style-name="OrgSrcHighlightNumbersNumber">5</text:span>,<text:s/>iList<text:span text:style-name="OrgSrcRainbowDelimitersDepth5Face">[</text:span>i<text:span text:style-name="OrgSrcRainbowDelimitersDepth5Face">]</text:span><text:s/>%<text:s/><text:span text:style-name="OrgSrcHighlightNumbersNumber">10</text:span><text:s/>-<text:s/><text:span text:style-name="OrgSrcHighlightNumbersNumber">5</text:span>,<text:s/><text:span text:style-name="OrgSrcHighlightNumbersNumber">0</text:span><text:span text:style-name="OrgSrcRainbowDelimitersDepth4Face">)</text:span>;</text:p>
      <text:p text:style-name="OrgSrcBlock"><text:s/><text:s/><text:s/><text:s/><text:s/><text:s/>g_Sphere<text:span text:style-name="OrgSrcRainbowDelimitersDepth4Face">[</text:span>i<text:span text:style-name="OrgSrcRainbowDelimitersDepth4Face">]</text:span>.setColor<text:span text:style-name="OrgSrcRainbowDelimitersDepth4Face">(</text:span></text:p>
      <text:p text:style-name="OrgSrcBlock"><text:s/><text:s/><text:s/><text:s/><text:s/><text:s/><text:s/><text:s/><text:s/><text:s/><text:s/><text:s/><text:s/><text:s/><text:s/><text:s/><text:s/><text:s/><text:s/><text:s/><text:s/><text:s/><text:s/><text:s/><text:s/><text:s/><text:s/><text:span text:style-name="OrgSrcRainbowDelimitersDepth5Face">(</text:span>i<text:s/>+<text:s/><text:span text:style-name="OrgSrcHighlightNumbersNumber">10</text:span><text:span text:style-name="OrgSrcRainbowDelimitersDepth5Face">)</text:span><text:s/>*<text:s/><text:span text:style-name="OrgSrcHighlightNumbersNumber">60</text:span><text:s/>/<text:s/><text:span text:style-name="OrgSrcHighlightNumbersNumber">100</text:span>,</text:p>
      <text:p text:style-name="OrgSrcBlock"><text:s/><text:s/><text:s/><text:s/><text:s/><text:s/><text:s/><text:s/><text:s/><text:s/><text:s/><text:s/><text:s/><text:s/><text:s/><text:s/><text:s/><text:s/><text:s/><text:s/><text:s/><text:s/><text:s/><text:s/><text:s/><text:s/><text:s/><text:span text:style-name="OrgSrcRainbowDelimitersDepth5Face">(</text:span><text:span text:style-name="OrgSrcFontLockTypeFace">float</text:span><text:span text:style-name="OrgSrcRainbowDelimitersDepth5Face">)</text:span><text:span text:style-name="OrgSrcRainbowDelimitersDepth5Face">(</text:span>rand<text:span text:style-name="OrgSrcRainbowDelimitersDepth6Face">(</text:span><text:span text:style-name="OrgSrcRainbowDelimitersDepth6Face">)</text:span><text:s/>%<text:s/><text:span text:style-name="OrgSrcHighlightNumbersNumber">100</text:span><text:span text:style-name="OrgSrcRainbowDelimitersDepth5Face">)</text:span><text:s/>/<text:s/><text:span text:style-name="OrgSrcHighlightNumbersNumber">100</text:span>,</text:p>
      <text:p text:style-name="OrgSrcBlock"><text:s/><text:s/><text:s/><text:s/><text:s/><text:s/><text:s/><text:s/><text:s/><text:s/><text:s/><text:s/><text:s/><text:s/><text:s/><text:s/><text:s/><text:s/><text:s/><text:s/><text:s/><text:s/><text:s/><text:s/><text:s/><text:s/><text:s/><text:span text:style-name="OrgSrcRainbowDelimitersDepth5Face">(</text:span><text:span text:style-name="OrgSrcFontLockTypeFace">float</text:span><text:span text:style-name="OrgSrcRainbowDelimitersDepth5Face">)</text:span><text:span text:style-name="OrgSrcRainbowDelimitersDepth5Face">(</text:span>rand<text:span text:style-name="OrgSrcRainbowDelimitersDepth6Face">(</text:span><text:span text:style-name="OrgSrcRainbowDelimitersDepth6Face">)</text:span><text:s/>%<text:s/><text:span text:style-name="OrgSrcHighlightNumbersNumber">100</text:span><text:span text:style-name="OrgSrcRainbowDelimitersDepth5Face">)</text:span><text:s/>/<text:s/><text:span text:style-name="OrgSrcHighlightNumbersNumber">100</text:span><text:span text:style-name="OrgSrcRainbowDelimitersDepth4Face">)</text:span>;</text:p>
      <text:p text:style-name="OrgSrcBlock"><text:s/><text:s/><text:s/><text:s/><text:s/><text:s/>g_Sphere<text:span text:style-name="OrgSrcRainbowDelimitersDepth4Face">[</text:span>i<text:span text:style-name="OrgSrcRainbowDelimitersDepth4Face">]</text:span>.visible<text:s/>=<text:s/><text:span text:style-name="OrgSrcFontLockConstantFace">true</text:span>;</text:p>
      <text:p text:style-name="OrgSrcBlock"><text:s/><text:s/><text:s/><text:s/><text:span text:style-name="OrgSrcRainbowDelimitersDepth3Face">}</text:span></text:p>
      <text:p text:style-name="OrgSrcBlock"><text:s/><text:s/><text:s/><text:s/>g_SelectedSphereID<text:s/>=<text:s/>-<text:span text:style-name="OrgSrcHighlightNumbersNumber">1</text:span>;</text:p>
      <text:p text:style-name="OrgSrcBlock"><text:s/><text:s/><text:span text:style-name="OrgSrcRainbowDelimitersDepth2Face">}</text:span></text:p>
      <text:p text:style-name="OrgSrcBlock"/>
      <text:p text:style-name="OrgSrcBlock"><text:s/><text:s/><text:span text:style-name="OrgSrcFontLockKeywordFace">if</text:span><text:s/><text:span text:style-name="OrgSrcRainbowDelimitersDepth2Face">(</text:span>num<text:s/>&gt;=<text:s/><text:span text:style-name="OrgSrcHighlightNumbersNumber">20</text:span><text:span text:style-name="OrgSrcRainbowDelimitersDepth2Face">)</text:span><text:s/><text:span text:style-name="OrgSrcRainbowDelimitersDepth2Face">{</text:span></text:p>
      <text:p text:style-name="OrgSrcBlock"><text:s/><text:s/><text:s/><text:s/>glRasterPos3d<text:span text:style-name="OrgSrcRainbowDelimitersDepth3Face">(</text:span>-<text:span text:style-name="OrgSrcHighlightNumbersNumber">1</text:span>,<text:s/><text:span text:style-name="OrgSrcHighlightNumbersNumber">0</text:span>,<text:s/><text:span text:style-name="OrgSrcHighlightNumbersNumber">0</text:span><text:span text:style-name="OrgSrcRainbowDelimitersDepth3Face">)</text:span>;</text:p>
      <text:p text:style-name="OrgSrcBlock"><text:s/><text:s/><text:s/><text:s/><text:span text:style-name="OrgSrcFontLockTypeFace">cha</text:span><text:span text:style-name="OrgSrcFontLockTypeFace">r</text:span><text:s/><text:span text:style-name="OrgSrcFontLockVariableNameFace">str</text:span><text:span text:style-name="OrgSrcRainbowDelimitersDepth3Face">[</text:span><text:span text:style-name="OrgSrcHighlightNumbersNumber">256</text:span><text:span text:style-name="OrgSrcRainbowDelimitersDepth3Face">]</text:span>;</text:p>
      <text:p text:style-name="OrgSrcBlock"><text:s/><text:s/><text:s/><text:s/>sprintf<text:span text:style-name="OrgSrcRainbowDelimitersDepth3Face">(</text:span>str,<text:s/><text:span text:style-name="OrgSrcFontLockStringFace">"Clear:<text:s/>time<text:s/>%.1f"</text:span>,<text:s/>timecount<text:span text:style-name="OrgSrcRainbowDelimitersDepth3Face">)</text:span>;</text:p>
      <text:p text:style-name="OrgSrcBlock"><text:s/><text:s/><text:s/><text:s/><text:span text:style-name="OrgSrcFontLockKeywordFace">for</text:span><text:s/><text:span text:style-name="OrgSrcRainbowDelimitersDepth3Face">(</text:span><text:span text:style-name="OrgSrcFontLockTypeFace">in</text:span><text:span text:style-name="OrgSrcFontLockTypeFace">t</text:span><text:s/><text:span text:style-name="OrgSrcFontLockVariableNameFace">i</text:span><text:s/>=<text:s/><text:span text:style-name="OrgSrcHighlightNumbersNumber">0</text:span>;<text:s/>str<text:span text:style-name="OrgSrcRainbowDelimitersDepth4Face">[</text:span>i<text:span text:style-name="OrgSrcRainbowDelimitersDepth4Face">]</text:span><text:s/>!=<text:s/><text:span text:style-name="OrgSrcFontLockStringFace">'\0'</text:span>;<text:s/>i++<text:span text:style-name="OrgSrcRainbowDelimitersDepth3Face">)</text:span><text:s/><text:span text:style-name="OrgSrcRainbowDelimitersDepth3Face">{</text:span></text:p>
      <text:p text:style-name="OrgSrcBlock"><text:s/><text:s/><text:s/><text:s/><text:s/><text:s/>glutBitmapCharacter<text:span text:style-name="OrgSrcRainbowDelimitersDepth4Face">(</text:span>GLUT_BITMAP_HELVETICA_18,<text:s/>str<text:span text:style-name="OrgSrcRainbowDelimitersDepth5Face">[</text:span>i<text:span text:style-name="OrgSrcRainbowDelimitersDepth5Face">]</text:span><text:span text:style-name="OrgSrcRainbowDelimitersDepth4Face">)</text:span>;</text:p>
      <text:p text:style-name="OrgSrcBlock"><text:s/><text:s/><text:s/><text:s/><text:span text:style-name="OrgSrcRainbowDelimitersDepth3Face">}</text:span></text:p>
      <text:p text:style-name="OrgSrcBlock"/>
      <text:p text:style-name="OrgSrcBlock"><text:s/><text:s/><text:s/><text:s/>glutSwapBuffers<text:span text:style-name="OrgSrcRainbowDelimitersDepth3Face">(</text:span><text:span text:style-name="OrgSrcRainbowDelimitersDepth3Face">)</text:span>;</text:p>
      <text:p text:style-name="OrgSrcBlock"><text:s/><text:s/><text:s/><text:s/><text:span text:style-name="OrgSrcFontLockKeywordFace">return</text:span>;</text:p>
      <text:p text:style-name="OrgSrcBlock"><text:s/><text:s/><text:span text:style-name="OrgSrcRainbowDelimitersDepth2Face">}</text:span></text:p>
      <text:p text:style-name="OrgSrcBlock"/>
      <text:p text:style-name="OrgSrcBlock"><text:s/><text:s/><text:span text:style-name="OrgSrcFontLockKeywordFace">for</text:span><text:s/><text:span text:style-name="OrgSrcRainbowDelimitersDepth2Face">(</text:span><text:span text:style-name="OrgSrcFontLockTypeFace">in</text:span><text:span text:style-name="OrgSrcFontLockTypeFace">t</text:span><text:s/><text:span text:style-name="OrgSrcFontLockVariableNameFace">i</text:span><text:s/>=<text:s/><text:span text:style-name="OrgSrcHighlightNumbersNumber">0</text:span>;<text:s/>i<text:s/>&lt;<text:s/>num<text:s/>;<text:s/>i++<text:span text:style-name="OrgSrcRainbowDelimitersDepth2Face">)</text:span><text:s/><text:span text:style-name="OrgSrcRainbowDelimitersDepth2Face">{</text:span></text:p>
      <text:p text:style-name="OrgSrcBlock"><text:s/><text:s/><text:s/><text:s/><text:span text:style-name="OrgSrcFontLockKeywordFace">if</text:span><text:s/><text:span text:style-name="OrgSrcRainbowDelimitersDepth3Face">(</text:span>g_Sphere<text:span text:style-name="OrgSrcRainbowDelimitersDepth4Face">[</text:span>i<text:span text:style-name="OrgSrcRainbowDelimitersDepth4Face">]</text:span>.visible<text:span text:style-name="OrgSrcRainbowDelimitersDepth3Face">)</text:span><text:s/><text:span text:style-name="OrgSrcRainbowDelimitersDepth3Face">{</text:span></text:p>
      <text:p text:style-name="OrgSrcBlock"><text:s/><text:s/><text:s/><text:s/><text:s/><text:s/>glMaterialfv<text:span text:style-name="OrgSrcRainbowDelimitersDepth4Face">(</text:span>GL_FRONT,<text:s/>GL_DIFFUSE,<text:s/>g_Sphere<text:span text:style-name="OrgSrcRainbowDelimitersDepth5Face">[</text:span>i<text:span text:style-name="OrgSrcRainbowDelimitersDepth5Face">]</text:span>.color<text:span text:style-name="OrgSrcRainbowDelimitersDepth4Face">)</text:span>;</text:p>
      <text:p text:style-name="OrgSrcBlock"><text:s/><text:s/><text:s/><text:s/><text:s/><text:s/>g_Sphere<text:span text:style-name="OrgSrcRainbowDelimitersDepth4Face">[</text:span>i<text:span text:style-name="OrgSrcRainbowDelimitersDepth4Face">]</text:span>.display<text:span text:style-name="OrgSrcRainbowDelimitersDepth4Face">(</text:span><text:span text:style-name="OrgSrcRainbowDelimitersDepth4Face">)</text:span>;</text:p>
      <text:p text:style-name="OrgSrcBlock"><text:s/><text:s/><text:s/><text:s/><text:span text:style-name="OrgSrcRainbowDelimitersDepth3Face">}</text:span></text:p>
      <text:p text:style-name="OrgSrcBlock"><text:s/><text:s/><text:span text:style-name="OrgSrcRainbowDelimitersDepth2Face">}</text:span></text:p>
      <text:p text:style-name="OrgSrcBlock"/>
      <text:p text:style-name="OrgSrcBlock"><text:s/><text:s/><text:span text:style-name="OrgSrcFontLockKeywordFace">if</text:span><text:span text:style-name="OrgSrcRainbowDelimitersDepth2Face">(</text:span>g_SelectedSphereID<text:s/>!=<text:s/>-<text:span text:style-name="OrgSrcHighlightNumbersNumber">1</text:span><text:span text:style-name="OrgSrcRainbowDelimitersDepth2Face">)</text:span><text:s/><text:span text:style-name="OrgSrcRainbowDelimitersDepth2Face">{</text:span></text:p>
      <text:p text:style-name="OrgSrcBlock"><text:s/><text:s/><text:s/><text:s/>g_Sphere<text:span text:style-name="OrgSrcRainbowDelimitersDepth3Face">[</text:span>g_SelectedSphereID<text:span text:style-name="OrgSrcRainbowDelimitersDepth3Face">]</text:span>.visible<text:s/>=<text:s/><text:span text:style-name="OrgSrcFontLockConstantFace">false</text:span>;</text:p>
      <text:p text:style-name="OrgSrcBlock"><text:s/><text:s/><text:s/><text:s/>glDisable<text:span text:style-name="OrgSrcRainbowDelimitersDepth3Face">(</text:span>GL_LIGHTING<text:span text:style-name="OrgSrcRainbowDelimitersDepth3Face">)</text:span>;</text:p>
      <text:p text:style-name="OrgSrcBlock"><text:s/><text:s/><text:s/><text:s/>glDisable<text:span text:style-name="OrgSrcRainbowDelimitersDepth3Face">(</text:span>GL_DEPTH_TEST<text:span text:style-name="OrgSrcRainbowDelimitersDepth3Face">)</text:span>;</text:p>
      <text:p text:style-name="OrgSrcBlock"/>
      <text:p text:style-name="OrgSrcBlock"><text:s/><text:s/><text:s/><text:s/>glColor3f<text:span text:style-name="OrgSrcRainbowDelimitersDepth3Face">(</text:span><text:span text:style-name="OrgSrcHighlightNumbersNumber">1</text:span>,<text:s/><text:span text:style-name="OrgSrcHighlightNumbersNumber">0</text:span>,<text:s/><text:span text:style-name="OrgSrcHighlightNumbersNumber">0</text:span><text:span text:style-name="OrgSrcRainbowDelimitersDepth3Face">)</text:span>;</text:p>
      <text:p text:style-name="OrgSrcBlock"><text:s/><text:s/><text:s/><text:s/>glPointSize<text:span text:style-name="OrgSrcRainbowDelimitersDepth3Face">(</text:span><text:span text:style-name="OrgSrcHighlightNumbersNumber">5.f</text:span><text:span text:style-name="OrgSrcRainbowDelimitersDepth3Face">)</text:span>;</text:p>
      <text:p text:style-name="OrgSrcBlock"><text:s/><text:s/><text:s/><text:s/>glBegin<text:span text:style-name="OrgSrcRainbowDelimitersDepth3Face">(</text:span>GL_POINTS<text:span text:style-name="OrgSrcRainbowDelimitersDepth3Face">)</text:span>;</text:p>
      <text:p text:style-name="OrgSrcBlock"><text:s/><text:s/><text:s/><text:s/>glVertex3d<text:span text:style-name="OrgSrcRainbowDelimitersDepth3Face">(</text:span>g_SelectedPos.x,<text:s/>g_SelectedPos.y,<text:s/>g_SelectedPos.z<text:span text:style-name="OrgSrcRainbowDelimitersDepth3Face">)</text:span>;</text:p>
      <text:p text:style-name="OrgSrcBlock"><text:s/><text:s/><text:s/><text:s/>glEnd<text:span text:style-name="OrgSrcRainbowDelimitersDepth3Face">(</text:span><text:span text:style-name="OrgSrcRainbowDelimitersDepth3Face">)</text:span>;</text:p>
      <text:p text:style-name="OrgSrcBlock"/>
      <text:p text:style-name="OrgSrcBlock"><text:s/><text:s/><text:s/><text:s/>glRasterPos3d<text:span text:style-name="OrgSrcRainbowDelimitersDepth3Face">(</text:span>g_SelectedPos.x,<text:s/>g_SelectedPos.y,<text:s/>g_SelectedPos.z<text:span text:style-name="OrgSrcRainbowDelimitersDepth3Face">)</text:span>;</text:p>
      <text:p text:style-name="OrgSrcBlock"><text:s/><text:s/><text:s/><text:s/><text:span text:style-name="OrgSrcFontLockTypeFace">cha</text:span><text:span text:style-name="OrgSrcFontLockTypeFace">r</text:span><text:s/><text:span text:style-name="OrgSrcFontLockVariableNameFace">str</text:span><text:span text:style-name="OrgSrcRainbowDelimitersDepth3Face">[</text:span><text:span text:style-name="OrgSrcHighlightNumbersNumber">256</text:span><text:span text:style-name="OrgSrcRainbowDelimitersDepth3Face">]</text:span>;</text:p>
      <text:p text:style-name="OrgSrcBlock"><text:s/><text:s/><text:s/><text:s/>sprintf<text:span text:style-name="OrgSrcRainbowDelimitersDepth3Face">(</text:span>str,<text:s/><text:span text:style-name="OrgSrcFontLockStringFace">"HIT!"</text:span><text:span text:style-name="OrgSrcRainbowDelimitersDepth3Face">)</text:span>;</text:p>
      <text:p text:style-name="OrgSrcBlock"><text:s/><text:s/><text:s/><text:s/><text:span text:style-name="OrgSrcFontLockKeywordFace">for</text:span><text:s/><text:span text:style-name="OrgSrcRainbowDelimitersDepth3Face">(</text:span><text:span text:style-name="OrgSrcFontLockTypeFace">in</text:span><text:span text:style-name="OrgSrcFontLockTypeFace">t</text:span><text:s/><text:span text:style-name="OrgSrcFontLockVariableNameFace">i</text:span><text:s/>=<text:s/><text:span text:style-name="OrgSrcHighlightNumbersNumber">0</text:span>;<text:s/>str<text:span text:style-name="OrgSrcRainbowDelimitersDepth4Face">[</text:span>i<text:span text:style-name="OrgSrcRainbowDelimitersDepth4Face">]</text:span><text:s/>!=<text:s/><text:span text:style-name="OrgSrcFontLockStringFace">'\0'</text:span>;<text:s/>i++<text:span text:style-name="OrgSrcRainbowDelimitersDepth3Face">)</text:span><text:s/><text:span text:style-name="OrgSrcRainbowDelimitersDepth3Face">{</text:span></text:p>
      <text:p text:style-name="OrgSrcBlock"><text:s/><text:s/><text:s/><text:s/><text:s/><text:s/>glutBitmapCharacter<text:span text:style-name="OrgSrcRainbowDelimitersDepth4Face">(</text:span>GLUT_BITMAP_HELVETICA_18,<text:s/>str<text:span text:style-name="OrgSrcRainbowDelimitersDepth5Face">[</text:span>i<text:span text:style-name="OrgSrcRainbowDelimitersDepth5Face">]</text:span><text:span text:style-name="OrgSrcRainbowDelimitersDepth4Face">)</text:span>;</text:p>
      <text:p text:style-name="OrgSrcBlock"><text:s/><text:s/><text:s/><text:s/><text:span text:style-name="OrgSrcRainbowDelimitersDepth3Face">}</text:span></text:p>
      <text:p text:style-name="OrgSrcBlock"><text:s/><text:s/><text:span text:style-name="OrgSrcRainbowDelimitersDepth2Face">}</text:span></text:p>
      <text:p text:style-name="OrgSrcBlock"/>
      <text:p text:style-name="OrgSrcBlock"><text:s/><text:s/>glRasterPos3d<text:span text:style-name="OrgSrcRainbowDelimitersDepth2Face">(</text:span><text:span text:style-name="OrgSrcHighlightNumbersNumber">4</text:span>,<text:s/>-<text:span text:style-name="OrgSrcHighlightNumbersNumber">6</text:span>,<text:s/><text:span text:style-name="OrgSrcHighlightNumbersNumber">0</text:span><text:span text:style-name="OrgSrcRainbowDelimitersDepth2Face">)</text:span>;</text:p>
      <text:p text:style-name="OrgSrcBlock"><text:s/><text:s/><text:span text:style-name="OrgSrcFontLockTypeFace">cha</text:span><text:span text:style-name="OrgSrcFontLockTypeFace">r</text:span><text:s/><text:span text:style-name="OrgSrcFontLockVariableNameFace">str</text:span><text:span text:style-name="OrgSrcRainbowDelimitersDepth2Face">[</text:span><text:span text:style-name="OrgSrcHighlightNumbersNumber">256</text:span><text:span text:style-name="OrgSrcRainbowDelimitersDepth2Face">]</text:span>;</text:p>
      <text:p text:style-name="OrgSrcBlock"><text:s/><text:s/>sprintf<text:span text:style-name="OrgSrcRainbowDelimitersDepth2Face">(</text:span>str,<text:s/><text:span text:style-name="OrgSrcFontLockStringFace">"Level:<text:s/>%d"</text:span>,<text:s/>level<text:span text:style-name="OrgSrcRainbowDelimitersDepth2Face">)</text:span>;</text:p>
      <text:p text:style-name="OrgSrcBlock"><text:s/><text:s/><text:span text:style-name="OrgSrcFontLockKeywordFace">for</text:span><text:s/><text:span text:style-name="OrgSrcRainbowDelimitersDepth2Face">(</text:span><text:span text:style-name="OrgSrcFontLockTypeFace">in</text:span><text:span text:style-name="OrgSrcFontLockTypeFace">t</text:span><text:s/><text:span text:style-name="OrgSrcFontLockVariableNameFace">i</text:span><text:s/>=<text:s/><text:span text:style-name="OrgSrcHighlightNumbersNumber">0</text:span>;<text:s/>str<text:span text:style-name="OrgSrcRainbowDelimitersDepth3Face">[</text:span>i<text:span text:style-name="OrgSrcRainbowDelimitersDepth3Face">]</text:span><text:s/>!=<text:s/><text:span text:style-name="OrgSrcFontLockStringFace">'\0'</text:span>;<text:s/>i++<text:span text:style-name="OrgSrcRainbowDelimitersDepth2Face">)</text:span><text:s/><text:span text:style-name="OrgSrcRainbowDelimitersDepth2Face">{</text:span></text:p>
      <text:p text:style-name="OrgSrcBlock"><text:s/><text:s/><text:s/><text:s/>glutBitmapCharacter<text:span text:style-name="OrgSrcRainbowDelimitersDepth3Face">(</text:span>GLUT_BITMAP_HELVETICA_18,<text:s/>str<text:span text:style-name="OrgSrcRainbowDelimitersDepth4Face">[</text:span>i<text:span text:style-name="OrgSrcRainbowDelimitersDepth4Face">]</text:span><text:span text:style-name="OrgSrcRainbowDelimitersDepth3Face">)</text:span>;</text:p>
      <text:p text:style-name="OrgSrcBlock"><text:s/><text:s/><text:span text:style-name="OrgSrcRainbowDelimitersDepth2Face">}</text:span></text:p>
      <text:p text:style-name="OrgSrcBlock"/>
      <text:p text:style-name="OrgSrcBlock"><text:s/><text:s/>glutSwapBuffers<text:span text:style-name="OrgSrcRainbowDelimitersDepth2Face">(</text:span><text:span text:style-name="OrgSrcRainbowDelimitersDepth2Face">)</text:span>;</text:p>
      <text:p text:style-name="OrgSrcBlock"><text:span text:style-name="OrgSrcRainbowDelimitersDepth1Face">}</text:span></text:p>
      <text:p text:style-name="OrgSrcBlock"/>
      <text:p text:style-name="OrgSrcBlock"><text:span text:style-name="OrgSrcFontLockTypeFace">voi</text:span><text:span text:style-name="OrgSrcFontLockTypeFace">d</text:span><text:s/><text:span text:style-name="OrgSrcFontLockFunctionNameFace">resize</text:span><text:span text:style-name="OrgSrcRainbowDelimitersDepth1Face">(</text:span><text:span text:style-name="OrgSrcFontLockTypeFace">int</text:span><text:s/><text:span text:style-name="OrgSrcFontLockVariableNameFace">w</text:span>,<text:s/><text:span text:style-name="OrgSrcFontLockTypeFace">int</text:span><text:s/><text:span text:style-name="OrgSrcFontLockVariableNameFace">h</text:span><text:span text:style-name="OrgSrcRainbowDelimitersDepth1Face">)</text:span><text:s/><text:span text:style-name="OrgSrcRainbowDelimitersDepth1Face">{</text:span></text:p>
      <text:p text:style-name="OrgSrcBlock"><text:s/><text:s/><text:span text:style-name="OrgSrcFontLockKeywordFace">if</text:span><text:s/><text:span text:style-name="OrgSrcRainbowDelimitersDepth2Face">(</text:span>h<text:s/>&lt;<text:s/><text:span text:style-name="OrgSrcHighlightNumbersNumber">1</text:span><text:span text:style-name="OrgSrcRainbowDelimitersDepth2Face">)</text:span><text:s/><text:span text:style-name="OrgSrcFontLockKeywordFace">return</text:span>;</text:p>
      <text:p text:style-name="OrgSrcBlock"/>
      <text:p text:style-name="OrgSrcBlock"><text:s/><text:s/>glViewport<text:span text:style-name="OrgSrcRainbowDelimitersDepth2Face">(</text:span><text:span text:style-name="OrgSrcHighlightNumbersNumber">0</text:span>,<text:s/><text:span text:style-name="OrgSrcHighlightNumbersNumber">0</text:span>,<text:s/>w,<text:s/>h<text:span text:style-name="OrgSrcRainbowDelimitersDepth2Face">)</text:span>;</text:p>
      <text:p text:style-name="OrgSrcBlock"/>
      <text:p text:style-name="OrgSrcBlock"><text:s/><text:s/>g_WindowWidth<text:s/>=<text:s/>w;</text:p>
      <text:p text:style-name="OrgSrcBlock"><text:s/><text:s/>g_WindowHeight<text:s/>=<text:s/>h;</text:p>
      <text:p text:style-name="OrgSrcBlock"><text:span text:style-name="OrgSrcRainbowDelimitersDepth1Face">}</text:span></text:p>
      <text:p text:style-name="OrgSrcBlock"/>
      <text:p text:style-name="OrgSrcBlock"><text:span text:style-name="OrgSrcFontLockTypeFace">voi</text:span><text:span text:style-name="OrgSrcFontLockTypeFace">d</text:span><text:s/><text:span text:style-name="OrgSrcFontLockFunctionNameFace">MousePick</text:span><text:span text:style-name="OrgSrcRainbowDelimitersDepth1Face">(</text:span><text:span text:style-name="OrgSrcFontLockTypeFace">int</text:span><text:s/><text:span text:style-name="OrgSrcFontLockVariableNameFace">x</text:span>,<text:s/><text:span text:style-name="OrgSrcFontLockTypeFace">int</text:span><text:s/><text:span text:style-name="OrgSrcFontLockVariableNameFace">_y</text:span><text:span text:style-name="OrgSrcRainbowDelimitersDepth1Face">)</text:span><text:s/><text:span text:style-name="OrgSrcRainbowDelimitersDepth1Face">{</text:span></text:p>
      <text:p text:style-name="OrgSrcBlock"/>
      <text:p text:style-name="OrgSrcBlock"><text:s/><text:s/>printf<text:span text:style-name="OrgSrcRainbowDelimitersDepth2Face">(</text:span><text:span text:style-name="OrgSrcFontLockStringFace">"MousePick(%d,<text:s/>%d)\n"</text:span>,<text:s/>x,<text:s/>_y<text:span text:style-name="OrgSrcRainbowDelimitersDepth2Face">)</text:span>;</text:p>
      <text:p text:style-name="OrgSrcBlock"/>
      <text:p text:style-name="OrgSrcBlock"><text:s/><text:s/><text:span text:style-name="OrgSrcFontLockKeywordFace">const</text:span><text:s/><text:span text:style-name="OrgSrcFontLockTypeFace">in</text:span><text:span text:style-name="OrgSrcFontLockTypeFace">t</text:span><text:s/><text:span text:style-name="OrgSrcFontLockVariableNameFace">y</text:span><text:s/>=<text:s/>g_WindowHeight<text:s/>-<text:s/>_y;</text:p>
      <text:p text:style-name="OrgSrcBlock"/>
      <text:p text:style-name="OrgSrcBlock"><text:s/><text:s/>g_SelectedSphereID<text:s/>=<text:s/>pickSphere<text:span text:style-name="OrgSrcRainbowDelimitersDepth2Face">(</text:span>x,<text:s/>y<text:span text:style-name="OrgSrcRainbowDelimitersDepth2Face">)</text:span>;</text:p>
      <text:p text:style-name="OrgSrcBlock"/>
      <text:p text:style-name="OrgSrcBlock"><text:s/><text:s/><text:span text:style-name="OrgSrcFontLockKeywordFace">if</text:span><text:s/><text:span text:style-name="OrgSrcRainbowDelimitersDepth2Face">(</text:span>g_SelectedSphereID<text:s/>==<text:s/>-<text:span text:style-name="OrgSrcHighlightNumbersNumber">1</text:span><text:span text:style-name="OrgSrcRainbowDelimitersDepth2Face">)</text:span><text:s/><text:span text:style-name="OrgSrcFontLockKeywordFace">return</text:span>;</text:p>
      <text:p text:style-name="OrgSrcBlock"/>
      <text:p text:style-name="OrgSrcBlock"><text:s/><text:s/><text:span text:style-name="OrgSrcFontLockTypeFace">doubl</text:span><text:span text:style-name="OrgSrcFontLockTypeFace">e</text:span><text:s/><text:span text:style-name="OrgSrcFontLockVariableNameFace">M</text:span><text:span text:style-name="OrgSrcRainbowDelimitersDepth2Face">[</text:span><text:span text:style-name="OrgSrcHighlightNumbersNumber">16</text:span><text:span text:style-name="OrgSrcRainbowDelimitersDepth2Face">]</text:span>;</text:p>
      <text:p text:style-name="OrgSrcBlock"><text:s/><text:s/>glGetDoublev<text:span text:style-name="OrgSrcRainbowDelimitersDepth2Face">(</text:span>GL_MODELVIEW_MATRIX,<text:s/>M<text:span text:style-name="OrgSrcRainbowDelimitersDepth2Face">)</text:span>;</text:p>
      <text:p text:style-name="OrgSrcBlock"><text:s/><text:s/><text:span text:style-name="OrgSrcFontLockTypeFace">doubl</text:span><text:span text:style-name="OrgSrcFontLockTypeFace">e</text:span><text:s/><text:span text:style-name="OrgSrcFontLockVariableNameFace">P</text:span><text:span text:style-name="OrgSrcRainbowDelimitersDepth2Face">[</text:span><text:span text:style-name="OrgSrcHighlightNumbersNumber">16</text:span><text:span text:style-name="OrgSrcRainbowDelimitersDepth2Face">]</text:span>;</text:p>
      <text:p text:style-name="OrgSrcBlock"><text:s/><text:s/>glGetDoublev<text:span text:style-name="OrgSrcRainbowDelimitersDepth2Face">(</text:span>GL_PROJECTION_MATRIX,<text:s/>P<text:span text:style-name="OrgSrcRainbowDelimitersDepth2Face">)</text:span>;</text:p>
      <text:p text:style-name="OrgSrcBlock"><text:s/><text:s/><text:span text:style-name="OrgSrcFontLockTypeFace">in</text:span><text:span text:style-name="OrgSrcFontLockTypeFace">t</text:span><text:s/><text:span text:style-name="OrgSrcFontLockVariableNameFace">V</text:span><text:span text:style-name="OrgSrcRainbowDelimitersDepth2Face">[</text:span><text:span text:style-name="OrgSrcHighlightNumbersNumber">4</text:span><text:span text:style-name="OrgSrcRainbowDelimitersDepth2Face">]</text:span>;</text:p>
      <text:p text:style-name="OrgSrcBlock"><text:s/><text:s/>glGetIntegerv<text:span text:style-name="OrgSrcRainbowDelimitersDepth2Face">(</text:span>GL_VIEWPORT,<text:s/>V<text:span text:style-name="OrgSrcRainbowDelimitersDepth2Face">)</text:span>;</text:p>
      <text:p text:style-name="OrgSrcBlock"><text:s/><text:s/><text:span text:style-name="OrgSrcFontLockTypeFace">floa</text:span><text:span text:style-name="OrgSrcFontLockTypeFace">t</text:span><text:s/><text:span text:style-name="OrgSrcFontLockVariableNameFace">z</text:span>;</text:p>
      <text:p text:style-name="OrgSrcBlock"><text:s/><text:s/>glReadPixels<text:span text:style-name="OrgSrcRainbowDelimitersDepth2Face">(</text:span>x,<text:s/>y,<text:s/><text:span text:style-name="OrgSrcHighlightNumbersNumber">1</text:span>,<text:s/><text:span text:style-name="OrgSrcHighlightNumbersNumber">1</text:span>,<text:s/>GL_DEPTH_COMPONENT,<text:s/>GL_FLOAT,<text:s/>&amp;z<text:span text:style-name="OrgSrcRainbowDelimitersDepth2Face">)</text:span>;</text:p>
      <text:p text:style-name="OrgSrcBlock"><text:s/><text:s/><text:span text:style-name="OrgSrcFontLockTypeFace">doubl</text:span><text:span text:style-name="OrgSrcFontLockTypeFace">e</text:span><text:s/><text:span text:style-name="OrgSrcFontLockVariableNameFace">objX</text:span>,<text:s/><text:span text:style-name="OrgSrcFontLockVariableNameFace">objY</text:span>,<text:s/><text:span text:style-name="OrgSrcFontLockVariableNameFace">objZ</text:span>;</text:p>
      <text:p text:style-name="OrgSrcBlock"><text:s/><text:s/>gluUnProject<text:span text:style-name="OrgSrcRainbowDelimitersDepth2Face">(</text:span>x,<text:s/>y,<text:s/>z,<text:s/>M,<text:s/>P,<text:s/>V,<text:s/>&amp;objX,<text:s/>&amp;objY,<text:s/>&amp;objZ<text:span text:style-name="OrgSrcRainbowDelimitersDepth2Face">)</text:span>;</text:p>
      <text:p text:style-name="OrgSrcBlock"/>
      <text:p text:style-name="OrgSrcBlock"><text:s/><text:s/>g_SelectedPos<text:s/>=<text:s/>Vector3d<text:span text:style-name="OrgSrcRainbowDelimitersDepth2Face">(</text:span>objX,<text:s/>objY,<text:s/>objZ<text:span text:style-name="OrgSrcRainbowDelimitersDepth2Face">)</text:span>;</text:p>
      <text:p text:style-name="OrgSrcBlock"><text:span text:style-name="OrgSrcRainbowDelimitersDepth1Face">}</text:span></text:p>
      <text:p text:style-name="OrgSrcBlock"/>
      <text:p text:style-name="OrgSrcBlock"><text:span text:style-name="OrgSrcFontLockTypeFace">voi</text:span><text:span text:style-name="OrgSrcFontLockTypeFace">d</text:span><text:s/><text:span text:style-name="OrgSrcFontLockFunctionNameFace">mouse</text:span><text:span text:style-name="OrgSrcRainbowDelimitersDepth1Face">(</text:span><text:span text:style-name="OrgSrcFontLockTypeFace">int</text:span><text:s/><text:span text:style-name="OrgSrcFontLockVariableNameFace">button</text:span>,<text:s/><text:span text:style-name="OrgSrcFontLockTypeFace">int</text:span><text:s/><text:span text:style-name="OrgSrcFontLockVariableNameFace">state</text:span>,<text:s/><text:span text:style-name="OrgSrcFontLockTypeFace">int</text:span><text:s/><text:span text:style-name="OrgSrcFontLockVariableNameFace">x</text:span>,<text:s/><text:span text:style-name="OrgSrcFontLockTypeFace">int</text:span><text:s/><text:span text:style-name="OrgSrcFontLockVariableNameFace">y</text:span><text:span text:style-name="OrgSrcRainbowDelimitersDepth1Face">)</text:span><text:s/><text:span text:style-name="OrgSrcRainbowDelimitersDepth1Face">{</text:span></text:p>
      <text:p text:style-name="OrgSrcBlock"><text:s/><text:s/><text:span text:style-name="OrgSrcFontLockKeywordFace">if</text:span><text:s/><text:span text:style-name="OrgSrcRainbowDelimitersDepth2Face">(</text:span>state<text:s/>==<text:s/>GLUT_DOWN<text:span text:style-name="OrgSrcRainbowDelimitersDepth2Face">)</text:span><text:s/>MousePick<text:span text:style-name="OrgSrcRainbowDelimitersDepth2Face">(</text:span>x,<text:s/>y<text:span text:style-name="OrgSrcRainbowDelimitersDepth2Face">)</text:span>;<text:s/></text:p>
      <text:p text:style-name="OrgSrcBlock"><text:s/><text:s/>glutPostRedisplay<text:span text:style-name="OrgSrcRainbowDelimitersDepth2Face">(</text:span><text:span text:style-name="OrgSrcRainbowDelimitersDepth2Face">)</text:span>;</text:p>
      <text:p text:style-name="OrgSrcBlock"><text:span text:style-name="OrgSrcRainbowDelimitersDepth1Face">}</text:span></text:p>
      <text:p text:style-name="OrgSrcBlock"/>
      <text:p text:style-name="OrgSrcBlock"><text:span text:style-name="OrgSrcFontLockTypeFace">voi</text:span><text:span text:style-name="OrgSrcFontLockTypeFace">d</text:span><text:s/><text:span text:style-name="OrgSrcFontLockFunctionNameFace">motion</text:span><text:span text:style-name="OrgSrcRainbowDelimitersDepth1Face">(</text:span><text:span text:style-name="OrgSrcFontLockTypeFace">int</text:span><text:s/><text:span text:style-name="OrgSrcFontLockVariableNameFace">x</text:span>,<text:s/><text:span text:style-name="OrgSrcFontLockTypeFace">int</text:span><text:s/><text:span text:style-name="OrgSrcFontLockVariableNameFace">y</text:span><text:span text:style-name="OrgSrcRainbowDelimitersDepth1Face">)</text:span><text:s/><text:span text:style-name="OrgSrcRainbowDelimitersDepth1Face">{</text:span></text:p>
      <text:p text:style-name="OrgSrcBlock"><text:s/><text:s/>MousePick<text:span text:style-name="OrgSrcRainbowDelimitersDepth2Face">(</text:span>x,<text:s/>y<text:span text:style-name="OrgSrcRainbowDelimitersDepth2Face">)</text:span>;</text:p>
      <text:p text:style-name="OrgSrcBlock"><text:s/><text:s/>glutPostRedisplay<text:span text:style-name="OrgSrcRainbowDelimitersDepth2Face">(</text:span><text:span text:style-name="OrgSrcRainbowDelimitersDepth2Face">)</text:span>;</text:p>
      <text:p text:style-name="OrgSrcBlock"><text:span text:style-name="OrgSrcRainbowDelimitersDepth1Face">}</text:span></text:p>
      <text:p text:style-name="OrgSrcBlock"/>
      <text:p text:style-name="OrgSrcBlock"><text:span text:style-name="OrgSrcFontLockTypeFace">voi</text:span><text:span text:style-name="OrgSrcFontLockTypeFace">d</text:span><text:s/><text:span text:style-name="OrgSrcFontLockFunctionNameFace">keyboard</text:span><text:span text:style-name="OrgSrcRainbowDelimitersDepth1Face">(</text:span><text:span text:style-name="OrgSrcFontLockTypeFace">unsigned</text:span><text:s/><text:span text:style-name="OrgSrcFontLockTypeFace">char</text:span><text:s/><text:span text:style-name="OrgSrcFontLockVariableNameFace">key</text:span>,<text:s/><text:span text:style-name="OrgSrcFontLockTypeFace">int</text:span><text:s/><text:span text:style-name="OrgSrcFontLockVariableNameFace">x</text:span>,<text:s/><text:span text:style-name="OrgSrcFontLockTypeFace">int</text:span><text:s/><text:span text:style-name="OrgSrcFontLockVariableNameFace">y</text:span><text:span text:style-name="OrgSrcRainbowDelimitersDepth1Face">)</text:span><text:s/><text:span text:style-name="OrgSrcRainbowDelimitersDepth1Face">{</text:span></text:p>
      <text:p text:style-name="OrgSrcBlock"><text:s/><text:s/><text:span text:style-name="OrgSrcFontLockKeywordFace">switch</text:span><text:s/><text:span text:style-name="OrgSrcRainbowDelimitersDepth2Face">(</text:span>key<text:span text:style-name="OrgSrcRainbowDelimitersDepth2Face">)</text:span><text:s/><text:span text:style-name="OrgSrcRainbowDelimitersDepth2Face">{</text:span></text:p>
      <text:p text:style-name="OrgSrcBlock"><text:s/><text:s/><text:span text:style-name="OrgSrcFontLockKeywordFace">case</text:span><text:s/><text:span text:style-name="OrgSrcFontLockStringFace">'q'</text:span>:</text:p>
      <text:p text:style-name="OrgSrcBlock"><text:s/><text:s/><text:span text:style-name="OrgSrcFontLockKeywordFace">case</text:span><text:s/><text:span text:style-name="OrgSrcFontLockStringFace">'Q'</text:span>:</text:p>
      <text:p text:style-name="OrgSrcBlock"><text:s/><text:s/><text:span text:style-name="OrgSrcFontLockKeywordFace">case</text:span><text:s/><text:span text:style-name="OrgSrcFontLockStringFace">'\033'</text:span>:</text:p>
      <text:p text:style-name="OrgSrcBlock"><text:s/><text:s/><text:s/><text:s/>exit<text:span text:style-name="OrgSrcRainbowDelimitersDepth3Face">(</text:span><text:span text:style-name="OrgSrcHighlightNumbersNumber">0</text:span><text:span text:style-name="OrgSrcRainbowDelimitersDepth3Face">)</text:span>;<text:s/></text:p>
      <text:p text:style-name="OrgSrcBlock"><text:s/><text:s/><text:span text:style-name="OrgSrcFontLockKeywordFace">default</text:span>:</text:p>
      <text:p text:style-name="OrgSrcBlock"><text:s/><text:s/><text:s/><text:s/><text:span text:style-name="OrgSrcFontLockKeywordFace">break</text:span>;</text:p>
      <text:p text:style-name="OrgSrcBlock"><text:s/><text:s/><text:span text:style-name="OrgSrcRainbowDelimitersDepth2Face">}</text:span></text:p>
      <text:p text:style-name="OrgSrcBlock"/>
      <text:p text:style-name="OrgSrcBlock"><text:s/><text:s/>glutPostRedisplay<text:span text:style-name="OrgSrcRainbowDelimitersDepth2Face">(</text:span><text:span text:style-name="OrgSrcRainbowDelimitersDepth2Face">)</text:span>;</text:p>
      <text:p text:style-name="OrgSrcBlock"><text:span text:style-name="OrgSrcRainbowDelimitersDepth1Face">}</text:span></text:p>
      <text:p text:style-name="OrgSrcBlock"/>
      <text:p text:style-name="OrgSrcBlock"/>
      <text:p text:style-name="OrgSrcBlock"><text:span text:style-name="OrgSrcFontLockTypeFace">voi</text:span><text:span text:style-name="OrgSrcFontLockTypeFace">d</text:span><text:s/><text:span text:style-name="OrgSrcFontLockFunctionNameFace">init</text:span><text:span text:style-name="OrgSrcRainbowDelimitersDepth1Face">(</text:span><text:span text:style-name="OrgSrcRainbowDelimitersDepth1Face">)</text:span><text:s/><text:span text:style-name="OrgSrcRainbowDelimitersDepth1Face">{</text:span></text:p>
      <text:p text:style-name="OrgSrcBlock"><text:s/><text:s/>srand<text:span text:style-name="OrgSrcRainbowDelimitersDepth2Face">(</text:span><text:span text:style-name="OrgSrcHighlightNumbersNumber">10</text:span><text:span text:style-name="OrgSrcRainbowDelimitersDepth2Face">)</text:span>;</text:p>
      <text:p text:style-name="OrgSrcBlock"><text:s/><text:s/>initIntList<text:span text:style-name="OrgSrcRainbowDelimitersDepth2Face">(</text:span>iList<text:span text:style-name="OrgSrcRainbowDelimitersDepth2Face">)</text:span>;</text:p>
      <text:p text:style-name="OrgSrcBlock"><text:s/><text:s/><text:span text:style-name="OrgSrcFontLockKeywordFace">for</text:span><text:s/><text:span text:style-name="OrgSrcRainbowDelimitersDepth2Face">(</text:span><text:span text:style-name="OrgSrcFontLockTypeFace">in</text:span><text:span text:style-name="OrgSrcFontLockTypeFace">t</text:span><text:s/><text:span text:style-name="OrgSrcFontLockVariableNameFace">i</text:span><text:s/>=<text:s/><text:span text:style-name="OrgSrcHighlightNumbersNumber">0</text:span>;<text:s/>i<text:s/>&lt;<text:s/>num;<text:s/>++i<text:span text:style-name="OrgSrcRainbowDelimitersDepth2Face">)</text:span><text:s/><text:span text:style-name="OrgSrcRainbowDelimitersDepth2Face">{</text:span></text:p>
      <text:p text:style-name="OrgSrcBlock"><text:s/><text:s/><text:s/><text:s/>g_Sphere<text:span text:style-name="OrgSrcRainbowDelimitersDepth3Face">[</text:span>i<text:span text:style-name="OrgSrcRainbowDelimitersDepth3Face">]</text:span>.position.set<text:span text:style-name="OrgSrcRainbowDelimitersDepth3Face">(</text:span>iList<text:span text:style-name="OrgSrcRainbowDelimitersDepth4Face">[</text:span>i<text:span text:style-name="OrgSrcRainbowDelimitersDepth4Face">]</text:span><text:s/>/<text:s/><text:span text:style-name="OrgSrcHighlightNumbersNumber">10</text:span><text:s/>-<text:s/><text:span text:style-name="OrgSrcHighlightNumbersNumber">5</text:span>,<text:s/>iList<text:span text:style-name="OrgSrcRainbowDelimitersDepth4Face">[</text:span>i<text:span text:style-name="OrgSrcRainbowDelimitersDepth4Face">]</text:span><text:s/>%<text:s/><text:span text:style-name="OrgSrcHighlightNumbersNumber">10</text:span><text:s/>-<text:s/><text:span text:style-name="OrgSrcHighlightNumbersNumber">5</text:span>,<text:s/><text:span text:style-name="OrgSrcHighlightNumbersNumber">0</text:span><text:span text:style-name="OrgSrcRainbowDelimitersDepth3Face">)</text:span>;</text:p>
      <text:p text:style-name="OrgSrcBlock"><text:s/><text:s/><text:s/><text:s/>g_Sphere<text:span text:style-name="OrgSrcRainbowDelimitersDepth3Face">[</text:span>i<text:span text:style-name="OrgSrcRainbowDelimitersDepth3Face">]</text:span>.setColor<text:span text:style-name="OrgSrcRainbowDelimitersDepth3Face">(</text:span></text:p>
      <text:p text:style-name="OrgSrcBlock"><text:s/><text:s/><text:s/><text:s/><text:s/><text:s/><text:s/><text:s/><text:s/><text:s/><text:s/><text:s/><text:s/><text:s/><text:s/><text:s/><text:s/><text:s/><text:s/><text:s/><text:s/><text:s/><text:s/><text:s/><text:s/><text:span text:style-name="OrgSrcRainbowDelimitersDepth4Face">(</text:span>i<text:s/>+<text:s/><text:span text:style-name="OrgSrcHighlightNumbersNumber">10</text:span><text:span text:style-name="OrgSrcRainbowDelimitersDepth4Face">)</text:span>*<text:s/><text:span text:style-name="OrgSrcHighlightNumbersNumber">60</text:span><text:s/>/<text:s/><text:span text:style-name="OrgSrcHighlightNumbersNumber">100</text:span>,</text:p>
      <text:p text:style-name="OrgSrcBlock"><text:s/><text:s/><text:s/><text:s/><text:s/><text:s/><text:s/><text:s/><text:s/><text:s/><text:s/><text:s/><text:s/><text:s/><text:s/><text:s/><text:s/><text:s/><text:s/><text:s/><text:s/><text:s/><text:s/><text:s/><text:s/><text:span text:style-name="OrgSrcRainbowDelimitersDepth4Face">(</text:span><text:span text:style-name="OrgSrcFontLockTypeFace">float</text:span><text:span text:style-name="OrgSrcRainbowDelimitersDepth4Face">)</text:span><text:span text:style-name="OrgSrcRainbowDelimitersDepth4Face">(</text:span>rand<text:span text:style-name="OrgSrcRainbowDelimitersDepth5Face">(</text:span><text:span text:style-name="OrgSrcRainbowDelimitersDepth5Face">)</text:span><text:s/>%<text:s/><text:span text:style-name="OrgSrcHighlightNumbersNumber">100</text:span><text:span text:style-name="OrgSrcRainbowDelimitersDepth4Face">)</text:span><text:s/>/<text:s/><text:span text:style-name="OrgSrcHighlightNumbersNumber">100</text:span>,</text:p>
      <text:p text:style-name="OrgSrcBlock"><text:s/><text:s/><text:s/><text:s/><text:s/><text:s/><text:s/><text:s/><text:s/><text:s/><text:s/><text:s/><text:s/><text:s/><text:s/><text:s/><text:s/><text:s/><text:s/><text:s/><text:s/><text:s/><text:s/><text:s/><text:s/><text:span text:style-name="OrgSrcRainbowDelimitersDepth4Face">(</text:span><text:span text:style-name="OrgSrcFontLockTypeFace">float</text:span><text:span text:style-name="OrgSrcRainbowDelimitersDepth4Face">)</text:span><text:span text:style-name="OrgSrcRainbowDelimitersDepth4Face">(</text:span>rand<text:span text:style-name="OrgSrcRainbowDelimitersDepth5Face">(</text:span><text:span text:style-name="OrgSrcRainbowDelimitersDepth5Face">)</text:span><text:s/>%<text:s/><text:span text:style-name="OrgSrcHighlightNumbersNumber">100</text:span><text:span text:style-name="OrgSrcRainbowDelimitersDepth4Face">)</text:span><text:s/>/<text:s/><text:span text:style-name="OrgSrcHighlightNumbersNumber">100</text:span><text:span text:style-name="OrgSrcRainbowDelimitersDepth3Face">)</text:span>;</text:p>
      <text:p text:style-name="OrgSrcBlock"><text:s/><text:s/><text:span text:style-name="OrgSrcRainbowDelimitersDepth2Face">}</text:span></text:p>
      <text:p text:style-name="OrgSrcBlock"/>
      <text:p text:style-name="OrgSrcBlock"><text:s/><text:s/>glClearDepth<text:span text:style-name="OrgSrcRainbowDelimitersDepth2Face">(</text:span><text:span text:style-name="OrgSrcHighlightNumbersNumber">1000.0</text:span><text:span text:style-name="OrgSrcRainbowDelimitersDepth2Face">)</text:span>;</text:p>
      <text:p text:style-name="OrgSrcBlock"><text:s/><text:s/>glClearColor<text:span text:style-name="OrgSrcRainbowDelimitersDepth2Face">(</text:span><text:span text:style-name="OrgSrcHighlightNumbersNumber">1</text:span>,<text:s/><text:span text:style-name="OrgSrcHighlightNumbersNumber">1</text:span>,<text:s/><text:span text:style-name="OrgSrcHighlightNumbersNumber">1</text:span>,<text:s/><text:span text:style-name="OrgSrcHighlightNumbersNumber">1</text:span><text:span text:style-name="OrgSrcRainbowDelimitersDepth2Face">)</text:span>;</text:p>
      <text:p text:style-name="OrgSrcBlock"/>
      <text:p text:style-name="OrgSrcBlock"><text:s/><text:s/><text:span text:style-name="OrgSrcFontLockTypeFace">floa</text:span><text:span text:style-name="OrgSrcFontLockTypeFace">t</text:span><text:s/><text:span text:style-name="OrgSrcFontLockVariableNameFace">lightAmbientColor</text:span><text:span text:style-name="OrgSrcRainbowDelimitersDepth2Face">[</text:span><text:span text:style-name="OrgSrcRainbowDelimitersDepth2Face">]</text:span><text:s/>=<text:s/><text:span text:style-name="OrgSrcRainbowDelimitersDepth2Face">{</text:span><text:s/><text:span text:style-name="OrgSrcHighlightNumbersNumber">0.2f</text:span>,<text:s/><text:span text:style-name="OrgSrcHighlightNumbersNumber">0.2f</text:span>,<text:s/><text:span text:style-name="OrgSrcHighlightNumbersNumber">0.2f</text:span>,<text:s/><text:span text:style-name="OrgSrcHighlightNumbersNumber">0.0f</text:span><text:s/><text:span text:style-name="OrgSrcRainbowDelimitersDepth2Face">}</text:span>;</text:p>
      <text:p text:style-name="OrgSrcBlock"><text:s/><text:s/><text:span text:style-name="OrgSrcFontLockTypeFace">floa</text:span><text:span text:style-name="OrgSrcFontLockTypeFace">t</text:span><text:s/><text:span text:style-name="OrgSrcFontLockVariableNameFace">lightDiffuseColor</text:span><text:span text:style-name="OrgSrcRainbowDelimitersDepth2Face">[</text:span><text:span text:style-name="OrgSrcRainbowDelimitersDepth2Face">]</text:span><text:s/>=<text:s/><text:span text:style-name="OrgSrcRainbowDelimitersDepth2Face">{</text:span><text:s/><text:span text:style-name="OrgSrcHighlightNumbersNumber">1.f</text:span>,<text:s/><text:span text:style-name="OrgSrcHighlightNumbersNumber">1.f</text:span>,<text:s/><text:span text:style-name="OrgSrcHighlightNumbersNumber">1.f</text:span>,<text:s/><text:span text:style-name="OrgSrcHighlightNumbersNumber">0.0f</text:span><text:s/><text:span text:style-name="OrgSrcRainbowDelimitersDepth2Face">}</text:span>;</text:p>
      <text:p text:style-name="OrgSrcBlock"><text:s/><text:s/><text:span text:style-name="OrgSrcFontLockTypeFace">floa</text:span><text:span text:style-name="OrgSrcFontLockTypeFace">t</text:span><text:s/><text:span text:style-name="OrgSrcFontLockVariableNameFace">lightSpecularColor</text:span><text:span text:style-name="OrgSrcRainbowDelimitersDepth2Face">[</text:span><text:span text:style-name="OrgSrcRainbowDelimitersDepth2Face">]</text:span><text:s/>=<text:s/><text:span text:style-name="OrgSrcRainbowDelimitersDepth2Face">{</text:span><text:s/><text:span text:style-name="OrgSrcHighlightNumbersNumber">0.4f</text:span>,<text:s/><text:span text:style-name="OrgSrcHighlightNumbersNumber">0.4f</text:span>,<text:s/><text:span text:style-name="OrgSrcHighlightNumbersNumber">0.4f</text:span>,<text:s/><text:span text:style-name="OrgSrcHighlightNumbersNumber">0.0f</text:span><text:s/><text:span text:style-name="OrgSrcRainbowDelimitersDepth2Face">}</text:span>;</text:p>
      <text:p text:style-name="OrgSrcBlock"><text:s/><text:s/><text:span text:style-name="OrgSrcFontLockTypeFace">floa</text:span><text:span text:style-name="OrgSrcFontLockTypeFace">t</text:span><text:s/><text:span text:style-name="OrgSrcFontLockVariableNameFace">lightPosition</text:span><text:span text:style-name="OrgSrcRainbowDelimitersDepth2Face">[</text:span><text:span text:style-name="OrgSrcRainbowDelimitersDepth2Face">]</text:span><text:s/>=<text:s/><text:span text:style-name="OrgSrcRainbowDelimitersDepth2Face">{</text:span><text:s/><text:span text:style-name="OrgSrcHighlightNumbersNumber">0.0f</text:span>,<text:s/><text:span text:style-name="OrgSrcHighlightNumbersNumber">30.0f</text:span>,<text:s/><text:span text:style-name="OrgSrcHighlightNumbersNumber">30.0f</text:span>,<text:s/><text:span text:style-name="OrgSrcHighlightNumbersNumber">0.0f</text:span><text:s/><text:span text:style-name="OrgSrcRainbowDelimitersDepth2Face">}</text:span>;</text:p>
      <text:p text:style-name="OrgSrcBlock"><text:s/><text:s/>glEnable<text:span text:style-name="OrgSrcRainbowDelimitersDepth2Face">(</text:span>GL_LIGHTING<text:span text:style-name="OrgSrcRainbowDelimitersDepth2Face">)</text:span>;</text:p>
      <text:p text:style-name="OrgSrcBlock"><text:s/><text:s/>glEnable<text:span text:style-name="OrgSrcRainbowDelimitersDepth2Face">(</text:span>GL_LIGHT0<text:span text:style-name="OrgSrcRainbowDelimitersDepth2Face">)</text:span>;</text:p>
      <text:p text:style-name="OrgSrcBlock"><text:s/><text:s/>glLightfv<text:span text:style-name="OrgSrcRainbowDelimitersDepth2Face">(</text:span>GL_LIGHT0,<text:s/>GL_AMBIENT,<text:s/>lightAmbientColor<text:span text:style-name="OrgSrcRainbowDelimitersDepth2Face">)</text:span>;</text:p>
      <text:p text:style-name="OrgSrcBlock"><text:s/><text:s/>glLightfv<text:span text:style-name="OrgSrcRainbowDelimitersDepth2Face">(</text:span>GL_LIGHT0,<text:s/>GL_DIFFUSE,<text:s/>lightDiffuseColor<text:span text:style-name="OrgSrcRainbowDelimitersDepth2Face">)</text:span>;</text:p>
      <text:p text:style-name="OrgSrcBlock"><text:s/><text:s/>glLightfv<text:span text:style-name="OrgSrcRainbowDelimitersDepth2Face">(</text:span>GL_LIGHT0,<text:s/>GL_SPECULAR,<text:s/>lightSpecularColor<text:span text:style-name="OrgSrcRainbowDelimitersDepth2Face">)</text:span>;</text:p>
      <text:p text:style-name="OrgSrcBlock"><text:s/><text:s/>glLightfv<text:span text:style-name="OrgSrcRainbowDelimitersDepth2Face">(</text:span>GL_LIGHT0,<text:s/>GL_POSITION,<text:s/>lightPosition<text:span text:style-name="OrgSrcRainbowDelimitersDepth2Face">)</text:span>;</text:p>
      <text:p text:style-name="OrgSrcBlock"/>
      <text:p text:style-name="OrgSrcBlock"><text:s/><text:s/><text:span text:style-name="OrgSrcFontLockTypeFace">floa</text:span><text:span text:style-name="OrgSrcFontLockTypeFace">t</text:span><text:s/><text:span text:style-name="OrgSrcFontLockVariableNameFace">specularColor</text:span><text:span text:style-name="OrgSrcRainbowDelimitersDepth2Face">[</text:span><text:span text:style-name="OrgSrcRainbowDelimitersDepth2Face">]</text:span><text:s/>=<text:s/><text:span text:style-name="OrgSrcRainbowDelimitersDepth2Face">{</text:span><text:s/><text:span text:style-name="OrgSrcHighlightNumbersNumber">0.8f</text:span>,<text:s/><text:span text:style-name="OrgSrcHighlightNumbersNumber">0.8f</text:span>,<text:s/><text:span text:style-name="OrgSrcHighlightNumbersNumber">0.8f</text:span>,<text:s/><text:span text:style-name="OrgSrcHighlightNumbersNumber">1.0f</text:span><text:s/><text:span text:style-name="OrgSrcRainbowDelimitersDepth2Face">}</text:span>;</text:p>
      <text:p text:style-name="OrgSrcBlock"><text:s/><text:s/><text:span text:style-name="OrgSrcFontLockTypeFace">floa</text:span><text:span text:style-name="OrgSrcFontLockTypeFace">t</text:span><text:s/><text:span text:style-name="OrgSrcFontLockVariableNameFace">ambientColor</text:span><text:span text:style-name="OrgSrcRainbowDelimitersDepth2Face">[</text:span><text:span text:style-name="OrgSrcRainbowDelimitersDepth2Face">]</text:span><text:s/>=<text:s/><text:span text:style-name="OrgSrcRainbowDelimitersDepth2Face">{</text:span><text:s/><text:span text:style-name="OrgSrcHighlightNumbersNumber">0.2f</text:span>,<text:s/><text:span text:style-name="OrgSrcHighlightNumbersNumber">0.2f</text:span>,<text:s/><text:span text:style-name="OrgSrcHighlightNumbersNumber">0.2f</text:span>,<text:s/><text:span text:style-name="OrgSrcHighlightNumbersNumber">1.0f</text:span><text:s/><text:span text:style-name="OrgSrcRainbowDelimitersDepth2Face">}</text:span>;</text:p>
      <text:p text:style-name="OrgSrcBlock"><text:s/><text:s/><text:span text:style-name="OrgSrcFontLockTypeFace">floa</text:span><text:span text:style-name="OrgSrcFontLockTypeFace">t</text:span><text:s/><text:span text:style-name="OrgSrcFontLockVariableNameFace">diffuseColor</text:span><text:span text:style-name="OrgSrcRainbowDelimitersDepth2Face">[</text:span><text:span text:style-name="OrgSrcRainbowDelimitersDepth2Face">]</text:span><text:s/>=<text:s/><text:span text:style-name="OrgSrcRainbowDelimitersDepth2Face">{</text:span><text:s/><text:span text:style-name="OrgSrcHighlightNumbersNumber">1.f</text:span>,<text:s/><text:span text:style-name="OrgSrcHighlightNumbersNumber">0.f</text:span>,<text:s/><text:span text:style-name="OrgSrcHighlightNumbersNumber">0.f</text:span>,<text:s/><text:span text:style-name="OrgSrcHighlightNumbersNumber">1.f</text:span><text:s/><text:span text:style-name="OrgSrcRainbowDelimitersDepth2Face">}</text:span>;</text:p>
      <text:p text:style-name="OrgSrcBlock"><text:s/><text:s/><text:span text:style-name="OrgSrcFontLockTypeFace">floa</text:span><text:span text:style-name="OrgSrcFontLockTypeFace">t</text:span><text:s/><text:span text:style-name="OrgSrcFontLockVariableNameFace">shininess</text:span><text:s/>=<text:s/><text:span text:style-name="OrgSrcHighlightNumbersNumber">64.f</text:span>;</text:p>
      <text:p text:style-name="OrgSrcBlock"><text:s/><text:s/>glMaterialfv<text:span text:style-name="OrgSrcRainbowDelimitersDepth2Face">(</text:span>GL_FRONT,<text:s/>GL_SPECULAR,<text:s/>specularColor<text:span text:style-name="OrgSrcRainbowDelimitersDepth2Face">)</text:span>;</text:p>
      <text:p text:style-name="OrgSrcBlock"><text:s/><text:s/>glMaterialfv<text:span text:style-name="OrgSrcRainbowDelimitersDepth2Face">(</text:span>GL_FRONT,<text:s/>GL_SHININESS,<text:s/>&amp;shininess<text:span text:style-name="OrgSrcRainbowDelimitersDepth2Face">)</text:span>;</text:p>
      <text:p text:style-name="OrgSrcBlock"><text:s/><text:s/>glMaterialfv<text:span text:style-name="OrgSrcRainbowDelimitersDepth2Face">(</text:span>GL_FRONT,<text:s/>GL_AMBIENT,<text:s/>ambientColor<text:span text:style-name="OrgSrcRainbowDelimitersDepth2Face">)</text:span>;</text:p>
      <text:p text:style-name="OrgSrcBlock"><text:s/><text:s/>glMaterialfv<text:span text:style-name="OrgSrcRainbowDelimitersDepth2Face">(</text:span>GL_FRONT,<text:s/>GL_DIFFUSE,<text:s/>diffuseColor<text:span text:style-name="OrgSrcRainbowDelimitersDepth2Face">)</text:span>;</text:p>
      <text:p text:style-name="OrgSrcBlock"><text:span text:style-name="OrgSrcRainbowDelimitersDepth1Face">}</text:span></text:p>
      <text:p text:style-name="OrgSrcBlock"/>
      <text:p text:style-name="OrgSrcBlock"><text:span text:style-name="OrgSrcFontLockTypeFace">voi</text:span><text:span text:style-name="OrgSrcFontLockTypeFace">d</text:span><text:s/><text:span text:style-name="OrgSrcFontLockFunctionNameFace">timer</text:span><text:span text:style-name="OrgSrcRainbowDelimitersDepth1Face">(</text:span><text:span text:style-name="OrgSrcFontLockTypeFace">int</text:span><text:s/><text:span text:style-name="OrgSrcFontLockVariableNameFace">value</text:span><text:span text:style-name="OrgSrcRainbowDelimitersDepth1Face">)</text:span><text:s/><text:span text:style-name="OrgSrcRainbowDelimitersDepth1Face">{</text:span></text:p>
      <text:p text:style-name="OrgSrcBlock"><text:s/><text:s/>timecount<text:s/>+=<text:s/><text:span text:style-name="OrgSrcHighlightNumbersNumber">0.5</text:span>;</text:p>
      <text:p text:style-name="OrgSrcBlock"><text:s/><text:s/>glutTimerFunc<text:span text:style-name="OrgSrcRainbowDelimitersDepth2Face">(</text:span><text:span text:style-name="OrgSrcHighlightNumbersNumber">500</text:span><text:s/>,<text:s/>timer<text:s/>,<text:s/><text:span text:style-name="OrgSrcHighlightNumbersNumber">0</text:span><text:span text:style-name="OrgSrcRainbowDelimitersDepth2Face">)</text:span>;</text:p>
      <text:p text:style-name="OrgSrcBlock"><text:span text:style-name="OrgSrcRainbowDelimitersDepth1Face">}</text:span></text:p>
      <text:p text:style-name="OrgSrcBlock"/>
      <text:p text:style-name="OrgSrcBlock"><text:span text:style-name="OrgSrcFontLockTypeFace">in</text:span><text:span text:style-name="OrgSrcFontLockTypeFace">t</text:span><text:s/><text:span text:style-name="OrgSrcFontLockFunctionNameFace">main</text:span><text:span text:style-name="OrgSrcRainbowDelimitersDepth1Face">(</text:span><text:span text:style-name="OrgSrcFontLockTypeFace">int</text:span><text:s/><text:span text:style-name="OrgSrcFontLockVariableNameFace">argc</text:span>,<text:s/><text:span text:style-name="OrgSrcFontLockTypeFace">char</text:span>**<text:span text:style-name="OrgSrcFontLockVariableNameFace">argv</text:span><text:span text:style-name="OrgSrcRainbowDelimitersDepth1Face">)</text:span><text:s/><text:span text:style-name="OrgSrcRainbowDelimitersDepth1Face">{</text:span></text:p>
      <text:p text:style-name="OrgSrcBlock"><text:s/><text:s/>glutInit<text:span text:style-name="OrgSrcRainbowDelimitersDepth2Face">(</text:span>&amp;argc,<text:s/>argv<text:span text:style-name="OrgSrcRainbowDelimitersDepth2Face">)</text:span>;</text:p>
      <text:p text:style-name="OrgSrcBlock"><text:s/><text:s/>glutInitDisplayMode<text:span text:style-name="OrgSrcRainbowDelimitersDepth2Face">(</text:span>GLUT_RGB<text:s/>|<text:s/>GLUT_DOUBLE<text:s/>|<text:s/>GLUT_DEPTH<text:span text:style-name="OrgSrcRainbowDelimitersDepth2Face">)</text:span>;</text:p>
      <text:p text:style-name="OrgSrcBlock"><text:s/><text:s/>glutInitWindowSize<text:span text:style-name="OrgSrcRainbowDelimitersDepth2Face">(</text:span>g_WindowWidth,<text:s/>g_WindowHeight<text:span text:style-name="OrgSrcRainbowDelimitersDepth2Face">)</text:span>;</text:p>
      <text:p text:style-name="OrgSrcBlock"><text:s/><text:s/>glutCreateWindow<text:span text:style-name="OrgSrcRainbowDelimitersDepth2Face">(</text:span><text:span text:style-name="OrgSrcFontLockStringFace">"Cheap<text:s/>Shooting"</text:span><text:span text:style-name="OrgSrcRainbowDelimitersDepth2Face">)</text:span>;</text:p>
      <text:p text:style-name="OrgSrcBlock"/>
      <text:p text:style-name="OrgSrcBlock"><text:s/><text:s/>glutDisplayFunc<text:span text:style-name="OrgSrcRainbowDelimitersDepth2Face">(</text:span>display<text:span text:style-name="OrgSrcRainbowDelimitersDepth2Face">)</text:span>;</text:p>
      <text:p text:style-name="OrgSrcBlock"><text:s/><text:s/>glutReshapeFunc<text:span text:style-name="OrgSrcRainbowDelimitersDepth2Face">(</text:span>resize<text:span text:style-name="OrgSrcRainbowDelimitersDepth2Face">)</text:span>;</text:p>
      <text:p text:style-name="OrgSrcBlock"><text:s/><text:s/>glutMouseFunc<text:span text:style-name="OrgSrcRainbowDelimitersDepth2Face">(</text:span>mouse<text:span text:style-name="OrgSrcRainbowDelimitersDepth2Face">)</text:span>;</text:p>
      <text:p text:style-name="OrgSrcBlock"><text:s/><text:s/>glutMotionFunc<text:span text:style-name="OrgSrcRainbowDelimitersDepth2Face">(</text:span>motion<text:span text:style-name="OrgSrcRainbowDelimitersDepth2Face">)</text:span>;</text:p>
      <text:p text:style-name="OrgSrcBlock"><text:s/><text:s/>glutKeyboardFunc<text:span text:style-name="OrgSrcRainbowDelimitersDepth2Face">(</text:span>keyboard<text:span text:style-name="OrgSrcRainbowDelimitersDepth2Face">)</text:span>;</text:p>
      <text:p text:style-name="OrgSrcBlock"/>
      <text:p text:style-name="OrgSrcBlock"><text:s/><text:s/>init<text:span text:style-name="OrgSrcRainbowDelimitersDepth2Face">(</text:span><text:span text:style-name="OrgSrcRainbowDelimitersDepth2Face">)</text:span>;</text:p>
      <text:p text:style-name="OrgSrcBlock"/>
      <text:p text:style-name="OrgSrcBlock"><text:s/><text:s/>glutTimerFunc<text:span text:style-name="OrgSrcRainbowDelimitersDepth2Face">(</text:span><text:span text:style-name="OrgSrcHighlightNumbersNumber">500</text:span><text:s/>,<text:s/>timer<text:s/>,<text:s/><text:span text:style-name="OrgSrcHighlightNumbersNumber">0</text:span><text:span text:style-name="OrgSrcRainbowDelimitersDepth2Face">)</text:span>;</text:p>
      <text:p text:style-name="OrgSrcBlock"><text:s/><text:s/>glutMainLoop<text:span text:style-name="OrgSrcRainbowDelimitersDepth2Face">(</text:span><text:span text:style-name="OrgSrcRainbowDelimitersDepth2Face">)</text:span>;</text:p>
      <text:p text:style-name="OrgSrcBlock"/>
      <text:p text:style-name="OrgSrcBlock"><text:s/><text:s/><text:span text:style-name="OrgSrcFontLockKeywordFace">return</text:span><text:s/><text:span text:style-name="OrgSrcHighlightNumbersNumber">0</text:span>;</text:p>
      <text:p text:style-name="OrgSrcBlockLastLine"><text:span text:style-name="OrgSrcRainbowDelimitersDepth1Face">}</text:span></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RainbowDelimitersDepth6Face" style:family="text">
      <style:text-properties fo:color="#4f97d7"/>
    </style:style>
    <style:style style:name="OrgSrcFontLockNegationCharFace" style:family="text">
      <style:text-properties fo:color="#a45bad"/>
    </style:style>
    <style:style style:name="OrgSrcRainbowDelimitersDepth5Face" style:family="text">
      <style:text-properties fo:color="#b1951d"/>
    </style:style>
    <style:style style:name="OrgSrcRainbowDelimitersDepth4Face" style:family="text">
      <style:text-properties fo:color="#67b11d"/>
    </style:style>
    <style:style style:name="OrgSrcRainbowDelimitersDepth3Face" style:family="text">
      <style:text-properties fo:color="#2d9574"/>
    </style:style>
    <style:style style:name="OrgSrcRainbowDelimitersDepth2Face" style:family="text">
      <style:text-properties fo:color="#bc6ec5"/>
    </style:style>
    <style:style style:name="OrgSrcFontLockFunctionNameFace" style:family="text">
      <style:text-properties fo:color="#b2b2b2"/>
    </style:style>
    <style:style style:name="OrgSrcFontLockVariableNameFace" style:family="text">
      <style:text-properties fo:color="#7590db"/>
    </style:style>
    <style:style style:name="OrgSrcFontLockTypeFace" style:family="text">
      <style:text-properties fo:color="#b2b2b2"/>
    </style:style>
    <style:style style:name="OrgSrcFontLockCommentFace" style:family="text">
      <style:text-properties fo:color="#2aa1ae"/>
    </style:style>
    <style:style style:name="OrgSrcFontLockCommentDelimiterFace" style:family="text">
      <style:text-properties fo:color="#2aa1ae"/>
    </style:style>
    <style:style style:name="OrgSrcFontLockConstantFace" style:family="text">
      <style:text-properties fo:color="#a45bad"/>
    </style:style>
    <style:style style:name="OrgSrcFontLockKeywordFace" style:family="text">
      <style:text-properties fo:color="#b2b2b2"/>
    </style:style>
    <style:style style:name="OrgSrcFontLockStringFace" style:family="text">
      <style:text-properties fo:color="#2d9574"/>
    </style:style>
    <style:style style:name="OrgSrcFontLockPreprocessorFace" style:family="text">
      <style:text-properties fo:color="#bc6ec5"/>
    </style:style>
    <style:style style:name="OrgSrcHighlightNumbersNumber" style:family="text">
      <style:text-properties fo:color="#a45bad"/>
    </style:style>
    <style:style style:name="OrgSrcRainbowDelimitersDepth1Face" style:family="text">
      <style:text-properties fo:color="#4f97d7"/>
    </style:style>
    <style:style style:name="OrgSrcBlock" style:family="paragraph" style:parent-style-name="Preformatted_20_Text">
      <style:paragraph-properties fo:background-color="#292b2e" fo:padding="0.049cm" fo:border="0.51pt solid #000000" style:shadow="none">
        <style:background-image/>
      </style:paragraph-properties>
      <style:text-properties fo:color="#b2b2b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情報科学類二年 江畑 拓哉(201611350)</dc:creator>
    <meta:initial-creator>情報科学類二年 江畑 拓哉(201611350)</meta:initial-creator>
    <meta:generator>Emacs 24.5.1 (Org mode 9.1.1)</meta:generator>
    <meta:keyword/>
    <dc:subject/>
    <dc:title>CG基礎 課題2</dc:title>
  </office:meta>
</office:document-meta>
</file>